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2562.26pt" svg:height="534.19pt" svg:x="479.28pt" svg:y="0pt">
            <draw:object draw:notify-on-update-of-ranges="'1.5MHz carrier wave 2'.A9:'1.5MHz carrier wave 2'.A500 '1.5MHz carrier wave 2'.B8:'1.5MHz carrier wave 2'.B8 '1.5MHz carrier wave 2'.B9:'1.5MHz carrier wave 2'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vice Name: Discovery2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 rate: 1e+08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s: 40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4009935" calcext:value-type="float">
            <text:p>0.04009935</text:p>
          </table:table-cell>
          <table:table-cell office:value-type="float" office:value="1016" calcext:value-type="float">
            <text:p>1016</text:p>
          </table:table-cell>
          <table:table-cell table:formula="of:=SUM(COUNTIF([.B9:.B2000];[.B9:.B2000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04009936" calcext:value-type="float">
            <text:p>0.0400993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09937" calcext:value-type="float">
            <text:p>0.04009937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09938" calcext:value-type="float">
            <text:p>0.04009938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09939" calcext:value-type="float">
            <text:p>0.04009939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0.0400994" calcext:value-type="float">
            <text:p>0.0400994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09941" calcext:value-type="float">
            <text:p>0.04009941</text:p>
          </table:table-cell>
          <table:table-cell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0.04009942" calcext:value-type="float">
            <text:p>0.04009942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09943" calcext:value-type="float">
            <text:p>0.04009943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0.04009944" calcext:value-type="float">
            <text:p>0.0400994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09945" calcext:value-type="float">
            <text:p>0.04009945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09946" calcext:value-type="float">
            <text:p>0.0400994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09947" calcext:value-type="float">
            <text:p>0.04009947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09948" calcext:value-type="float">
            <text:p>0.0400994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09949" calcext:value-type="float">
            <text:p>0.0400994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0995" calcext:value-type="float">
            <text:p>0.0400995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09951" calcext:value-type="float">
            <text:p>0.0400995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09952" calcext:value-type="float">
            <text:p>0.0400995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09953" calcext:value-type="float">
            <text:p>0.040099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09954" calcext:value-type="float">
            <text:p>0.0400995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09955" calcext:value-type="float">
            <text:p>0.0400995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09956" calcext:value-type="float">
            <text:p>0.0400995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09957" calcext:value-type="float">
            <text:p>0.0400995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09958" calcext:value-type="float">
            <text:p>0.04009958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09959" calcext:value-type="float">
            <text:p>0.0400995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0996" calcext:value-type="float">
            <text:p>0.0400996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09961" calcext:value-type="float">
            <text:p>0.0400996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09962" calcext:value-type="float">
            <text:p>0.04009962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09963" calcext:value-type="float">
            <text:p>0.04009963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09964" calcext:value-type="float">
            <text:p>0.0400996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09965" calcext:value-type="float">
            <text:p>0.04009965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09966" calcext:value-type="float">
            <text:p>0.0400996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09967" calcext:value-type="float">
            <text:p>0.04009967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float" office:value="0.04009968" calcext:value-type="float">
            <text:p>0.0400996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09969" calcext:value-type="float">
            <text:p>0.04009969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0997" calcext:value-type="float">
            <text:p>0.040099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09971" calcext:value-type="float">
            <text:p>0.04009971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09972" calcext:value-type="float">
            <text:p>0.04009972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09973" calcext:value-type="float">
            <text:p>0.04009973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09974" calcext:value-type="float">
            <text:p>0.04009974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09975" calcext:value-type="float">
            <text:p>0.04009975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09976" calcext:value-type="float">
            <text:p>0.0400997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09977" calcext:value-type="float">
            <text:p>0.0400997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09978" calcext:value-type="float">
            <text:p>0.0400997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09979" calcext:value-type="float">
            <text:p>0.0400997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0998" calcext:value-type="float">
            <text:p>0.040099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09981" calcext:value-type="float">
            <text:p>0.04009981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0.04009982" calcext:value-type="float">
            <text:p>0.04009982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09983" calcext:value-type="float">
            <text:p>0.04009983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09984" calcext:value-type="float">
            <text:p>0.04009984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09985" calcext:value-type="float">
            <text:p>0.0400998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09986" calcext:value-type="float">
            <text:p>0.0400998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09987" calcext:value-type="float">
            <text:p>0.04009987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09988" calcext:value-type="float">
            <text:p>0.04009988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09989" calcext:value-type="float">
            <text:p>0.0400998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0999" calcext:value-type="float">
            <text:p>0.040099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09991" calcext:value-type="float">
            <text:p>0.0400999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09992" calcext:value-type="float">
            <text:p>0.04009992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09993" calcext:value-type="float">
            <text:p>0.0400999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09994" calcext:value-type="float">
            <text:p>0.0400999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09995" calcext:value-type="float">
            <text:p>0.0400999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09996" calcext:value-type="float">
            <text:p>0.0400999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09997" calcext:value-type="float">
            <text:p>0.0400999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09998" calcext:value-type="float">
            <text:p>0.04009998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09999" calcext:value-type="float">
            <text:p>0.04009999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" calcext:value-type="float">
            <text:p>0.040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001" calcext:value-type="float">
            <text:p>0.0401000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002" calcext:value-type="float">
            <text:p>0.0401000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003" calcext:value-type="float">
            <text:p>0.0401000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004" calcext:value-type="float">
            <text:p>0.0401000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005" calcext:value-type="float">
            <text:p>0.040100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006" calcext:value-type="float">
            <text:p>0.0401000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007" calcext:value-type="float">
            <text:p>0.04010007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0008" calcext:value-type="float">
            <text:p>0.0401000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009" calcext:value-type="float">
            <text:p>0.0401000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01" calcext:value-type="float">
            <text:p>0.040100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011" calcext:value-type="float">
            <text:p>0.0401001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012" calcext:value-type="float">
            <text:p>0.0401001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013" calcext:value-type="float">
            <text:p>0.04010013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014" calcext:value-type="float">
            <text:p>0.0401001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015" calcext:value-type="float">
            <text:p>0.0401001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016" calcext:value-type="float">
            <text:p>0.0401001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017" calcext:value-type="float">
            <text:p>0.0401001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018" calcext:value-type="float">
            <text:p>0.0401001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019" calcext:value-type="float">
            <text:p>0.04010019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002" calcext:value-type="float">
            <text:p>0.0401002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021" calcext:value-type="float">
            <text:p>0.0401002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022" calcext:value-type="float">
            <text:p>0.0401002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023" calcext:value-type="float">
            <text:p>0.04010023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0024" calcext:value-type="float">
            <text:p>0.04010024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0025" calcext:value-type="float">
            <text:p>0.04010025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0.04010026" calcext:value-type="float">
            <text:p>0.04010026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0027" calcext:value-type="float">
            <text:p>0.0401002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0028" calcext:value-type="float">
            <text:p>0.0401002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0029" calcext:value-type="float">
            <text:p>0.04010029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003" calcext:value-type="float">
            <text:p>0.040100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031" calcext:value-type="float">
            <text:p>0.0401003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032" calcext:value-type="float">
            <text:p>0.04010032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0033" calcext:value-type="float">
            <text:p>0.04010033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0034" calcext:value-type="float">
            <text:p>0.04010034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035" calcext:value-type="float">
            <text:p>0.04010035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0.04010036" calcext:value-type="float">
            <text:p>0.0401003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037" calcext:value-type="float">
            <text:p>0.04010037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0038" calcext:value-type="float">
            <text:p>0.04010038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0039" calcext:value-type="float">
            <text:p>0.04010039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04" calcext:value-type="float">
            <text:p>0.0401004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0041" calcext:value-type="float">
            <text:p>0.0401004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042" calcext:value-type="float">
            <text:p>0.0401004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043" calcext:value-type="float">
            <text:p>0.04010043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0044" calcext:value-type="float">
            <text:p>0.04010044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0045" calcext:value-type="float">
            <text:p>0.04010045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0046" calcext:value-type="float">
            <text:p>0.04010046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0.04010047" calcext:value-type="float">
            <text:p>0.0401004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048" calcext:value-type="float">
            <text:p>0.0401004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049" calcext:value-type="float">
            <text:p>0.04010049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005" calcext:value-type="float">
            <text:p>0.04010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051" calcext:value-type="float">
            <text:p>0.04010051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0052" calcext:value-type="float">
            <text:p>0.040100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0053" calcext:value-type="float">
            <text:p>0.0401005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0054" calcext:value-type="float">
            <text:p>0.040100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055" calcext:value-type="float">
            <text:p>0.0401005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056" calcext:value-type="float">
            <text:p>0.0401005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0057" calcext:value-type="float">
            <text:p>0.0401005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0058" calcext:value-type="float">
            <text:p>0.0401005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059" calcext:value-type="float">
            <text:p>0.0401005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06" calcext:value-type="float">
            <text:p>0.040100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061" calcext:value-type="float">
            <text:p>0.04010061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062" calcext:value-type="float">
            <text:p>0.0401006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063" calcext:value-type="float">
            <text:p>0.0401006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064" calcext:value-type="float">
            <text:p>0.04010064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0065" calcext:value-type="float">
            <text:p>0.0401006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066" calcext:value-type="float">
            <text:p>0.04010066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0067" calcext:value-type="float">
            <text:p>0.0401006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068" calcext:value-type="float">
            <text:p>0.0401006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0069" calcext:value-type="float">
            <text:p>0.0401006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007" calcext:value-type="float">
            <text:p>0.040100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071" calcext:value-type="float">
            <text:p>0.0401007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072" calcext:value-type="float">
            <text:p>0.04010072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0.04010073" calcext:value-type="float">
            <text:p>0.04010073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0074" calcext:value-type="float">
            <text:p>0.04010074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075" calcext:value-type="float">
            <text:p>0.04010075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0076" calcext:value-type="float">
            <text:p>0.04010076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0077" calcext:value-type="float">
            <text:p>0.0401007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078" calcext:value-type="float">
            <text:p>0.0401007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079" calcext:value-type="float">
            <text:p>0.0401007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008" calcext:value-type="float">
            <text:p>0.0401008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081" calcext:value-type="float">
            <text:p>0.04010081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0082" calcext:value-type="float">
            <text:p>0.04010082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083" calcext:value-type="float">
            <text:p>0.04010083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0084" calcext:value-type="float">
            <text:p>0.0401008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085" calcext:value-type="float">
            <text:p>0.0401008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086" calcext:value-type="float">
            <text:p>0.04010086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0087" calcext:value-type="float">
            <text:p>0.0401008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088" calcext:value-type="float">
            <text:p>0.04010088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089" calcext:value-type="float">
            <text:p>0.04010089</text:p>
          </table:table-cell>
          <table:table-cell office:value-type="float" office:value="3442" calcext:value-type="float">
            <text:p>3442</text:p>
          </table:table-cell>
          <table:table-cell/>
        </table:table-row>
        <table:table-row table:style-name="ro1">
          <table:table-cell office:value-type="float" office:value="0.0401009" calcext:value-type="float">
            <text:p>0.040100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091" calcext:value-type="float">
            <text:p>0.0401009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092" calcext:value-type="float">
            <text:p>0.0401009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093" calcext:value-type="float">
            <text:p>0.04010093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0094" calcext:value-type="float">
            <text:p>0.04010094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095" calcext:value-type="float">
            <text:p>0.0401009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096" calcext:value-type="float">
            <text:p>0.0401009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097" calcext:value-type="float">
            <text:p>0.0401009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098" calcext:value-type="float">
            <text:p>0.0401009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099" calcext:value-type="float">
            <text:p>0.04010099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01" calcext:value-type="float">
            <text:p>0.04010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101" calcext:value-type="float">
            <text:p>0.0401010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102" calcext:value-type="float">
            <text:p>0.04010102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0103" calcext:value-type="float">
            <text:p>0.0401010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104" calcext:value-type="float">
            <text:p>0.0401010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0105" calcext:value-type="float">
            <text:p>0.040101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106" calcext:value-type="float">
            <text:p>0.0401010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107" calcext:value-type="float">
            <text:p>0.0401010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108" calcext:value-type="float">
            <text:p>0.0401010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109" calcext:value-type="float">
            <text:p>0.0401010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11" calcext:value-type="float">
            <text:p>0.040101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111" calcext:value-type="float">
            <text:p>0.0401011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112" calcext:value-type="float">
            <text:p>0.0401011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113" calcext:value-type="float">
            <text:p>0.04010113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0114" calcext:value-type="float">
            <text:p>0.0401011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115" calcext:value-type="float">
            <text:p>0.0401011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116" calcext:value-type="float">
            <text:p>0.04010116</text:p>
          </table:table-cell>
          <table:table-cell office:value-type="float" office:value="3455" calcext:value-type="float">
            <text:p>3455</text:p>
          </table:table-cell>
          <table:table-cell/>
        </table:table-row>
        <table:table-row table:style-name="ro1">
          <table:table-cell office:value-type="float" office:value="0.04010117" calcext:value-type="float">
            <text:p>0.04010117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0118" calcext:value-type="float">
            <text:p>0.0401011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119" calcext:value-type="float">
            <text:p>0.0401011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12" calcext:value-type="float">
            <text:p>0.0401012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0121" calcext:value-type="float">
            <text:p>0.04010121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0122" calcext:value-type="float">
            <text:p>0.0401012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123" calcext:value-type="float">
            <text:p>0.04010123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0.04010124" calcext:value-type="float">
            <text:p>0.0401012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125" calcext:value-type="float">
            <text:p>0.0401012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126" calcext:value-type="float">
            <text:p>0.04010126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0.04010127" calcext:value-type="float">
            <text:p>0.04010127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0128" calcext:value-type="float">
            <text:p>0.04010128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0129" calcext:value-type="float">
            <text:p>0.04010129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013" calcext:value-type="float">
            <text:p>0.04010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0131" calcext:value-type="float">
            <text:p>0.0401013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132" calcext:value-type="float">
            <text:p>0.040101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133" calcext:value-type="float">
            <text:p>0.0401013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134" calcext:value-type="float">
            <text:p>0.04010134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0135" calcext:value-type="float">
            <text:p>0.0401013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136" calcext:value-type="float">
            <text:p>0.04010136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0137" calcext:value-type="float">
            <text:p>0.0401013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138" calcext:value-type="float">
            <text:p>0.0401013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139" calcext:value-type="float">
            <text:p>0.0401013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014" calcext:value-type="float">
            <text:p>0.0401014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0.04010141" calcext:value-type="float">
            <text:p>0.0401014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142" calcext:value-type="float">
            <text:p>0.0401014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143" calcext:value-type="float">
            <text:p>0.04010143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0144" calcext:value-type="float">
            <text:p>0.0401014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0145" calcext:value-type="float">
            <text:p>0.04010145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146" calcext:value-type="float">
            <text:p>0.04010146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0147" calcext:value-type="float">
            <text:p>0.04010147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0148" calcext:value-type="float">
            <text:p>0.0401014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149" calcext:value-type="float">
            <text:p>0.0401014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15" calcext:value-type="float">
            <text:p>0.0401015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0.04010151" calcext:value-type="float">
            <text:p>0.0401015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0152" calcext:value-type="float">
            <text:p>0.0401015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0153" calcext:value-type="float">
            <text:p>0.040101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0154" calcext:value-type="float">
            <text:p>0.040101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155" calcext:value-type="float">
            <text:p>0.040101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156" calcext:value-type="float">
            <text:p>0.040101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0157" calcext:value-type="float">
            <text:p>0.0401015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158" calcext:value-type="float">
            <text:p>0.0401015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159" calcext:value-type="float">
            <text:p>0.04010159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016" calcext:value-type="float">
            <text:p>0.040101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161" calcext:value-type="float">
            <text:p>0.0401016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162" calcext:value-type="float">
            <text:p>0.0401016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163" calcext:value-type="float">
            <text:p>0.04010163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164" calcext:value-type="float">
            <text:p>0.04010164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0165" calcext:value-type="float">
            <text:p>0.0401016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166" calcext:value-type="float">
            <text:p>0.0401016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167" calcext:value-type="float">
            <text:p>0.0401016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0168" calcext:value-type="float">
            <text:p>0.04010168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169" calcext:value-type="float">
            <text:p>0.04010169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0.0401017" calcext:value-type="float">
            <text:p>0.0401017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171" calcext:value-type="float">
            <text:p>0.0401017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172" calcext:value-type="float">
            <text:p>0.04010172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0173" calcext:value-type="float">
            <text:p>0.0401017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174" calcext:value-type="float">
            <text:p>0.04010174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175" calcext:value-type="float">
            <text:p>0.04010175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0176" calcext:value-type="float">
            <text:p>0.0401017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177" calcext:value-type="float">
            <text:p>0.04010177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0178" calcext:value-type="float">
            <text:p>0.04010178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0179" calcext:value-type="float">
            <text:p>0.0401017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18" calcext:value-type="float">
            <text:p>0.0401018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0181" calcext:value-type="float">
            <text:p>0.0401018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182" calcext:value-type="float">
            <text:p>0.04010182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183" calcext:value-type="float">
            <text:p>0.04010183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0184" calcext:value-type="float">
            <text:p>0.04010184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185" calcext:value-type="float">
            <text:p>0.0401018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186" calcext:value-type="float">
            <text:p>0.04010186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0187" calcext:value-type="float">
            <text:p>0.0401018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188" calcext:value-type="float">
            <text:p>0.0401018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189" calcext:value-type="float">
            <text:p>0.04010189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019" calcext:value-type="float">
            <text:p>0.0401019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0191" calcext:value-type="float">
            <text:p>0.0401019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192" calcext:value-type="float">
            <text:p>0.0401019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193" calcext:value-type="float">
            <text:p>0.0401019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0194" calcext:value-type="float">
            <text:p>0.04010194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195" calcext:value-type="float">
            <text:p>0.0401019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0196" calcext:value-type="float">
            <text:p>0.0401019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197" calcext:value-type="float">
            <text:p>0.04010197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198" calcext:value-type="float">
            <text:p>0.0401019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199" calcext:value-type="float">
            <text:p>0.04010199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2" calcext:value-type="float">
            <text:p>0.040102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0201" calcext:value-type="float">
            <text:p>0.0401020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202" calcext:value-type="float">
            <text:p>0.0401020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203" calcext:value-type="float">
            <text:p>0.0401020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204" calcext:value-type="float">
            <text:p>0.0401020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205" calcext:value-type="float">
            <text:p>0.040102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206" calcext:value-type="float">
            <text:p>0.0401020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207" calcext:value-type="float">
            <text:p>0.0401020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208" calcext:value-type="float">
            <text:p>0.0401020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209" calcext:value-type="float">
            <text:p>0.0401020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21" calcext:value-type="float">
            <text:p>0.040102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211" calcext:value-type="float">
            <text:p>0.0401021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212" calcext:value-type="float">
            <text:p>0.0401021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213" calcext:value-type="float">
            <text:p>0.04010213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214" calcext:value-type="float">
            <text:p>0.04010214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215" calcext:value-type="float">
            <text:p>0.0401021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216" calcext:value-type="float">
            <text:p>0.0401021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217" calcext:value-type="float">
            <text:p>0.0401021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0218" calcext:value-type="float">
            <text:p>0.04010218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219" calcext:value-type="float">
            <text:p>0.0401021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22" calcext:value-type="float">
            <text:p>0.0401022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0221" calcext:value-type="float">
            <text:p>0.0401022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222" calcext:value-type="float">
            <text:p>0.0401022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223" calcext:value-type="float">
            <text:p>0.04010223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0224" calcext:value-type="float">
            <text:p>0.04010224</text:p>
          </table:table-cell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0.04010225" calcext:value-type="float">
            <text:p>0.0401022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226" calcext:value-type="float">
            <text:p>0.04010226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0.04010227" calcext:value-type="float">
            <text:p>0.0401022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228" calcext:value-type="float">
            <text:p>0.0401022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229" calcext:value-type="float">
            <text:p>0.0401022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23" calcext:value-type="float">
            <text:p>0.0401023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0231" calcext:value-type="float">
            <text:p>0.0401023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0232" calcext:value-type="float">
            <text:p>0.04010232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0233" calcext:value-type="float">
            <text:p>0.0401023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234" calcext:value-type="float">
            <text:p>0.04010234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235" calcext:value-type="float">
            <text:p>0.0401023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236" calcext:value-type="float">
            <text:p>0.0401023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237" calcext:value-type="float">
            <text:p>0.0401023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238" calcext:value-type="float">
            <text:p>0.04010238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0239" calcext:value-type="float">
            <text:p>0.0401023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24" calcext:value-type="float">
            <text:p>0.0401024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0241" calcext:value-type="float">
            <text:p>0.0401024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242" calcext:value-type="float">
            <text:p>0.0401024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243" calcext:value-type="float">
            <text:p>0.0401024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244" calcext:value-type="float">
            <text:p>0.04010244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0245" calcext:value-type="float">
            <text:p>0.04010245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0246" calcext:value-type="float">
            <text:p>0.0401024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247" calcext:value-type="float">
            <text:p>0.04010247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0248" calcext:value-type="float">
            <text:p>0.0401024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249" calcext:value-type="float">
            <text:p>0.04010249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25" calcext:value-type="float">
            <text:p>0.040102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251" calcext:value-type="float">
            <text:p>0.0401025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252" calcext:value-type="float">
            <text:p>0.04010252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0253" calcext:value-type="float">
            <text:p>0.0401025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0254" calcext:value-type="float">
            <text:p>0.04010254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0.04010255" calcext:value-type="float">
            <text:p>0.040102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256" calcext:value-type="float">
            <text:p>0.0401025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257" calcext:value-type="float">
            <text:p>0.040102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258" calcext:value-type="float">
            <text:p>0.040102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259" calcext:value-type="float">
            <text:p>0.0401025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026" calcext:value-type="float">
            <text:p>0.0401026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0.04010261" calcext:value-type="float">
            <text:p>0.0401026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262" calcext:value-type="float">
            <text:p>0.0401026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263" calcext:value-type="float">
            <text:p>0.0401026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264" calcext:value-type="float">
            <text:p>0.04010264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0265" calcext:value-type="float">
            <text:p>0.04010265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0266" calcext:value-type="float">
            <text:p>0.0401026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267" calcext:value-type="float">
            <text:p>0.04010267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0268" calcext:value-type="float">
            <text:p>0.0401026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269" calcext:value-type="float">
            <text:p>0.04010269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027" calcext:value-type="float">
            <text:p>0.0401027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0.04010271" calcext:value-type="float">
            <text:p>0.04010271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0272" calcext:value-type="float">
            <text:p>0.04010272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0.04010273" calcext:value-type="float">
            <text:p>0.04010273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0274" calcext:value-type="float">
            <text:p>0.0401027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275" calcext:value-type="float">
            <text:p>0.0401027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276" calcext:value-type="float">
            <text:p>0.04010276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0277" calcext:value-type="float">
            <text:p>0.0401027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278" calcext:value-type="float">
            <text:p>0.0401027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0.04010279" calcext:value-type="float">
            <text:p>0.04010279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028" calcext:value-type="float">
            <text:p>0.040102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281" calcext:value-type="float">
            <text:p>0.0401028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282" calcext:value-type="float">
            <text:p>0.0401028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283" calcext:value-type="float">
            <text:p>0.04010283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284" calcext:value-type="float">
            <text:p>0.04010284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0285" calcext:value-type="float">
            <text:p>0.04010285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0286" calcext:value-type="float">
            <text:p>0.04010286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0287" calcext:value-type="float">
            <text:p>0.0401028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288" calcext:value-type="float">
            <text:p>0.0401028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289" calcext:value-type="float">
            <text:p>0.0401028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29" calcext:value-type="float">
            <text:p>0.040102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291" calcext:value-type="float">
            <text:p>0.04010291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0292" calcext:value-type="float">
            <text:p>0.0401029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293" calcext:value-type="float">
            <text:p>0.0401029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294" calcext:value-type="float">
            <text:p>0.04010294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295" calcext:value-type="float">
            <text:p>0.0401029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296" calcext:value-type="float">
            <text:p>0.04010296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297" calcext:value-type="float">
            <text:p>0.0401029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298" calcext:value-type="float">
            <text:p>0.0401029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299" calcext:value-type="float">
            <text:p>0.0401029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3" calcext:value-type="float">
            <text:p>0.04010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301" calcext:value-type="float">
            <text:p>0.04010301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0302" calcext:value-type="float">
            <text:p>0.0401030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303" calcext:value-type="float">
            <text:p>0.0401030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304" calcext:value-type="float">
            <text:p>0.0401030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305" calcext:value-type="float">
            <text:p>0.040103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306" calcext:value-type="float">
            <text:p>0.0401030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307" calcext:value-type="float">
            <text:p>0.0401030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308" calcext:value-type="float">
            <text:p>0.0401030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309" calcext:value-type="float">
            <text:p>0.0401030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31" calcext:value-type="float">
            <text:p>0.040103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311" calcext:value-type="float">
            <text:p>0.0401031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312" calcext:value-type="float">
            <text:p>0.04010312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313" calcext:value-type="float">
            <text:p>0.04010313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314" calcext:value-type="float">
            <text:p>0.04010314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0315" calcext:value-type="float">
            <text:p>0.0401031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316" calcext:value-type="float">
            <text:p>0.0401031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317" calcext:value-type="float">
            <text:p>0.0401031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318" calcext:value-type="float">
            <text:p>0.0401031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319" calcext:value-type="float">
            <text:p>0.0401031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32" calcext:value-type="float">
            <text:p>0.0401032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0321" calcext:value-type="float">
            <text:p>0.04010321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0322" calcext:value-type="float">
            <text:p>0.04010322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323" calcext:value-type="float">
            <text:p>0.0401032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324" calcext:value-type="float">
            <text:p>0.04010324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0325" calcext:value-type="float">
            <text:p>0.04010325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0326" calcext:value-type="float">
            <text:p>0.0401032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327" calcext:value-type="float">
            <text:p>0.04010327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0328" calcext:value-type="float">
            <text:p>0.0401032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329" calcext:value-type="float">
            <text:p>0.04010329</text:p>
          </table:table-cell>
          <table:table-cell office:value-type="float" office:value="3759" calcext:value-type="float">
            <text:p>3759</text:p>
          </table:table-cell>
          <table:table-cell/>
        </table:table-row>
        <table:table-row table:style-name="ro1">
          <table:table-cell office:value-type="float" office:value="0.0401033" calcext:value-type="float">
            <text:p>0.040103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0331" calcext:value-type="float">
            <text:p>0.04010331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0332" calcext:value-type="float">
            <text:p>0.04010332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0333" calcext:value-type="float">
            <text:p>0.04010333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0334" calcext:value-type="float">
            <text:p>0.04010334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0335" calcext:value-type="float">
            <text:p>0.04010335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0.04010336" calcext:value-type="float">
            <text:p>0.04010336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337" calcext:value-type="float">
            <text:p>0.04010337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0338" calcext:value-type="float">
            <text:p>0.0401033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339" calcext:value-type="float">
            <text:p>0.04010339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34" calcext:value-type="float">
            <text:p>0.0401034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0341" calcext:value-type="float">
            <text:p>0.0401034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0342" calcext:value-type="float">
            <text:p>0.04010342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0.04010343" calcext:value-type="float">
            <text:p>0.0401034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344" calcext:value-type="float">
            <text:p>0.0401034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345" calcext:value-type="float">
            <text:p>0.04010345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0346" calcext:value-type="float">
            <text:p>0.04010346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0347" calcext:value-type="float">
            <text:p>0.0401034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348" calcext:value-type="float">
            <text:p>0.04010348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0349" calcext:value-type="float">
            <text:p>0.0401034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35" calcext:value-type="float">
            <text:p>0.040103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351" calcext:value-type="float">
            <text:p>0.0401035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0352" calcext:value-type="float">
            <text:p>0.0401035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353" calcext:value-type="float">
            <text:p>0.04010353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0354" calcext:value-type="float">
            <text:p>0.0401035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0355" calcext:value-type="float">
            <text:p>0.0401035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356" calcext:value-type="float">
            <text:p>0.040103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0357" calcext:value-type="float">
            <text:p>0.0401035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358" calcext:value-type="float">
            <text:p>0.0401035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359" calcext:value-type="float">
            <text:p>0.0401035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36" calcext:value-type="float">
            <text:p>0.040103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0361" calcext:value-type="float">
            <text:p>0.04010361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0.04010362" calcext:value-type="float">
            <text:p>0.0401036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363" calcext:value-type="float">
            <text:p>0.04010363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0364" calcext:value-type="float">
            <text:p>0.0401036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0365" calcext:value-type="float">
            <text:p>0.04010365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0366" calcext:value-type="float">
            <text:p>0.04010366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0.04010367" calcext:value-type="float">
            <text:p>0.0401036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368" calcext:value-type="float">
            <text:p>0.04010368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0369" calcext:value-type="float">
            <text:p>0.0401036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37" calcext:value-type="float">
            <text:p>0.040103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371" calcext:value-type="float">
            <text:p>0.0401037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372" calcext:value-type="float">
            <text:p>0.04010372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0.04010373" calcext:value-type="float">
            <text:p>0.0401037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374" calcext:value-type="float">
            <text:p>0.0401037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375" calcext:value-type="float">
            <text:p>0.04010375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0376" calcext:value-type="float">
            <text:p>0.04010376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377" calcext:value-type="float">
            <text:p>0.04010377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0378" calcext:value-type="float">
            <text:p>0.04010378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0379" calcext:value-type="float">
            <text:p>0.0401037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38" calcext:value-type="float">
            <text:p>0.040103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381" calcext:value-type="float">
            <text:p>0.0401038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382" calcext:value-type="float">
            <text:p>0.04010382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383" calcext:value-type="float">
            <text:p>0.04010383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0384" calcext:value-type="float">
            <text:p>0.04010384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0385" calcext:value-type="float">
            <text:p>0.0401038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0386" calcext:value-type="float">
            <text:p>0.0401038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387" calcext:value-type="float">
            <text:p>0.04010387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0388" calcext:value-type="float">
            <text:p>0.0401038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389" calcext:value-type="float">
            <text:p>0.04010389</text:p>
          </table:table-cell>
          <table:table-cell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0.0401039" calcext:value-type="float">
            <text:p>0.040103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391" calcext:value-type="float">
            <text:p>0.0401039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0392" calcext:value-type="float">
            <text:p>0.0401039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393" calcext:value-type="float">
            <text:p>0.0401039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394" calcext:value-type="float">
            <text:p>0.0401039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395" calcext:value-type="float">
            <text:p>0.0401039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396" calcext:value-type="float">
            <text:p>0.0401039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397" calcext:value-type="float">
            <text:p>0.0401039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398" calcext:value-type="float">
            <text:p>0.0401039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399" calcext:value-type="float">
            <text:p>0.04010399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4" calcext:value-type="float">
            <text:p>0.04010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401" calcext:value-type="float">
            <text:p>0.0401040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402" calcext:value-type="float">
            <text:p>0.0401040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403" calcext:value-type="float">
            <text:p>0.04010403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404" calcext:value-type="float">
            <text:p>0.04010404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405" calcext:value-type="float">
            <text:p>0.040104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406" calcext:value-type="float">
            <text:p>0.040104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407" calcext:value-type="float">
            <text:p>0.0401040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408" calcext:value-type="float">
            <text:p>0.0401040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409" calcext:value-type="float">
            <text:p>0.0401040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41" calcext:value-type="float">
            <text:p>0.0401041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0411" calcext:value-type="float">
            <text:p>0.0401041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412" calcext:value-type="float">
            <text:p>0.0401041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413" calcext:value-type="float">
            <text:p>0.0401041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414" calcext:value-type="float">
            <text:p>0.0401041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415" calcext:value-type="float">
            <text:p>0.0401041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416" calcext:value-type="float">
            <text:p>0.04010416</text:p>
          </table:table-cell>
          <table:table-cell office:value-type="float" office:value="3771" calcext:value-type="float">
            <text:p>3771</text:p>
          </table:table-cell>
          <table:table-cell/>
        </table:table-row>
        <table:table-row table:style-name="ro1">
          <table:table-cell office:value-type="float" office:value="0.04010417" calcext:value-type="float">
            <text:p>0.0401041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418" calcext:value-type="float">
            <text:p>0.04010418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419" calcext:value-type="float">
            <text:p>0.0401041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42" calcext:value-type="float">
            <text:p>0.0401042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421" calcext:value-type="float">
            <text:p>0.04010421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0422" calcext:value-type="float">
            <text:p>0.0401042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423" calcext:value-type="float">
            <text:p>0.0401042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424" calcext:value-type="float">
            <text:p>0.040104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425" calcext:value-type="float">
            <text:p>0.04010425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426" calcext:value-type="float">
            <text:p>0.04010426</text:p>
          </table:table-cell>
          <table:table-cell office:value-type="float" office:value="3928" calcext:value-type="float">
            <text:p>3928</text:p>
          </table:table-cell>
          <table:table-cell/>
        </table:table-row>
        <table:table-row table:style-name="ro1">
          <table:table-cell office:value-type="float" office:value="0.04010427" calcext:value-type="float">
            <text:p>0.04010427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0428" calcext:value-type="float">
            <text:p>0.04010428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0429" calcext:value-type="float">
            <text:p>0.04010429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043" calcext:value-type="float">
            <text:p>0.040104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0431" calcext:value-type="float">
            <text:p>0.04010431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0432" calcext:value-type="float">
            <text:p>0.04010432</text:p>
          </table:table-cell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0.04010433" calcext:value-type="float">
            <text:p>0.0401043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434" calcext:value-type="float">
            <text:p>0.04010434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0435" calcext:value-type="float">
            <text:p>0.0401043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436" calcext:value-type="float">
            <text:p>0.04010436</text:p>
          </table:table-cell>
          <table:table-cell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float" office:value="0.04010437" calcext:value-type="float">
            <text:p>0.04010437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0438" calcext:value-type="float">
            <text:p>0.04010438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0.04010439" calcext:value-type="float">
            <text:p>0.0401043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44" calcext:value-type="float">
            <text:p>0.0401044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0.04010441" calcext:value-type="float">
            <text:p>0.04010441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0442" calcext:value-type="float">
            <text:p>0.0401044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443" calcext:value-type="float">
            <text:p>0.04010443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444" calcext:value-type="float">
            <text:p>0.0401044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445" calcext:value-type="float">
            <text:p>0.0401044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446" calcext:value-type="float">
            <text:p>0.0401044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0447" calcext:value-type="float">
            <text:p>0.0401044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0448" calcext:value-type="float">
            <text:p>0.04010448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0449" calcext:value-type="float">
            <text:p>0.0401044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0401045" calcext:value-type="float">
            <text:p>0.040104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451" calcext:value-type="float">
            <text:p>0.0401045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452" calcext:value-type="float">
            <text:p>0.04010452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0453" calcext:value-type="float">
            <text:p>0.0401045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454" calcext:value-type="float">
            <text:p>0.04010454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0455" calcext:value-type="float">
            <text:p>0.04010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0456" calcext:value-type="float">
            <text:p>0.040104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457" calcext:value-type="float">
            <text:p>0.04010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458" calcext:value-type="float">
            <text:p>0.040104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459" calcext:value-type="float">
            <text:p>0.0401045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46" calcext:value-type="float">
            <text:p>0.040104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0461" calcext:value-type="float">
            <text:p>0.0401046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462" calcext:value-type="float">
            <text:p>0.0401046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463" calcext:value-type="float">
            <text:p>0.0401046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464" calcext:value-type="float">
            <text:p>0.04010464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0465" calcext:value-type="float">
            <text:p>0.0401046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466" calcext:value-type="float">
            <text:p>0.04010466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467" calcext:value-type="float">
            <text:p>0.04010467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0468" calcext:value-type="float">
            <text:p>0.0401046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469" calcext:value-type="float">
            <text:p>0.04010469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0.0401047" calcext:value-type="float">
            <text:p>0.0401047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float" office:value="0.04010471" calcext:value-type="float">
            <text:p>0.0401047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0472" calcext:value-type="float">
            <text:p>0.04010472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473" calcext:value-type="float">
            <text:p>0.0401047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474" calcext:value-type="float">
            <text:p>0.0401047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475" calcext:value-type="float">
            <text:p>0.0401047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476" calcext:value-type="float">
            <text:p>0.04010476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0477" calcext:value-type="float">
            <text:p>0.04010477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478" calcext:value-type="float">
            <text:p>0.0401047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479" calcext:value-type="float">
            <text:p>0.0401047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048" calcext:value-type="float">
            <text:p>0.0401048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0481" calcext:value-type="float">
            <text:p>0.0401048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482" calcext:value-type="float">
            <text:p>0.04010482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0483" calcext:value-type="float">
            <text:p>0.04010483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0484" calcext:value-type="float">
            <text:p>0.04010484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0485" calcext:value-type="float">
            <text:p>0.04010485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486" calcext:value-type="float">
            <text:p>0.0401048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0487" calcext:value-type="float">
            <text:p>0.0401048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488" calcext:value-type="float">
            <text:p>0.0401048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489" calcext:value-type="float">
            <text:p>0.0401048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49" calcext:value-type="float">
            <text:p>0.040104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491" calcext:value-type="float">
            <text:p>0.04010491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492" calcext:value-type="float">
            <text:p>0.04010492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0493" calcext:value-type="float">
            <text:p>0.0401049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494" calcext:value-type="float">
            <text:p>0.0401049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495" calcext:value-type="float">
            <text:p>0.04010495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496" calcext:value-type="float">
            <text:p>0.04010496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0497" calcext:value-type="float">
            <text:p>0.04010497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498" calcext:value-type="float">
            <text:p>0.0401049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499" calcext:value-type="float">
            <text:p>0.04010499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5" calcext:value-type="float">
            <text:p>0.04010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501" calcext:value-type="float">
            <text:p>0.0401050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502" calcext:value-type="float">
            <text:p>0.04010502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0503" calcext:value-type="float">
            <text:p>0.0401050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504" calcext:value-type="float">
            <text:p>0.0401050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505" calcext:value-type="float">
            <text:p>0.04010505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0506" calcext:value-type="float">
            <text:p>0.0401050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507" calcext:value-type="float">
            <text:p>0.040105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508" calcext:value-type="float">
            <text:p>0.0401050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509" calcext:value-type="float">
            <text:p>0.0401050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51" calcext:value-type="float">
            <text:p>0.040105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511" calcext:value-type="float">
            <text:p>0.0401051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512" calcext:value-type="float">
            <text:p>0.04010512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513" calcext:value-type="float">
            <text:p>0.04010513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514" calcext:value-type="float">
            <text:p>0.04010514</text:p>
          </table:table-cell>
          <table:table-cell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0.04010515" calcext:value-type="float">
            <text:p>0.04010515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0516" calcext:value-type="float">
            <text:p>0.04010516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517" calcext:value-type="float">
            <text:p>0.0401051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518" calcext:value-type="float">
            <text:p>0.04010518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519" calcext:value-type="float">
            <text:p>0.04010519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052" calcext:value-type="float">
            <text:p>0.0401052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0521" calcext:value-type="float">
            <text:p>0.04010521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0522" calcext:value-type="float">
            <text:p>0.0401052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523" calcext:value-type="float">
            <text:p>0.04010523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0.04010524" calcext:value-type="float">
            <text:p>0.04010524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0.04010525" calcext:value-type="float">
            <text:p>0.0401052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526" calcext:value-type="float">
            <text:p>0.04010526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0527" calcext:value-type="float">
            <text:p>0.0401052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528" calcext:value-type="float">
            <text:p>0.04010528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529" calcext:value-type="float">
            <text:p>0.04010529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053" calcext:value-type="float">
            <text:p>0.0401053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0531" calcext:value-type="float">
            <text:p>0.0401053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0532" calcext:value-type="float">
            <text:p>0.04010532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0533" calcext:value-type="float">
            <text:p>0.04010533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0534" calcext:value-type="float">
            <text:p>0.0401053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535" calcext:value-type="float">
            <text:p>0.0401053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536" calcext:value-type="float">
            <text:p>0.0401053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537" calcext:value-type="float">
            <text:p>0.040105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538" calcext:value-type="float">
            <text:p>0.04010538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0539" calcext:value-type="float">
            <text:p>0.04010539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054" calcext:value-type="float">
            <text:p>0.040105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541" calcext:value-type="float">
            <text:p>0.0401054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542" calcext:value-type="float">
            <text:p>0.0401054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0543" calcext:value-type="float">
            <text:p>0.04010543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544" calcext:value-type="float">
            <text:p>0.0401054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545" calcext:value-type="float">
            <text:p>0.0401054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546" calcext:value-type="float">
            <text:p>0.04010546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0547" calcext:value-type="float">
            <text:p>0.0401054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0548" calcext:value-type="float">
            <text:p>0.04010548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549" calcext:value-type="float">
            <text:p>0.04010549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055" calcext:value-type="float">
            <text:p>0.0401055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0551" calcext:value-type="float">
            <text:p>0.0401055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552" calcext:value-type="float">
            <text:p>0.040105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553" calcext:value-type="float">
            <text:p>0.04010553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0.04010554" calcext:value-type="float">
            <text:p>0.0401055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0.04010555" calcext:value-type="float">
            <text:p>0.040105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0556" calcext:value-type="float">
            <text:p>0.040105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0557" calcext:value-type="float">
            <text:p>0.040105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558" calcext:value-type="float">
            <text:p>0.040105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559" calcext:value-type="float">
            <text:p>0.0401055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056" calcext:value-type="float">
            <text:p>0.040105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561" calcext:value-type="float">
            <text:p>0.0401056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562" calcext:value-type="float">
            <text:p>0.0401056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0563" calcext:value-type="float">
            <text:p>0.0401056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564" calcext:value-type="float">
            <text:p>0.04010564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0565" calcext:value-type="float">
            <text:p>0.0401056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566" calcext:value-type="float">
            <text:p>0.0401056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567" calcext:value-type="float">
            <text:p>0.04010567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0568" calcext:value-type="float">
            <text:p>0.0401056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569" calcext:value-type="float">
            <text:p>0.0401056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57" calcext:value-type="float">
            <text:p>0.040105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571" calcext:value-type="float">
            <text:p>0.0401057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572" calcext:value-type="float">
            <text:p>0.04010572</text:p>
          </table:table-cell>
          <table:table-cell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0.04010573" calcext:value-type="float">
            <text:p>0.04010573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0574" calcext:value-type="float">
            <text:p>0.04010574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575" calcext:value-type="float">
            <text:p>0.04010575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0576" calcext:value-type="float">
            <text:p>0.0401057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577" calcext:value-type="float">
            <text:p>0.04010577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578" calcext:value-type="float">
            <text:p>0.04010578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0579" calcext:value-type="float">
            <text:p>0.0401057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58" calcext:value-type="float">
            <text:p>0.0401058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0581" calcext:value-type="float">
            <text:p>0.04010581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0582" calcext:value-type="float">
            <text:p>0.0401058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583" calcext:value-type="float">
            <text:p>0.04010583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0584" calcext:value-type="float">
            <text:p>0.0401058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585" calcext:value-type="float">
            <text:p>0.04010585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586" calcext:value-type="float">
            <text:p>0.04010586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0587" calcext:value-type="float">
            <text:p>0.04010587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588" calcext:value-type="float">
            <text:p>0.0401058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589" calcext:value-type="float">
            <text:p>0.0401058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59" calcext:value-type="float">
            <text:p>0.040105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591" calcext:value-type="float">
            <text:p>0.04010591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0592" calcext:value-type="float">
            <text:p>0.04010592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0.04010593" calcext:value-type="float">
            <text:p>0.04010593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0594" calcext:value-type="float">
            <text:p>0.0401059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595" calcext:value-type="float">
            <text:p>0.0401059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596" calcext:value-type="float">
            <text:p>0.04010596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0597" calcext:value-type="float">
            <text:p>0.0401059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598" calcext:value-type="float">
            <text:p>0.0401059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0599" calcext:value-type="float">
            <text:p>0.04010599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6" calcext:value-type="float">
            <text:p>0.040106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0601" calcext:value-type="float">
            <text:p>0.0401060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602" calcext:value-type="float">
            <text:p>0.0401060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603" calcext:value-type="float">
            <text:p>0.0401060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0604" calcext:value-type="float">
            <text:p>0.0401060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605" calcext:value-type="float">
            <text:p>0.0401060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606" calcext:value-type="float">
            <text:p>0.0401060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607" calcext:value-type="float">
            <text:p>0.0401060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608" calcext:value-type="float">
            <text:p>0.0401060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609" calcext:value-type="float">
            <text:p>0.0401060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61" calcext:value-type="float">
            <text:p>0.040106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611" calcext:value-type="float">
            <text:p>0.0401061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612" calcext:value-type="float">
            <text:p>0.04010612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0613" calcext:value-type="float">
            <text:p>0.04010613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614" calcext:value-type="float">
            <text:p>0.04010614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615" calcext:value-type="float">
            <text:p>0.0401061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0616" calcext:value-type="float">
            <text:p>0.04010616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0617" calcext:value-type="float">
            <text:p>0.0401061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618" calcext:value-type="float">
            <text:p>0.040106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619" calcext:value-type="float">
            <text:p>0.0401061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62" calcext:value-type="float">
            <text:p>0.0401062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0621" calcext:value-type="float">
            <text:p>0.0401062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622" calcext:value-type="float">
            <text:p>0.0401062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0623" calcext:value-type="float">
            <text:p>0.04010623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0624" calcext:value-type="float">
            <text:p>0.0401062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625" calcext:value-type="float">
            <text:p>0.0401062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626" calcext:value-type="float">
            <text:p>0.04010626</text:p>
          </table:table-cell>
          <table:table-cell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0.04010627" calcext:value-type="float">
            <text:p>0.04010627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0628" calcext:value-type="float">
            <text:p>0.0401062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629" calcext:value-type="float">
            <text:p>0.04010629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063" calcext:value-type="float">
            <text:p>0.040106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631" calcext:value-type="float">
            <text:p>0.0401063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632" calcext:value-type="float">
            <text:p>0.04010632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0633" calcext:value-type="float">
            <text:p>0.04010633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0634" calcext:value-type="float">
            <text:p>0.0401063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0635" calcext:value-type="float">
            <text:p>0.04010635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0636" calcext:value-type="float">
            <text:p>0.04010636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0637" calcext:value-type="float">
            <text:p>0.04010637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0638" calcext:value-type="float">
            <text:p>0.0401063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639" calcext:value-type="float">
            <text:p>0.0401063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64" calcext:value-type="float">
            <text:p>0.0401064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0.04010641" calcext:value-type="float">
            <text:p>0.0401064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642" calcext:value-type="float">
            <text:p>0.0401064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643" calcext:value-type="float">
            <text:p>0.04010643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0644" calcext:value-type="float">
            <text:p>0.04010644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645" calcext:value-type="float">
            <text:p>0.04010645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0.04010646" calcext:value-type="float">
            <text:p>0.0401064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0647" calcext:value-type="float">
            <text:p>0.04010647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0648" calcext:value-type="float">
            <text:p>0.04010648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0649" calcext:value-type="float">
            <text:p>0.0401064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65" calcext:value-type="float">
            <text:p>0.0401065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0651" calcext:value-type="float">
            <text:p>0.0401065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652" calcext:value-type="float">
            <text:p>0.0401065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653" calcext:value-type="float">
            <text:p>0.0401065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654" calcext:value-type="float">
            <text:p>0.0401065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655" calcext:value-type="float">
            <text:p>0.04010655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0656" calcext:value-type="float">
            <text:p>0.040106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0657" calcext:value-type="float">
            <text:p>0.040106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0658" calcext:value-type="float">
            <text:p>0.040106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659" calcext:value-type="float">
            <text:p>0.0401065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66" calcext:value-type="float">
            <text:p>0.040106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661" calcext:value-type="float">
            <text:p>0.0401066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662" calcext:value-type="float">
            <text:p>0.0401066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0663" calcext:value-type="float">
            <text:p>0.04010663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0664" calcext:value-type="float">
            <text:p>0.0401066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665" calcext:value-type="float">
            <text:p>0.04010665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0666" calcext:value-type="float">
            <text:p>0.0401066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667" calcext:value-type="float">
            <text:p>0.04010667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0668" calcext:value-type="float">
            <text:p>0.04010668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0669" calcext:value-type="float">
            <text:p>0.0401066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67" calcext:value-type="float">
            <text:p>0.0401067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0671" calcext:value-type="float">
            <text:p>0.0401067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672" calcext:value-type="float">
            <text:p>0.04010672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0673" calcext:value-type="float">
            <text:p>0.0401067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674" calcext:value-type="float">
            <text:p>0.04010674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0675" calcext:value-type="float">
            <text:p>0.04010675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0676" calcext:value-type="float">
            <text:p>0.0401067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0677" calcext:value-type="float">
            <text:p>0.0401067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678" calcext:value-type="float">
            <text:p>0.0401067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679" calcext:value-type="float">
            <text:p>0.0401067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0.0401068" calcext:value-type="float">
            <text:p>0.040106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681" calcext:value-type="float">
            <text:p>0.0401068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682" calcext:value-type="float">
            <text:p>0.04010682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0683" calcext:value-type="float">
            <text:p>0.0401068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684" calcext:value-type="float">
            <text:p>0.04010684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685" calcext:value-type="float">
            <text:p>0.0401068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686" calcext:value-type="float">
            <text:p>0.04010686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0.04010687" calcext:value-type="float">
            <text:p>0.04010687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0688" calcext:value-type="float">
            <text:p>0.04010688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0689" calcext:value-type="float">
            <text:p>0.04010689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0.0401069" calcext:value-type="float">
            <text:p>0.040106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691" calcext:value-type="float">
            <text:p>0.0401069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692" calcext:value-type="float">
            <text:p>0.0401069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693" calcext:value-type="float">
            <text:p>0.0401069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694" calcext:value-type="float">
            <text:p>0.04010694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0695" calcext:value-type="float">
            <text:p>0.0401069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696" calcext:value-type="float">
            <text:p>0.0401069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697" calcext:value-type="float">
            <text:p>0.04010697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698" calcext:value-type="float">
            <text:p>0.0401069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699" calcext:value-type="float">
            <text:p>0.04010699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7" calcext:value-type="float">
            <text:p>0.04010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701" calcext:value-type="float">
            <text:p>0.04010701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702" calcext:value-type="float">
            <text:p>0.0401070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703" calcext:value-type="float">
            <text:p>0.0401070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704" calcext:value-type="float">
            <text:p>0.04010704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0705" calcext:value-type="float">
            <text:p>0.0401070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706" calcext:value-type="float">
            <text:p>0.04010706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707" calcext:value-type="float">
            <text:p>0.0401070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708" calcext:value-type="float">
            <text:p>0.0401070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709" calcext:value-type="float">
            <text:p>0.0401070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71" calcext:value-type="float">
            <text:p>0.040107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711" calcext:value-type="float">
            <text:p>0.0401071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712" calcext:value-type="float">
            <text:p>0.0401071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713" calcext:value-type="float">
            <text:p>0.0401071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714" calcext:value-type="float">
            <text:p>0.0401071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715" calcext:value-type="float">
            <text:p>0.04010715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0.04010716" calcext:value-type="float">
            <text:p>0.0401071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717" calcext:value-type="float">
            <text:p>0.0401071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718" calcext:value-type="float">
            <text:p>0.04010718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0719" calcext:value-type="float">
            <text:p>0.0401071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72" calcext:value-type="float">
            <text:p>0.040107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721" calcext:value-type="float">
            <text:p>0.0401072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722" calcext:value-type="float">
            <text:p>0.04010722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723" calcext:value-type="float">
            <text:p>0.04010723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0724" calcext:value-type="float">
            <text:p>0.04010724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0725" calcext:value-type="float">
            <text:p>0.0401072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726" calcext:value-type="float">
            <text:p>0.0401072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727" calcext:value-type="float">
            <text:p>0.04010727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728" calcext:value-type="float">
            <text:p>0.04010728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0.04010729" calcext:value-type="float">
            <text:p>0.04010729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073" calcext:value-type="float">
            <text:p>0.040107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0731" calcext:value-type="float">
            <text:p>0.0401073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732" calcext:value-type="float">
            <text:p>0.04010732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0733" calcext:value-type="float">
            <text:p>0.0401073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0734" calcext:value-type="float">
            <text:p>0.04010734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0735" calcext:value-type="float">
            <text:p>0.0401073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736" calcext:value-type="float">
            <text:p>0.04010736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0737" calcext:value-type="float">
            <text:p>0.04010737</text:p>
          </table:table-cell>
          <table:table-cell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0.04010738" calcext:value-type="float">
            <text:p>0.04010738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0739" calcext:value-type="float">
            <text:p>0.0401073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74" calcext:value-type="float">
            <text:p>0.0401074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0741" calcext:value-type="float">
            <text:p>0.0401074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742" calcext:value-type="float">
            <text:p>0.04010742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0743" calcext:value-type="float">
            <text:p>0.04010743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0744" calcext:value-type="float">
            <text:p>0.0401074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745" calcext:value-type="float">
            <text:p>0.04010745</text:p>
          </table:table-cell>
          <table:table-cell office:value-type="float" office:value="4027" calcext:value-type="float">
            <text:p>4027</text:p>
          </table:table-cell>
          <table:table-cell/>
        </table:table-row>
        <table:table-row table:style-name="ro1">
          <table:table-cell office:value-type="float" office:value="0.04010746" calcext:value-type="float">
            <text:p>0.0401074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747" calcext:value-type="float">
            <text:p>0.0401074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748" calcext:value-type="float">
            <text:p>0.0401074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0749" calcext:value-type="float">
            <text:p>0.04010749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075" calcext:value-type="float">
            <text:p>0.0401075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751" calcext:value-type="float">
            <text:p>0.04010751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float" office:value="0.04010752" calcext:value-type="float">
            <text:p>0.0401075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753" calcext:value-type="float">
            <text:p>0.04010753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754" calcext:value-type="float">
            <text:p>0.040107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0755" calcext:value-type="float">
            <text:p>0.0401075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756" calcext:value-type="float">
            <text:p>0.04010756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0.04010757" calcext:value-type="float">
            <text:p>0.0401075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0758" calcext:value-type="float">
            <text:p>0.0401075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0759" calcext:value-type="float">
            <text:p>0.040107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076" calcext:value-type="float">
            <text:p>0.040107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761" calcext:value-type="float">
            <text:p>0.0401076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762" calcext:value-type="float">
            <text:p>0.0401076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0763" calcext:value-type="float">
            <text:p>0.04010763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0764" calcext:value-type="float">
            <text:p>0.04010764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0.04010765" calcext:value-type="float">
            <text:p>0.0401076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766" calcext:value-type="float">
            <text:p>0.0401076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767" calcext:value-type="float">
            <text:p>0.04010767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0768" calcext:value-type="float">
            <text:p>0.0401076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769" calcext:value-type="float">
            <text:p>0.04010769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077" calcext:value-type="float">
            <text:p>0.040107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771" calcext:value-type="float">
            <text:p>0.04010771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0.04010772" calcext:value-type="float">
            <text:p>0.04010772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0773" calcext:value-type="float">
            <text:p>0.04010773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0774" calcext:value-type="float">
            <text:p>0.0401077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775" calcext:value-type="float">
            <text:p>0.04010775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0776" calcext:value-type="float">
            <text:p>0.0401077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777" calcext:value-type="float">
            <text:p>0.04010777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0778" calcext:value-type="float">
            <text:p>0.04010778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0.04010779" calcext:value-type="float">
            <text:p>0.04010779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78" calcext:value-type="float">
            <text:p>0.0401078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0781" calcext:value-type="float">
            <text:p>0.04010781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0782" calcext:value-type="float">
            <text:p>0.0401078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783" calcext:value-type="float">
            <text:p>0.0401078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784" calcext:value-type="float">
            <text:p>0.04010784</text:p>
          </table:table-cell>
          <table:table-cell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0.04010785" calcext:value-type="float">
            <text:p>0.0401078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786" calcext:value-type="float">
            <text:p>0.04010786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0787" calcext:value-type="float">
            <text:p>0.04010787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0788" calcext:value-type="float">
            <text:p>0.04010788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0789" calcext:value-type="float">
            <text:p>0.0401078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79" calcext:value-type="float">
            <text:p>0.040107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791" calcext:value-type="float">
            <text:p>0.04010791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0792" calcext:value-type="float">
            <text:p>0.04010792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0793" calcext:value-type="float">
            <text:p>0.04010793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794" calcext:value-type="float">
            <text:p>0.04010794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0795" calcext:value-type="float">
            <text:p>0.0401079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796" calcext:value-type="float">
            <text:p>0.0401079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797" calcext:value-type="float">
            <text:p>0.0401079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798" calcext:value-type="float">
            <text:p>0.0401079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799" calcext:value-type="float">
            <text:p>0.04010799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08" calcext:value-type="float">
            <text:p>0.04010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801" calcext:value-type="float">
            <text:p>0.0401080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802" calcext:value-type="float">
            <text:p>0.0401080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803" calcext:value-type="float">
            <text:p>0.0401080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804" calcext:value-type="float">
            <text:p>0.04010804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805" calcext:value-type="float">
            <text:p>0.0401080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806" calcext:value-type="float">
            <text:p>0.0401080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807" calcext:value-type="float">
            <text:p>0.0401080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808" calcext:value-type="float">
            <text:p>0.0401080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809" calcext:value-type="float">
            <text:p>0.04010809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81" calcext:value-type="float">
            <text:p>0.040108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811" calcext:value-type="float">
            <text:p>0.0401081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812" calcext:value-type="float">
            <text:p>0.0401081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813" calcext:value-type="float">
            <text:p>0.040108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814" calcext:value-type="float">
            <text:p>0.04010814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815" calcext:value-type="float">
            <text:p>0.0401081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816" calcext:value-type="float">
            <text:p>0.040108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817" calcext:value-type="float">
            <text:p>0.0401081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818" calcext:value-type="float">
            <text:p>0.04010818</text:p>
          </table:table-cell>
          <table:table-cell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0.04010819" calcext:value-type="float">
            <text:p>0.0401081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82" calcext:value-type="float">
            <text:p>0.040108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821" calcext:value-type="float">
            <text:p>0.04010821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822" calcext:value-type="float">
            <text:p>0.0401082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823" calcext:value-type="float">
            <text:p>0.0401082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824" calcext:value-type="float">
            <text:p>0.04010824</text:p>
          </table:table-cell>
          <table:table-cell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0.04010825" calcext:value-type="float">
            <text:p>0.0401082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826" calcext:value-type="float">
            <text:p>0.04010826</text:p>
          </table:table-cell>
          <table:table-cell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0.04010827" calcext:value-type="float">
            <text:p>0.0401082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828" calcext:value-type="float">
            <text:p>0.0401082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829" calcext:value-type="float">
            <text:p>0.0401082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83" calcext:value-type="float">
            <text:p>0.0401083</text:p>
          </table:table-cell>
          <table:table-cell office:value-type="float" office:value="2990" calcext:value-type="float">
            <text:p>2990</text:p>
          </table:table-cell>
          <table:table-cell/>
        </table:table-row>
        <table:table-row table:style-name="ro1">
          <table:table-cell office:value-type="float" office:value="0.04010831" calcext:value-type="float">
            <text:p>0.04010831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0832" calcext:value-type="float">
            <text:p>0.04010832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0.04010833" calcext:value-type="float">
            <text:p>0.04010833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0834" calcext:value-type="float">
            <text:p>0.04010834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0835" calcext:value-type="float">
            <text:p>0.04010835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float" office:value="0.04010836" calcext:value-type="float">
            <text:p>0.0401083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837" calcext:value-type="float">
            <text:p>0.0401083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0838" calcext:value-type="float">
            <text:p>0.04010838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839" calcext:value-type="float">
            <text:p>0.04010839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084" calcext:value-type="float">
            <text:p>0.0401084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0841" calcext:value-type="float">
            <text:p>0.04010841</text:p>
          </table:table-cell>
          <table:table-cell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float" office:value="0.04010842" calcext:value-type="float">
            <text:p>0.0401084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843" calcext:value-type="float">
            <text:p>0.0401084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844" calcext:value-type="float">
            <text:p>0.0401084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0845" calcext:value-type="float">
            <text:p>0.04010845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846" calcext:value-type="float">
            <text:p>0.0401084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847" calcext:value-type="float">
            <text:p>0.0401084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848" calcext:value-type="float">
            <text:p>0.0401084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849" calcext:value-type="float">
            <text:p>0.04010849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085" calcext:value-type="float">
            <text:p>0.040108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0851" calcext:value-type="float">
            <text:p>0.0401085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852" calcext:value-type="float">
            <text:p>0.0401085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04010853" calcext:value-type="float">
            <text:p>0.0401085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854" calcext:value-type="float">
            <text:p>0.04010854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0855" calcext:value-type="float">
            <text:p>0.04010855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0856" calcext:value-type="float">
            <text:p>0.0401085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0857" calcext:value-type="float">
            <text:p>0.040108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0858" calcext:value-type="float">
            <text:p>0.0401085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.04010859" calcext:value-type="float">
            <text:p>0.040108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86" calcext:value-type="float">
            <text:p>0.04010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861" calcext:value-type="float">
            <text:p>0.0401086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862" calcext:value-type="float">
            <text:p>0.0401086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863" calcext:value-type="float">
            <text:p>0.0401086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864" calcext:value-type="float">
            <text:p>0.0401086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865" calcext:value-type="float">
            <text:p>0.0401086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866" calcext:value-type="float">
            <text:p>0.0401086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867" calcext:value-type="float">
            <text:p>0.04010867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0868" calcext:value-type="float">
            <text:p>0.0401086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869" calcext:value-type="float">
            <text:p>0.0401086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87" calcext:value-type="float">
            <text:p>0.0401087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0871" calcext:value-type="float">
            <text:p>0.0401087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872" calcext:value-type="float">
            <text:p>0.04010872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0.04010873" calcext:value-type="float">
            <text:p>0.04010873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874" calcext:value-type="float">
            <text:p>0.04010874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0.04010875" calcext:value-type="float">
            <text:p>0.04010875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876" calcext:value-type="float">
            <text:p>0.04010876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877" calcext:value-type="float">
            <text:p>0.0401087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878" calcext:value-type="float">
            <text:p>0.0401087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879" calcext:value-type="float">
            <text:p>0.0401087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088" calcext:value-type="float">
            <text:p>0.0401088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881" calcext:value-type="float">
            <text:p>0.0401088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882" calcext:value-type="float">
            <text:p>0.0401088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0883" calcext:value-type="float">
            <text:p>0.04010883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0884" calcext:value-type="float">
            <text:p>0.0401088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885" calcext:value-type="float">
            <text:p>0.0401088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0886" calcext:value-type="float">
            <text:p>0.04010886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0887" calcext:value-type="float">
            <text:p>0.04010887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0888" calcext:value-type="float">
            <text:p>0.04010888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889" calcext:value-type="float">
            <text:p>0.04010889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089" calcext:value-type="float">
            <text:p>0.040108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891" calcext:value-type="float">
            <text:p>0.04010891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0892" calcext:value-type="float">
            <text:p>0.0401089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893" calcext:value-type="float">
            <text:p>0.0401089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894" calcext:value-type="float">
            <text:p>0.04010894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895" calcext:value-type="float">
            <text:p>0.04010895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0896" calcext:value-type="float">
            <text:p>0.0401089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897" calcext:value-type="float">
            <text:p>0.0401089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898" calcext:value-type="float">
            <text:p>0.0401089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899" calcext:value-type="float">
            <text:p>0.04010899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0.040109" calcext:value-type="float">
            <text:p>0.04010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0901" calcext:value-type="float">
            <text:p>0.0401090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902" calcext:value-type="float">
            <text:p>0.04010902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903" calcext:value-type="float">
            <text:p>0.0401090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904" calcext:value-type="float">
            <text:p>0.0401090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905" calcext:value-type="float">
            <text:p>0.04010905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0.04010906" calcext:value-type="float">
            <text:p>0.0401090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907" calcext:value-type="float">
            <text:p>0.0401090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908" calcext:value-type="float">
            <text:p>0.0401090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909" calcext:value-type="float">
            <text:p>0.0401090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91" calcext:value-type="float">
            <text:p>0.040109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11" calcext:value-type="float">
            <text:p>0.0401091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912" calcext:value-type="float">
            <text:p>0.0401091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913" calcext:value-type="float">
            <text:p>0.040109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14" calcext:value-type="float">
            <text:p>0.0401091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915" calcext:value-type="float">
            <text:p>0.0401091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916" calcext:value-type="float">
            <text:p>0.0401091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917" calcext:value-type="float">
            <text:p>0.0401091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918" calcext:value-type="float">
            <text:p>0.04010918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0919" calcext:value-type="float">
            <text:p>0.0401091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92" calcext:value-type="float">
            <text:p>0.040109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921" calcext:value-type="float">
            <text:p>0.04010921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922" calcext:value-type="float">
            <text:p>0.04010922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0923" calcext:value-type="float">
            <text:p>0.04010923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0924" calcext:value-type="float">
            <text:p>0.0401092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925" calcext:value-type="float">
            <text:p>0.0401092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926" calcext:value-type="float">
            <text:p>0.04010926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0927" calcext:value-type="float">
            <text:p>0.0401092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928" calcext:value-type="float">
            <text:p>0.0401092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929" calcext:value-type="float">
            <text:p>0.04010929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093" calcext:value-type="float">
            <text:p>0.0401093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931" calcext:value-type="float">
            <text:p>0.0401093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932" calcext:value-type="float">
            <text:p>0.04010932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0933" calcext:value-type="float">
            <text:p>0.04010933</text:p>
          </table:table-cell>
          <table:table-cell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0.04010934" calcext:value-type="float">
            <text:p>0.04010934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0.04010935" calcext:value-type="float">
            <text:p>0.04010935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0936" calcext:value-type="float">
            <text:p>0.04010936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0937" calcext:value-type="float">
            <text:p>0.04010937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0938" calcext:value-type="float">
            <text:p>0.0401093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39" calcext:value-type="float">
            <text:p>0.0401093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94" calcext:value-type="float">
            <text:p>0.040109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941" calcext:value-type="float">
            <text:p>0.0401094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942" calcext:value-type="float">
            <text:p>0.04010942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0943" calcext:value-type="float">
            <text:p>0.04010943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0944" calcext:value-type="float">
            <text:p>0.0401094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945" calcext:value-type="float">
            <text:p>0.04010945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0946" calcext:value-type="float">
            <text:p>0.04010946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0.04010947" calcext:value-type="float">
            <text:p>0.04010947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948" calcext:value-type="float">
            <text:p>0.0401094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949" calcext:value-type="float">
            <text:p>0.0401094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095" calcext:value-type="float">
            <text:p>0.040109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0951" calcext:value-type="float">
            <text:p>0.0401095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952" calcext:value-type="float">
            <text:p>0.04010952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float" office:value="0.04010953" calcext:value-type="float">
            <text:p>0.0401095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0.04010954" calcext:value-type="float">
            <text:p>0.0401095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955" calcext:value-type="float">
            <text:p>0.0401095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956" calcext:value-type="float">
            <text:p>0.0401095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0957" calcext:value-type="float">
            <text:p>0.0401095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0958" calcext:value-type="float">
            <text:p>0.0401095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0959" calcext:value-type="float">
            <text:p>0.0401095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096" calcext:value-type="float">
            <text:p>0.04010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961" calcext:value-type="float">
            <text:p>0.040109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962" calcext:value-type="float">
            <text:p>0.0401096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963" calcext:value-type="float">
            <text:p>0.0401096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964" calcext:value-type="float">
            <text:p>0.0401096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0965" calcext:value-type="float">
            <text:p>0.0401096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0966" calcext:value-type="float">
            <text:p>0.0401096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967" calcext:value-type="float">
            <text:p>0.04010967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0.04010968" calcext:value-type="float">
            <text:p>0.0401096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969" calcext:value-type="float">
            <text:p>0.0401096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97" calcext:value-type="float">
            <text:p>0.0401097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0971" calcext:value-type="float">
            <text:p>0.0401097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972" calcext:value-type="float">
            <text:p>0.04010972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0973" calcext:value-type="float">
            <text:p>0.0401097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974" calcext:value-type="float">
            <text:p>0.04010974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975" calcext:value-type="float">
            <text:p>0.04010975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0.04010976" calcext:value-type="float">
            <text:p>0.04010976</text:p>
          </table:table-cell>
          <table:table-cell office:value-type="float" office:value="3109" calcext:value-type="float">
            <text:p>3109</text:p>
          </table:table-cell>
          <table:table-cell/>
        </table:table-row>
        <table:table-row table:style-name="ro1">
          <table:table-cell office:value-type="float" office:value="0.04010977" calcext:value-type="float">
            <text:p>0.0401097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978" calcext:value-type="float">
            <text:p>0.04010978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0.04010979" calcext:value-type="float">
            <text:p>0.0401097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98" calcext:value-type="float">
            <text:p>0.0401098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981" calcext:value-type="float">
            <text:p>0.04010981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0982" calcext:value-type="float">
            <text:p>0.0401098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983" calcext:value-type="float">
            <text:p>0.04010983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984" calcext:value-type="float">
            <text:p>0.04010984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0985" calcext:value-type="float">
            <text:p>0.0401098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986" calcext:value-type="float">
            <text:p>0.04010986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0987" calcext:value-type="float">
            <text:p>0.0401098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988" calcext:value-type="float">
            <text:p>0.04010988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989" calcext:value-type="float">
            <text:p>0.04010989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0.0401099" calcext:value-type="float">
            <text:p>0.0401099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991" calcext:value-type="float">
            <text:p>0.04010991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0992" calcext:value-type="float">
            <text:p>0.0401099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993" calcext:value-type="float">
            <text:p>0.0401099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994" calcext:value-type="float">
            <text:p>0.04010994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0995" calcext:value-type="float">
            <text:p>0.0401099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996" calcext:value-type="float">
            <text:p>0.04010996</text:p>
          </table:table-cell>
          <table:table-cell office:value-type="float" office:value="3347" calcext:value-type="float">
            <text:p>3347</text:p>
          </table:table-cell>
          <table:table-cell/>
        </table:table-row>
        <table:table-row table:style-name="ro1">
          <table:table-cell office:value-type="float" office:value="0.04010997" calcext:value-type="float">
            <text:p>0.04010997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0998" calcext:value-type="float">
            <text:p>0.0401099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999" calcext:value-type="float">
            <text:p>0.04010999</text:p>
          </table:table-cell>
          <table:table-cell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0.04011" calcext:value-type="float">
            <text:p>0.0401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001" calcext:value-type="float">
            <text:p>0.04011001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0.04011002" calcext:value-type="float">
            <text:p>0.0401100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03" calcext:value-type="float">
            <text:p>0.04011003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004" calcext:value-type="float">
            <text:p>0.0401100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005" calcext:value-type="float">
            <text:p>0.0401100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006" calcext:value-type="float">
            <text:p>0.04011006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007" calcext:value-type="float">
            <text:p>0.0401100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008" calcext:value-type="float">
            <text:p>0.0401100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009" calcext:value-type="float">
            <text:p>0.0401100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01" calcext:value-type="float">
            <text:p>0.040110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011" calcext:value-type="float">
            <text:p>0.0401101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012" calcext:value-type="float">
            <text:p>0.0401101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013" calcext:value-type="float">
            <text:p>0.040110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14" calcext:value-type="float">
            <text:p>0.0401101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015" calcext:value-type="float">
            <text:p>0.0401101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016" calcext:value-type="float">
            <text:p>0.0401101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017" calcext:value-type="float">
            <text:p>0.0401101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018" calcext:value-type="float">
            <text:p>0.04011018</text:p>
          </table:table-cell>
          <table:table-cell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float" office:value="0.04011019" calcext:value-type="float">
            <text:p>0.04011019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102" calcext:value-type="float">
            <text:p>0.0401102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021" calcext:value-type="float">
            <text:p>0.040110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22" calcext:value-type="float">
            <text:p>0.0401102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023" calcext:value-type="float">
            <text:p>0.0401102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024" calcext:value-type="float">
            <text:p>0.0401102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025" calcext:value-type="float">
            <text:p>0.04011025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026" calcext:value-type="float">
            <text:p>0.04011026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1027" calcext:value-type="float">
            <text:p>0.0401102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028" calcext:value-type="float">
            <text:p>0.0401102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029" calcext:value-type="float">
            <text:p>0.0401102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03" calcext:value-type="float">
            <text:p>0.0401103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1031" calcext:value-type="float">
            <text:p>0.04011031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032" calcext:value-type="float">
            <text:p>0.04011032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1033" calcext:value-type="float">
            <text:p>0.0401103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034" calcext:value-type="float">
            <text:p>0.0401103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035" calcext:value-type="float">
            <text:p>0.0401103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036" calcext:value-type="float">
            <text:p>0.0401103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037" calcext:value-type="float">
            <text:p>0.0401103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038" calcext:value-type="float">
            <text:p>0.0401103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039" calcext:value-type="float">
            <text:p>0.04011039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104" calcext:value-type="float">
            <text:p>0.0401104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1041" calcext:value-type="float">
            <text:p>0.0401104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042" calcext:value-type="float">
            <text:p>0.04011042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1043" calcext:value-type="float">
            <text:p>0.0401104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044" calcext:value-type="float">
            <text:p>0.0401104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045" calcext:value-type="float">
            <text:p>0.04011045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046" calcext:value-type="float">
            <text:p>0.04011046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047" calcext:value-type="float">
            <text:p>0.04011047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0.04011048" calcext:value-type="float">
            <text:p>0.04011048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049" calcext:value-type="float">
            <text:p>0.04011049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0.0401105" calcext:value-type="float">
            <text:p>0.0401105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1051" calcext:value-type="float">
            <text:p>0.04011051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04011052" calcext:value-type="float">
            <text:p>0.0401105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053" calcext:value-type="float">
            <text:p>0.04011053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1054" calcext:value-type="float">
            <text:p>0.0401105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055" calcext:value-type="float">
            <text:p>0.0401105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056" calcext:value-type="float">
            <text:p>0.0401105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057" calcext:value-type="float">
            <text:p>0.0401105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058" calcext:value-type="float">
            <text:p>0.0401105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059" calcext:value-type="float">
            <text:p>0.0401105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106" calcext:value-type="float">
            <text:p>0.04011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061" calcext:value-type="float">
            <text:p>0.040110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062" calcext:value-type="float">
            <text:p>0.0401106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063" calcext:value-type="float">
            <text:p>0.0401106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064" calcext:value-type="float">
            <text:p>0.0401106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1065" calcext:value-type="float">
            <text:p>0.0401106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1066" calcext:value-type="float">
            <text:p>0.0401106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0.04011067" calcext:value-type="float">
            <text:p>0.04011067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068" calcext:value-type="float">
            <text:p>0.04011068</text:p>
          </table:table-cell>
          <table:table-cell office:value-type="float" office:value="3371" calcext:value-type="float">
            <text:p>3371</text:p>
          </table:table-cell>
          <table:table-cell/>
        </table:table-row>
        <table:table-row table:style-name="ro1">
          <table:table-cell office:value-type="float" office:value="0.04011069" calcext:value-type="float">
            <text:p>0.0401106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07" calcext:value-type="float">
            <text:p>0.0401107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0.04011071" calcext:value-type="float">
            <text:p>0.04011071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1072" calcext:value-type="float">
            <text:p>0.0401107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073" calcext:value-type="float">
            <text:p>0.04011073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0.04011074" calcext:value-type="float">
            <text:p>0.0401107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075" calcext:value-type="float">
            <text:p>0.04011075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1076" calcext:value-type="float">
            <text:p>0.0401107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077" calcext:value-type="float">
            <text:p>0.04011077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078" calcext:value-type="float">
            <text:p>0.04011078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1079" calcext:value-type="float">
            <text:p>0.04011079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108" calcext:value-type="float">
            <text:p>0.040110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081" calcext:value-type="float">
            <text:p>0.04011081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082" calcext:value-type="float">
            <text:p>0.04011082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1083" calcext:value-type="float">
            <text:p>0.04011083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0.04011084" calcext:value-type="float">
            <text:p>0.0401108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085" calcext:value-type="float">
            <text:p>0.0401108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086" calcext:value-type="float">
            <text:p>0.0401108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87" calcext:value-type="float">
            <text:p>0.0401108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088" calcext:value-type="float">
            <text:p>0.0401108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089" calcext:value-type="float">
            <text:p>0.04011089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109" calcext:value-type="float">
            <text:p>0.0401109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1091" calcext:value-type="float">
            <text:p>0.04011091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1092" calcext:value-type="float">
            <text:p>0.04011092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1093" calcext:value-type="float">
            <text:p>0.0401109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094" calcext:value-type="float">
            <text:p>0.0401109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095" calcext:value-type="float">
            <text:p>0.04011095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096" calcext:value-type="float">
            <text:p>0.0401109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097" calcext:value-type="float">
            <text:p>0.0401109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098" calcext:value-type="float">
            <text:p>0.0401109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099" calcext:value-type="float">
            <text:p>0.0401109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1" calcext:value-type="float">
            <text:p>0.040111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0.04011101" calcext:value-type="float">
            <text:p>0.0401110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102" calcext:value-type="float">
            <text:p>0.0401110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103" calcext:value-type="float">
            <text:p>0.0401110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104" calcext:value-type="float">
            <text:p>0.0401110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105" calcext:value-type="float">
            <text:p>0.0401110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106" calcext:value-type="float">
            <text:p>0.04011106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107" calcext:value-type="float">
            <text:p>0.0401110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108" calcext:value-type="float">
            <text:p>0.0401110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109" calcext:value-type="float">
            <text:p>0.0401110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11" calcext:value-type="float">
            <text:p>0.040111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111" calcext:value-type="float">
            <text:p>0.0401111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112" calcext:value-type="float">
            <text:p>0.0401111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113" calcext:value-type="float">
            <text:p>0.040111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114" calcext:value-type="float">
            <text:p>0.0401111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115" calcext:value-type="float">
            <text:p>0.0401111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116" calcext:value-type="float">
            <text:p>0.0401111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117" calcext:value-type="float">
            <text:p>0.0401111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118" calcext:value-type="float">
            <text:p>0.0401111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119" calcext:value-type="float">
            <text:p>0.0401111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12" calcext:value-type="float">
            <text:p>0.040111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121" calcext:value-type="float">
            <text:p>0.04011121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1122" calcext:value-type="float">
            <text:p>0.0401112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123" calcext:value-type="float">
            <text:p>0.0401112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124" calcext:value-type="float">
            <text:p>0.040111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125" calcext:value-type="float">
            <text:p>0.0401112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126" calcext:value-type="float">
            <text:p>0.04011126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0.04011127" calcext:value-type="float">
            <text:p>0.04011127</text:p>
          </table:table-cell>
          <table:table-cell office:value-type="float" office:value="3311" calcext:value-type="float">
            <text:p>3311</text:p>
          </table:table-cell>
          <table:table-cell/>
        </table:table-row>
        <table:table-row table:style-name="ro1">
          <table:table-cell office:value-type="float" office:value="0.04011128" calcext:value-type="float">
            <text:p>0.04011128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129" calcext:value-type="float">
            <text:p>0.0401112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13" calcext:value-type="float">
            <text:p>0.0401113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131" calcext:value-type="float">
            <text:p>0.04011131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1132" calcext:value-type="float">
            <text:p>0.04011132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1133" calcext:value-type="float">
            <text:p>0.04011133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0.04011134" calcext:value-type="float">
            <text:p>0.04011134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135" calcext:value-type="float">
            <text:p>0.0401113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136" calcext:value-type="float">
            <text:p>0.0401113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137" calcext:value-type="float">
            <text:p>0.04011137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1138" calcext:value-type="float">
            <text:p>0.0401113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139" calcext:value-type="float">
            <text:p>0.0401113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14" calcext:value-type="float">
            <text:p>0.0401114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1141" calcext:value-type="float">
            <text:p>0.04011141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1142" calcext:value-type="float">
            <text:p>0.04011142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143" calcext:value-type="float">
            <text:p>0.04011143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144" calcext:value-type="float">
            <text:p>0.0401114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145" calcext:value-type="float">
            <text:p>0.04011145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146" calcext:value-type="float">
            <text:p>0.04011146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1147" calcext:value-type="float">
            <text:p>0.04011147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148" calcext:value-type="float">
            <text:p>0.04011148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1149" calcext:value-type="float">
            <text:p>0.0401114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15" calcext:value-type="float">
            <text:p>0.040111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151" calcext:value-type="float">
            <text:p>0.04011151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152" calcext:value-type="float">
            <text:p>0.04011152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1153" calcext:value-type="float">
            <text:p>0.0401115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154" calcext:value-type="float">
            <text:p>0.04011154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0.04011155" calcext:value-type="float">
            <text:p>0.0401115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156" calcext:value-type="float">
            <text:p>0.0401115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157" calcext:value-type="float">
            <text:p>0.0401115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1158" calcext:value-type="float">
            <text:p>0.0401115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159" calcext:value-type="float">
            <text:p>0.04011159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116" calcext:value-type="float">
            <text:p>0.0401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161" calcext:value-type="float">
            <text:p>0.0401116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1162" calcext:value-type="float">
            <text:p>0.040111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163" calcext:value-type="float">
            <text:p>0.0401116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164" calcext:value-type="float">
            <text:p>0.0401116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165" calcext:value-type="float">
            <text:p>0.0401116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1166" calcext:value-type="float">
            <text:p>0.0401116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0.04011167" calcext:value-type="float">
            <text:p>0.0401116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168" calcext:value-type="float">
            <text:p>0.0401116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169" calcext:value-type="float">
            <text:p>0.04011169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17" calcext:value-type="float">
            <text:p>0.040111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171" calcext:value-type="float">
            <text:p>0.0401117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172" calcext:value-type="float">
            <text:p>0.0401117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173" calcext:value-type="float">
            <text:p>0.0401117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174" calcext:value-type="float">
            <text:p>0.04011174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0.04011175" calcext:value-type="float">
            <text:p>0.04011175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176" calcext:value-type="float">
            <text:p>0.04011176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177" calcext:value-type="float">
            <text:p>0.0401117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178" calcext:value-type="float">
            <text:p>0.04011178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1179" calcext:value-type="float">
            <text:p>0.0401117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18" calcext:value-type="float">
            <text:p>0.0401118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1181" calcext:value-type="float">
            <text:p>0.04011181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1182" calcext:value-type="float">
            <text:p>0.04011182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183" calcext:value-type="float">
            <text:p>0.04011183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1184" calcext:value-type="float">
            <text:p>0.04011184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1185" calcext:value-type="float">
            <text:p>0.0401118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186" calcext:value-type="float">
            <text:p>0.0401118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187" calcext:value-type="float">
            <text:p>0.0401118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188" calcext:value-type="float">
            <text:p>0.04011188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189" calcext:value-type="float">
            <text:p>0.04011189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119" calcext:value-type="float">
            <text:p>0.0401119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float" office:value="0.04011191" calcext:value-type="float">
            <text:p>0.04011191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1192" calcext:value-type="float">
            <text:p>0.0401119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193" calcext:value-type="float">
            <text:p>0.0401119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194" calcext:value-type="float">
            <text:p>0.04011194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1195" calcext:value-type="float">
            <text:p>0.04011195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1196" calcext:value-type="float">
            <text:p>0.0401119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197" calcext:value-type="float">
            <text:p>0.04011197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1198" calcext:value-type="float">
            <text:p>0.0401119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199" calcext:value-type="float">
            <text:p>0.0401119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2" calcext:value-type="float">
            <text:p>0.04011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201" calcext:value-type="float">
            <text:p>0.04011201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1202" calcext:value-type="float">
            <text:p>0.04011202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203" calcext:value-type="float">
            <text:p>0.0401120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204" calcext:value-type="float">
            <text:p>0.0401120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205" calcext:value-type="float">
            <text:p>0.0401120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206" calcext:value-type="float">
            <text:p>0.0401120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207" calcext:value-type="float">
            <text:p>0.0401120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208" calcext:value-type="float">
            <text:p>0.0401120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209" calcext:value-type="float">
            <text:p>0.0401120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21" calcext:value-type="float">
            <text:p>0.0401121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211" calcext:value-type="float">
            <text:p>0.0401121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212" calcext:value-type="float">
            <text:p>0.0401121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213" calcext:value-type="float">
            <text:p>0.040112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214" calcext:value-type="float">
            <text:p>0.0401121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215" calcext:value-type="float">
            <text:p>0.0401121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216" calcext:value-type="float">
            <text:p>0.040112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217" calcext:value-type="float">
            <text:p>0.0401121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218" calcext:value-type="float">
            <text:p>0.04011218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219" calcext:value-type="float">
            <text:p>0.0401121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22" calcext:value-type="float">
            <text:p>0.040112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221" calcext:value-type="float">
            <text:p>0.04011221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1222" calcext:value-type="float">
            <text:p>0.0401122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223" calcext:value-type="float">
            <text:p>0.0401122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224" calcext:value-type="float">
            <text:p>0.0401122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225" calcext:value-type="float">
            <text:p>0.04011225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1226" calcext:value-type="float">
            <text:p>0.04011226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227" calcext:value-type="float">
            <text:p>0.0401122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228" calcext:value-type="float">
            <text:p>0.04011228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1229" calcext:value-type="float">
            <text:p>0.04011229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123" calcext:value-type="float">
            <text:p>0.040112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231" calcext:value-type="float">
            <text:p>0.04011231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0.04011232" calcext:value-type="float">
            <text:p>0.04011232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1233" calcext:value-type="float">
            <text:p>0.0401123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234" calcext:value-type="float">
            <text:p>0.04011234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0.04011235" calcext:value-type="float">
            <text:p>0.04011235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1236" calcext:value-type="float">
            <text:p>0.0401123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1237" calcext:value-type="float">
            <text:p>0.04011237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1238" calcext:value-type="float">
            <text:p>0.0401123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1239" calcext:value-type="float">
            <text:p>0.0401123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24" calcext:value-type="float">
            <text:p>0.0401124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1241" calcext:value-type="float">
            <text:p>0.0401124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242" calcext:value-type="float">
            <text:p>0.04011242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1243" calcext:value-type="float">
            <text:p>0.0401124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244" calcext:value-type="float">
            <text:p>0.04011244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245" calcext:value-type="float">
            <text:p>0.0401124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246" calcext:value-type="float">
            <text:p>0.0401124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247" calcext:value-type="float">
            <text:p>0.0401124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248" calcext:value-type="float">
            <text:p>0.04011248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0.04011249" calcext:value-type="float">
            <text:p>0.04011249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25" calcext:value-type="float">
            <text:p>0.040112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251" calcext:value-type="float">
            <text:p>0.04011251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252" calcext:value-type="float">
            <text:p>0.04011252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253" calcext:value-type="float">
            <text:p>0.0401125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254" calcext:value-type="float">
            <text:p>0.04011254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1255" calcext:value-type="float">
            <text:p>0.04011255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1256" calcext:value-type="float">
            <text:p>0.0401125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257" calcext:value-type="float">
            <text:p>0.04011257</text:p>
          </table:table-cell>
          <table:table-cell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float" office:value="0.04011258" calcext:value-type="float">
            <text:p>0.04011258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0.04011259" calcext:value-type="float">
            <text:p>0.0401125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126" calcext:value-type="float">
            <text:p>0.04011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1261" calcext:value-type="float">
            <text:p>0.04011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262" calcext:value-type="float">
            <text:p>0.040112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263" calcext:value-type="float">
            <text:p>0.040112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264" calcext:value-type="float">
            <text:p>0.0401126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1265" calcext:value-type="float">
            <text:p>0.0401126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266" calcext:value-type="float">
            <text:p>0.0401126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267" calcext:value-type="float">
            <text:p>0.0401126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1268" calcext:value-type="float">
            <text:p>0.0401126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269" calcext:value-type="float">
            <text:p>0.0401126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27" calcext:value-type="float">
            <text:p>0.040112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271" calcext:value-type="float">
            <text:p>0.0401127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272" calcext:value-type="float">
            <text:p>0.04011272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1273" calcext:value-type="float">
            <text:p>0.0401127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274" calcext:value-type="float">
            <text:p>0.0401127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275" calcext:value-type="float">
            <text:p>0.04011275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1276" calcext:value-type="float">
            <text:p>0.04011276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277" calcext:value-type="float">
            <text:p>0.04011277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0.04011278" calcext:value-type="float">
            <text:p>0.04011278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1279" calcext:value-type="float">
            <text:p>0.0401127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28" calcext:value-type="float">
            <text:p>0.0401128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0.04011281" calcext:value-type="float">
            <text:p>0.0401128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282" calcext:value-type="float">
            <text:p>0.04011282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1283" calcext:value-type="float">
            <text:p>0.04011283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1284" calcext:value-type="float">
            <text:p>0.0401128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285" calcext:value-type="float">
            <text:p>0.04011285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1286" calcext:value-type="float">
            <text:p>0.04011286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1287" calcext:value-type="float">
            <text:p>0.0401128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288" calcext:value-type="float">
            <text:p>0.04011288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289" calcext:value-type="float">
            <text:p>0.0401128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29" calcext:value-type="float">
            <text:p>0.040112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291" calcext:value-type="float">
            <text:p>0.04011291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1292" calcext:value-type="float">
            <text:p>0.04011292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1293" calcext:value-type="float">
            <text:p>0.0401129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294" calcext:value-type="float">
            <text:p>0.04011294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1295" calcext:value-type="float">
            <text:p>0.0401129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296" calcext:value-type="float">
            <text:p>0.0401129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297" calcext:value-type="float">
            <text:p>0.04011297</text:p>
          </table:table-cell>
          <table:table-cell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0.04011298" calcext:value-type="float">
            <text:p>0.04011298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1299" calcext:value-type="float">
            <text:p>0.04011299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float" office:value="0.040113" calcext:value-type="float">
            <text:p>0.04011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301" calcext:value-type="float">
            <text:p>0.0401130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302" calcext:value-type="float">
            <text:p>0.04011302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303" calcext:value-type="float">
            <text:p>0.0401130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304" calcext:value-type="float">
            <text:p>0.0401130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305" calcext:value-type="float">
            <text:p>0.0401130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306" calcext:value-type="float">
            <text:p>0.0401130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307" calcext:value-type="float">
            <text:p>0.0401130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308" calcext:value-type="float">
            <text:p>0.04011308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309" calcext:value-type="float">
            <text:p>0.0401130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31" calcext:value-type="float">
            <text:p>0.040113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311" calcext:value-type="float">
            <text:p>0.0401131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312" calcext:value-type="float">
            <text:p>0.0401131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313" calcext:value-type="float">
            <text:p>0.040113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314" calcext:value-type="float">
            <text:p>0.0401131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315" calcext:value-type="float">
            <text:p>0.0401131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316" calcext:value-type="float">
            <text:p>0.04011316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317" calcext:value-type="float">
            <text:p>0.0401131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318" calcext:value-type="float">
            <text:p>0.04011318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319" calcext:value-type="float">
            <text:p>0.0401131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32" calcext:value-type="float">
            <text:p>0.040113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321" calcext:value-type="float">
            <text:p>0.04011321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322" calcext:value-type="float">
            <text:p>0.04011322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323" calcext:value-type="float">
            <text:p>0.0401132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324" calcext:value-type="float">
            <text:p>0.0401132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325" calcext:value-type="float">
            <text:p>0.0401132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326" calcext:value-type="float">
            <text:p>0.0401132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327" calcext:value-type="float">
            <text:p>0.0401132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328" calcext:value-type="float">
            <text:p>0.0401132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329" calcext:value-type="float">
            <text:p>0.0401132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33" calcext:value-type="float">
            <text:p>0.040113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331" calcext:value-type="float">
            <text:p>0.04011331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1332" calcext:value-type="float">
            <text:p>0.04011332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1333" calcext:value-type="float">
            <text:p>0.04011333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334" calcext:value-type="float">
            <text:p>0.04011334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335" calcext:value-type="float">
            <text:p>0.0401133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336" calcext:value-type="float">
            <text:p>0.0401133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337" calcext:value-type="float">
            <text:p>0.040113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338" calcext:value-type="float">
            <text:p>0.04011338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1339" calcext:value-type="float">
            <text:p>0.04011339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34" calcext:value-type="float">
            <text:p>0.0401134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1341" calcext:value-type="float">
            <text:p>0.0401134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342" calcext:value-type="float">
            <text:p>0.04011342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343" calcext:value-type="float">
            <text:p>0.0401134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344" calcext:value-type="float">
            <text:p>0.0401134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345" calcext:value-type="float">
            <text:p>0.0401134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346" calcext:value-type="float">
            <text:p>0.04011346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1347" calcext:value-type="float">
            <text:p>0.0401134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348" calcext:value-type="float">
            <text:p>0.04011348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1349" calcext:value-type="float">
            <text:p>0.0401134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35" calcext:value-type="float">
            <text:p>0.040113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351" calcext:value-type="float">
            <text:p>0.040113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52" calcext:value-type="float">
            <text:p>0.0401135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353" calcext:value-type="float">
            <text:p>0.0401135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354" calcext:value-type="float">
            <text:p>0.0401135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355" calcext:value-type="float">
            <text:p>0.0401135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356" calcext:value-type="float">
            <text:p>0.0401135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357" calcext:value-type="float">
            <text:p>0.04011357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1358" calcext:value-type="float">
            <text:p>0.0401135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1359" calcext:value-type="float">
            <text:p>0.0401135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136" calcext:value-type="float">
            <text:p>0.0401136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1361" calcext:value-type="float">
            <text:p>0.040113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362" calcext:value-type="float">
            <text:p>0.04011362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0.04011363" calcext:value-type="float">
            <text:p>0.040113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364" calcext:value-type="float">
            <text:p>0.0401136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365" calcext:value-type="float">
            <text:p>0.0401136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366" calcext:value-type="float">
            <text:p>0.0401136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367" calcext:value-type="float">
            <text:p>0.0401136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1368" calcext:value-type="float">
            <text:p>0.04011368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1369" calcext:value-type="float">
            <text:p>0.0401136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37" calcext:value-type="float">
            <text:p>0.040113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71" calcext:value-type="float">
            <text:p>0.0401137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372" calcext:value-type="float">
            <text:p>0.04011372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1373" calcext:value-type="float">
            <text:p>0.04011373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1374" calcext:value-type="float">
            <text:p>0.0401137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375" calcext:value-type="float">
            <text:p>0.04011375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1376" calcext:value-type="float">
            <text:p>0.0401137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377" calcext:value-type="float">
            <text:p>0.0401137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378" calcext:value-type="float">
            <text:p>0.04011378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0.04011379" calcext:value-type="float">
            <text:p>0.04011379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38" calcext:value-type="float">
            <text:p>0.0401138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float" office:value="0.04011381" calcext:value-type="float">
            <text:p>0.04011381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0.04011382" calcext:value-type="float">
            <text:p>0.0401138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383" calcext:value-type="float">
            <text:p>0.0401138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384" calcext:value-type="float">
            <text:p>0.04011384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1385" calcext:value-type="float">
            <text:p>0.0401138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386" calcext:value-type="float">
            <text:p>0.04011386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387" calcext:value-type="float">
            <text:p>0.04011387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1388" calcext:value-type="float">
            <text:p>0.0401138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389" calcext:value-type="float">
            <text:p>0.0401138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39" calcext:value-type="float">
            <text:p>0.040113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391" calcext:value-type="float">
            <text:p>0.04011391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392" calcext:value-type="float">
            <text:p>0.04011392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1393" calcext:value-type="float">
            <text:p>0.04011393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394" calcext:value-type="float">
            <text:p>0.04011394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1395" calcext:value-type="float">
            <text:p>0.0401139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396" calcext:value-type="float">
            <text:p>0.0401139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397" calcext:value-type="float">
            <text:p>0.04011397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398" calcext:value-type="float">
            <text:p>0.0401139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399" calcext:value-type="float">
            <text:p>0.04011399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14" calcext:value-type="float">
            <text:p>0.04011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401" calcext:value-type="float">
            <text:p>0.0401140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402" calcext:value-type="float">
            <text:p>0.04011402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1403" calcext:value-type="float">
            <text:p>0.0401140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404" calcext:value-type="float">
            <text:p>0.04011404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405" calcext:value-type="float">
            <text:p>0.040114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06" calcext:value-type="float">
            <text:p>0.0401140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407" calcext:value-type="float">
            <text:p>0.0401140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408" calcext:value-type="float">
            <text:p>0.04011408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409" calcext:value-type="float">
            <text:p>0.04011409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141" calcext:value-type="float">
            <text:p>0.040114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411" calcext:value-type="float">
            <text:p>0.0401141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412" calcext:value-type="float">
            <text:p>0.0401141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413" calcext:value-type="float">
            <text:p>0.040114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14" calcext:value-type="float">
            <text:p>0.0401141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415" calcext:value-type="float">
            <text:p>0.0401141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416" calcext:value-type="float">
            <text:p>0.040114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17" calcext:value-type="float">
            <text:p>0.0401141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418" calcext:value-type="float">
            <text:p>0.0401141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419" calcext:value-type="float">
            <text:p>0.0401141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42" calcext:value-type="float">
            <text:p>0.0401142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421" calcext:value-type="float">
            <text:p>0.04011421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1422" calcext:value-type="float">
            <text:p>0.04011422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1423" calcext:value-type="float">
            <text:p>0.0401142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424" calcext:value-type="float">
            <text:p>0.0401142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425" calcext:value-type="float">
            <text:p>0.0401142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426" calcext:value-type="float">
            <text:p>0.0401142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427" calcext:value-type="float">
            <text:p>0.0401142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428" calcext:value-type="float">
            <text:p>0.04011428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1429" calcext:value-type="float">
            <text:p>0.04011429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143" calcext:value-type="float">
            <text:p>0.040114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431" calcext:value-type="float">
            <text:p>0.0401143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432" calcext:value-type="float">
            <text:p>0.04011432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433" calcext:value-type="float">
            <text:p>0.04011433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1434" calcext:value-type="float">
            <text:p>0.0401143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435" calcext:value-type="float">
            <text:p>0.04011435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1436" calcext:value-type="float">
            <text:p>0.04011436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437" calcext:value-type="float">
            <text:p>0.04011437</text:p>
          </table:table-cell>
          <table:table-cell office:value-type="float" office:value="3759" calcext:value-type="float">
            <text:p>3759</text:p>
          </table:table-cell>
          <table:table-cell/>
        </table:table-row>
        <table:table-row table:style-name="ro1">
          <table:table-cell office:value-type="float" office:value="0.04011438" calcext:value-type="float">
            <text:p>0.0401143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439" calcext:value-type="float">
            <text:p>0.04011439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144" calcext:value-type="float">
            <text:p>0.0401144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1441" calcext:value-type="float">
            <text:p>0.04011441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1442" calcext:value-type="float">
            <text:p>0.04011442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1443" calcext:value-type="float">
            <text:p>0.04011443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1444" calcext:value-type="float">
            <text:p>0.04011444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445" calcext:value-type="float">
            <text:p>0.04011445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1446" calcext:value-type="float">
            <text:p>0.0401144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447" calcext:value-type="float">
            <text:p>0.04011447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448" calcext:value-type="float">
            <text:p>0.04011448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449" calcext:value-type="float">
            <text:p>0.0401144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45" calcext:value-type="float">
            <text:p>0.0401145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0.04011451" calcext:value-type="float">
            <text:p>0.040114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452" calcext:value-type="float">
            <text:p>0.04011452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1453" calcext:value-type="float">
            <text:p>0.04011453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1454" calcext:value-type="float">
            <text:p>0.04011454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1455" calcext:value-type="float">
            <text:p>0.04011455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456" calcext:value-type="float">
            <text:p>0.04011456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1457" calcext:value-type="float">
            <text:p>0.0401145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458" calcext:value-type="float">
            <text:p>0.0401145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459" calcext:value-type="float">
            <text:p>0.0401145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146" calcext:value-type="float">
            <text:p>0.04011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461" calcext:value-type="float">
            <text:p>0.04011461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462" calcext:value-type="float">
            <text:p>0.0401146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1463" calcext:value-type="float">
            <text:p>0.0401146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464" calcext:value-type="float">
            <text:p>0.040114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1465" calcext:value-type="float">
            <text:p>0.0401146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466" calcext:value-type="float">
            <text:p>0.0401146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467" calcext:value-type="float">
            <text:p>0.0401146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468" calcext:value-type="float">
            <text:p>0.0401146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1469" calcext:value-type="float">
            <text:p>0.04011469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0.0401147" calcext:value-type="float">
            <text:p>0.040114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471" calcext:value-type="float">
            <text:p>0.04011471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1472" calcext:value-type="float">
            <text:p>0.04011472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1473" calcext:value-type="float">
            <text:p>0.04011473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1474" calcext:value-type="float">
            <text:p>0.04011474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1475" calcext:value-type="float">
            <text:p>0.0401147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476" calcext:value-type="float">
            <text:p>0.04011476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1477" calcext:value-type="float">
            <text:p>0.0401147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478" calcext:value-type="float">
            <text:p>0.04011478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479" calcext:value-type="float">
            <text:p>0.0401147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48" calcext:value-type="float">
            <text:p>0.0401148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0.04011481" calcext:value-type="float">
            <text:p>0.0401148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482" calcext:value-type="float">
            <text:p>0.0401148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483" calcext:value-type="float">
            <text:p>0.04011483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1484" calcext:value-type="float">
            <text:p>0.04011484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485" calcext:value-type="float">
            <text:p>0.04011485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1486" calcext:value-type="float">
            <text:p>0.04011486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1487" calcext:value-type="float">
            <text:p>0.0401148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488" calcext:value-type="float">
            <text:p>0.0401148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489" calcext:value-type="float">
            <text:p>0.0401148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9" calcext:value-type="float">
            <text:p>0.040114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491" calcext:value-type="float">
            <text:p>0.04011491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1492" calcext:value-type="float">
            <text:p>0.04011492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1493" calcext:value-type="float">
            <text:p>0.0401149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494" calcext:value-type="float">
            <text:p>0.04011494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1495" calcext:value-type="float">
            <text:p>0.04011495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1496" calcext:value-type="float">
            <text:p>0.0401149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497" calcext:value-type="float">
            <text:p>0.0401149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498" calcext:value-type="float">
            <text:p>0.0401149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499" calcext:value-type="float">
            <text:p>0.0401149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5" calcext:value-type="float">
            <text:p>0.04011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501" calcext:value-type="float">
            <text:p>0.0401150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502" calcext:value-type="float">
            <text:p>0.0401150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503" calcext:value-type="float">
            <text:p>0.0401150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504" calcext:value-type="float">
            <text:p>0.0401150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505" calcext:value-type="float">
            <text:p>0.0401150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506" calcext:value-type="float">
            <text:p>0.0401150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507" calcext:value-type="float">
            <text:p>0.0401150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508" calcext:value-type="float">
            <text:p>0.0401150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509" calcext:value-type="float">
            <text:p>0.0401150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51" calcext:value-type="float">
            <text:p>0.040115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11" calcext:value-type="float">
            <text:p>0.0401151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512" calcext:value-type="float">
            <text:p>0.0401151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513" calcext:value-type="float">
            <text:p>0.040115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514" calcext:value-type="float">
            <text:p>0.0401151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515" calcext:value-type="float">
            <text:p>0.0401151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516" calcext:value-type="float">
            <text:p>0.0401151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517" calcext:value-type="float">
            <text:p>0.0401151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518" calcext:value-type="float">
            <text:p>0.04011518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1519" calcext:value-type="float">
            <text:p>0.0401151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52" calcext:value-type="float">
            <text:p>0.040115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521" calcext:value-type="float">
            <text:p>0.0401152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522" calcext:value-type="float">
            <text:p>0.0401152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523" calcext:value-type="float">
            <text:p>0.0401152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524" calcext:value-type="float">
            <text:p>0.04011524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525" calcext:value-type="float">
            <text:p>0.0401152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526" calcext:value-type="float">
            <text:p>0.0401152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527" calcext:value-type="float">
            <text:p>0.0401152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528" calcext:value-type="float">
            <text:p>0.0401152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529" calcext:value-type="float">
            <text:p>0.04011529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153" calcext:value-type="float">
            <text:p>0.040115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531" calcext:value-type="float">
            <text:p>0.0401153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532" calcext:value-type="float">
            <text:p>0.04011532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1533" calcext:value-type="float">
            <text:p>0.04011533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534" calcext:value-type="float">
            <text:p>0.0401153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535" calcext:value-type="float">
            <text:p>0.04011535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1536" calcext:value-type="float">
            <text:p>0.0401153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537" calcext:value-type="float">
            <text:p>0.04011537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1538" calcext:value-type="float">
            <text:p>0.0401153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539" calcext:value-type="float">
            <text:p>0.0401153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54" calcext:value-type="float">
            <text:p>0.0401154</text:p>
          </table:table-cell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0.04011541" calcext:value-type="float">
            <text:p>0.0401154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542" calcext:value-type="float">
            <text:p>0.04011542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543" calcext:value-type="float">
            <text:p>0.0401154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544" calcext:value-type="float">
            <text:p>0.04011544</text:p>
          </table:table-cell>
          <table:table-cell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float" office:value="0.04011545" calcext:value-type="float">
            <text:p>0.04011545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546" calcext:value-type="float">
            <text:p>0.04011546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float" office:value="0.04011547" calcext:value-type="float">
            <text:p>0.0401154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548" calcext:value-type="float">
            <text:p>0.04011548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1549" calcext:value-type="float">
            <text:p>0.04011549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155" calcext:value-type="float">
            <text:p>0.0401155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551" calcext:value-type="float">
            <text:p>0.0401155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552" calcext:value-type="float">
            <text:p>0.0401155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553" calcext:value-type="float">
            <text:p>0.0401155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554" calcext:value-type="float">
            <text:p>0.04011554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1555" calcext:value-type="float">
            <text:p>0.0401155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556" calcext:value-type="float">
            <text:p>0.04011556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1557" calcext:value-type="float">
            <text:p>0.04011557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0.04011558" calcext:value-type="float">
            <text:p>0.0401155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559" calcext:value-type="float">
            <text:p>0.0401155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56" calcext:value-type="float">
            <text:p>0.0401156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1561" calcext:value-type="float">
            <text:p>0.0401156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562" calcext:value-type="float">
            <text:p>0.04011562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1563" calcext:value-type="float">
            <text:p>0.04011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564" calcext:value-type="float">
            <text:p>0.040115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565" calcext:value-type="float">
            <text:p>0.040115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566" calcext:value-type="float">
            <text:p>0.0401156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567" calcext:value-type="float">
            <text:p>0.0401156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568" calcext:value-type="float">
            <text:p>0.0401156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1569" calcext:value-type="float">
            <text:p>0.0401156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57" calcext:value-type="float">
            <text:p>0.040115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571" calcext:value-type="float">
            <text:p>0.0401157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572" calcext:value-type="float">
            <text:p>0.04011572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1573" calcext:value-type="float">
            <text:p>0.04011573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574" calcext:value-type="float">
            <text:p>0.04011574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575" calcext:value-type="float">
            <text:p>0.04011575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1576" calcext:value-type="float">
            <text:p>0.0401157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577" calcext:value-type="float">
            <text:p>0.0401157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578" calcext:value-type="float">
            <text:p>0.04011578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579" calcext:value-type="float">
            <text:p>0.0401157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58" calcext:value-type="float">
            <text:p>0.0401158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581" calcext:value-type="float">
            <text:p>0.0401158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582" calcext:value-type="float">
            <text:p>0.0401158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583" calcext:value-type="float">
            <text:p>0.0401158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584" calcext:value-type="float">
            <text:p>0.04011584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1585" calcext:value-type="float">
            <text:p>0.04011585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586" calcext:value-type="float">
            <text:p>0.04011586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1587" calcext:value-type="float">
            <text:p>0.04011587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1588" calcext:value-type="float">
            <text:p>0.04011588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1589" calcext:value-type="float">
            <text:p>0.0401158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59" calcext:value-type="float">
            <text:p>0.040115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591" calcext:value-type="float">
            <text:p>0.04011591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1592" calcext:value-type="float">
            <text:p>0.04011592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1593" calcext:value-type="float">
            <text:p>0.04011593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1594" calcext:value-type="float">
            <text:p>0.04011594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1595" calcext:value-type="float">
            <text:p>0.0401159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596" calcext:value-type="float">
            <text:p>0.0401159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597" calcext:value-type="float">
            <text:p>0.0401159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598" calcext:value-type="float">
            <text:p>0.0401159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599" calcext:value-type="float">
            <text:p>0.04011599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16" calcext:value-type="float">
            <text:p>0.040116</text:p>
          </table:table-cell>
          <table:table-cell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float" office:value="0.04011601" calcext:value-type="float">
            <text:p>0.0401160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602" calcext:value-type="float">
            <text:p>0.0401160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603" calcext:value-type="float">
            <text:p>0.04011603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604" calcext:value-type="float">
            <text:p>0.04011604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1605" calcext:value-type="float">
            <text:p>0.04011605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606" calcext:value-type="float">
            <text:p>0.0401160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607" calcext:value-type="float">
            <text:p>0.0401160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608" calcext:value-type="float">
            <text:p>0.0401160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609" calcext:value-type="float">
            <text:p>0.0401160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61" calcext:value-type="float">
            <text:p>0.0401161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1611" calcext:value-type="float">
            <text:p>0.0401161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612" calcext:value-type="float">
            <text:p>0.0401161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613" calcext:value-type="float">
            <text:p>0.04011613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614" calcext:value-type="float">
            <text:p>0.0401161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615" calcext:value-type="float">
            <text:p>0.04011615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616" calcext:value-type="float">
            <text:p>0.0401161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617" calcext:value-type="float">
            <text:p>0.0401161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618" calcext:value-type="float">
            <text:p>0.040116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619" calcext:value-type="float">
            <text:p>0.0401161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62" calcext:value-type="float">
            <text:p>0.0401162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621" calcext:value-type="float">
            <text:p>0.0401162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622" calcext:value-type="float">
            <text:p>0.0401162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623" calcext:value-type="float">
            <text:p>0.04011623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624" calcext:value-type="float">
            <text:p>0.04011624</text:p>
          </table:table-cell>
          <table:table-cell office:value-type="float" office:value="3829" calcext:value-type="float">
            <text:p>3829</text:p>
          </table:table-cell>
          <table:table-cell/>
        </table:table-row>
        <table:table-row table:style-name="ro1">
          <table:table-cell office:value-type="float" office:value="0.04011625" calcext:value-type="float">
            <text:p>0.0401162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626" calcext:value-type="float">
            <text:p>0.0401162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627" calcext:value-type="float">
            <text:p>0.04011627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1628" calcext:value-type="float">
            <text:p>0.04011628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1629" calcext:value-type="float">
            <text:p>0.04011629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163" calcext:value-type="float">
            <text:p>0.040116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631" calcext:value-type="float">
            <text:p>0.04011631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1632" calcext:value-type="float">
            <text:p>0.04011632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1633" calcext:value-type="float">
            <text:p>0.0401163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634" calcext:value-type="float">
            <text:p>0.04011634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0.04011635" calcext:value-type="float">
            <text:p>0.0401163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636" calcext:value-type="float">
            <text:p>0.04011636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637" calcext:value-type="float">
            <text:p>0.04011637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1638" calcext:value-type="float">
            <text:p>0.04011638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1639" calcext:value-type="float">
            <text:p>0.04011639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164" calcext:value-type="float">
            <text:p>0.0401164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1641" calcext:value-type="float">
            <text:p>0.04011641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1642" calcext:value-type="float">
            <text:p>0.0401164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643" calcext:value-type="float">
            <text:p>0.0401164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644" calcext:value-type="float">
            <text:p>0.04011644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645" calcext:value-type="float">
            <text:p>0.0401164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646" calcext:value-type="float">
            <text:p>0.04011646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1647" calcext:value-type="float">
            <text:p>0.04011647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1648" calcext:value-type="float">
            <text:p>0.0401164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649" calcext:value-type="float">
            <text:p>0.0401164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65" calcext:value-type="float">
            <text:p>0.040116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651" calcext:value-type="float">
            <text:p>0.04011651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652" calcext:value-type="float">
            <text:p>0.0401165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653" calcext:value-type="float">
            <text:p>0.0401165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654" calcext:value-type="float">
            <text:p>0.04011654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1655" calcext:value-type="float">
            <text:p>0.0401165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656" calcext:value-type="float">
            <text:p>0.04011656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1657" calcext:value-type="float">
            <text:p>0.04011657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1658" calcext:value-type="float">
            <text:p>0.04011658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1659" calcext:value-type="float">
            <text:p>0.0401165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66" calcext:value-type="float">
            <text:p>0.040116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661" calcext:value-type="float">
            <text:p>0.04011661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662" calcext:value-type="float">
            <text:p>0.040116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663" calcext:value-type="float">
            <text:p>0.0401166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1664" calcext:value-type="float">
            <text:p>0.04011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665" calcext:value-type="float">
            <text:p>0.040116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666" calcext:value-type="float">
            <text:p>0.040116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667" calcext:value-type="float">
            <text:p>0.0401166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1668" calcext:value-type="float">
            <text:p>0.0401166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669" calcext:value-type="float">
            <text:p>0.0401166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67" calcext:value-type="float">
            <text:p>0.040116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671" calcext:value-type="float">
            <text:p>0.0401167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672" calcext:value-type="float">
            <text:p>0.0401167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673" calcext:value-type="float">
            <text:p>0.0401167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674" calcext:value-type="float">
            <text:p>0.0401167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675" calcext:value-type="float">
            <text:p>0.04011675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1676" calcext:value-type="float">
            <text:p>0.0401167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677" calcext:value-type="float">
            <text:p>0.0401167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678" calcext:value-type="float">
            <text:p>0.0401167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679" calcext:value-type="float">
            <text:p>0.04011679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68" calcext:value-type="float">
            <text:p>0.0401168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0.04011681" calcext:value-type="float">
            <text:p>0.04011681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0.04011682" calcext:value-type="float">
            <text:p>0.0401168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683" calcext:value-type="float">
            <text:p>0.04011683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1684" calcext:value-type="float">
            <text:p>0.0401168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685" calcext:value-type="float">
            <text:p>0.04011685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1686" calcext:value-type="float">
            <text:p>0.04011686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1687" calcext:value-type="float">
            <text:p>0.0401168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688" calcext:value-type="float">
            <text:p>0.04011688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1689" calcext:value-type="float">
            <text:p>0.04011689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169" calcext:value-type="float">
            <text:p>0.040116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691" calcext:value-type="float">
            <text:p>0.04011691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1692" calcext:value-type="float">
            <text:p>0.0401169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693" calcext:value-type="float">
            <text:p>0.04011693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694" calcext:value-type="float">
            <text:p>0.04011694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1695" calcext:value-type="float">
            <text:p>0.04011695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1696" calcext:value-type="float">
            <text:p>0.0401169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697" calcext:value-type="float">
            <text:p>0.04011697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0.04011698" calcext:value-type="float">
            <text:p>0.0401169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699" calcext:value-type="float">
            <text:p>0.04011699</text:p>
          </table:table-cell>
          <table:table-cell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float" office:value="0.040117" calcext:value-type="float">
            <text:p>0.040117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0.04011701" calcext:value-type="float">
            <text:p>0.04011701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702" calcext:value-type="float">
            <text:p>0.0401170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703" calcext:value-type="float">
            <text:p>0.0401170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704" calcext:value-type="float">
            <text:p>0.04011704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705" calcext:value-type="float">
            <text:p>0.04011705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706" calcext:value-type="float">
            <text:p>0.04011706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707" calcext:value-type="float">
            <text:p>0.0401170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708" calcext:value-type="float">
            <text:p>0.0401170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709" calcext:value-type="float">
            <text:p>0.0401170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71" calcext:value-type="float">
            <text:p>0.040117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711" calcext:value-type="float">
            <text:p>0.0401171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712" calcext:value-type="float">
            <text:p>0.0401171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713" calcext:value-type="float">
            <text:p>0.0401171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14" calcext:value-type="float">
            <text:p>0.0401171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715" calcext:value-type="float">
            <text:p>0.0401171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716" calcext:value-type="float">
            <text:p>0.0401171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17" calcext:value-type="float">
            <text:p>0.0401171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718" calcext:value-type="float">
            <text:p>0.0401171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719" calcext:value-type="float">
            <text:p>0.0401171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72" calcext:value-type="float">
            <text:p>0.040117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721" calcext:value-type="float">
            <text:p>0.0401172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722" calcext:value-type="float">
            <text:p>0.04011722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723" calcext:value-type="float">
            <text:p>0.04011723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724" calcext:value-type="float">
            <text:p>0.04011724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1725" calcext:value-type="float">
            <text:p>0.0401172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726" calcext:value-type="float">
            <text:p>0.0401172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727" calcext:value-type="float">
            <text:p>0.0401172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728" calcext:value-type="float">
            <text:p>0.04011728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729" calcext:value-type="float">
            <text:p>0.0401172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73" calcext:value-type="float">
            <text:p>0.0401173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731" calcext:value-type="float">
            <text:p>0.04011731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1732" calcext:value-type="float">
            <text:p>0.0401173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733" calcext:value-type="float">
            <text:p>0.0401173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734" calcext:value-type="float">
            <text:p>0.04011734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1735" calcext:value-type="float">
            <text:p>0.04011735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float" office:value="0.04011736" calcext:value-type="float">
            <text:p>0.0401173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737" calcext:value-type="float">
            <text:p>0.04011737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1738" calcext:value-type="float">
            <text:p>0.0401173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739" calcext:value-type="float">
            <text:p>0.0401173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74" calcext:value-type="float">
            <text:p>0.040117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741" calcext:value-type="float">
            <text:p>0.04011741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742" calcext:value-type="float">
            <text:p>0.0401174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743" calcext:value-type="float">
            <text:p>0.04011743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0.04011744" calcext:value-type="float">
            <text:p>0.04011744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1745" calcext:value-type="float">
            <text:p>0.04011745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1746" calcext:value-type="float">
            <text:p>0.04011746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747" calcext:value-type="float">
            <text:p>0.0401174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748" calcext:value-type="float">
            <text:p>0.04011748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0.04011749" calcext:value-type="float">
            <text:p>0.0401174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75" calcext:value-type="float">
            <text:p>0.040117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751" calcext:value-type="float">
            <text:p>0.04011751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1752" calcext:value-type="float">
            <text:p>0.04011752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753" calcext:value-type="float">
            <text:p>0.04011753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754" calcext:value-type="float">
            <text:p>0.0401175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755" calcext:value-type="float">
            <text:p>0.04011755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1756" calcext:value-type="float">
            <text:p>0.04011756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1757" calcext:value-type="float">
            <text:p>0.0401175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758" calcext:value-type="float">
            <text:p>0.04011758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759" calcext:value-type="float">
            <text:p>0.0401175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76" calcext:value-type="float">
            <text:p>0.040117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761" calcext:value-type="float">
            <text:p>0.0401176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1762" calcext:value-type="float">
            <text:p>0.0401176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763" calcext:value-type="float">
            <text:p>0.04011763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1764" calcext:value-type="float">
            <text:p>0.0401176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765" calcext:value-type="float">
            <text:p>0.040117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766" calcext:value-type="float">
            <text:p>0.040117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767" calcext:value-type="float">
            <text:p>0.0401176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768" calcext:value-type="float">
            <text:p>0.0401176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769" calcext:value-type="float">
            <text:p>0.0401176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77" calcext:value-type="float">
            <text:p>0.040117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1771" calcext:value-type="float">
            <text:p>0.04011771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1772" calcext:value-type="float">
            <text:p>0.0401177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773" calcext:value-type="float">
            <text:p>0.04011773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1774" calcext:value-type="float">
            <text:p>0.0401177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775" calcext:value-type="float">
            <text:p>0.04011775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1776" calcext:value-type="float">
            <text:p>0.04011776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1777" calcext:value-type="float">
            <text:p>0.0401177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778" calcext:value-type="float">
            <text:p>0.04011778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1779" calcext:value-type="float">
            <text:p>0.0401177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78" calcext:value-type="float">
            <text:p>0.0401178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1781" calcext:value-type="float">
            <text:p>0.0401178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782" calcext:value-type="float">
            <text:p>0.04011782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783" calcext:value-type="float">
            <text:p>0.04011783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1784" calcext:value-type="float">
            <text:p>0.04011784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1785" calcext:value-type="float">
            <text:p>0.0401178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786" calcext:value-type="float">
            <text:p>0.0401178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787" calcext:value-type="float">
            <text:p>0.0401178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0.04011788" calcext:value-type="float">
            <text:p>0.0401178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789" calcext:value-type="float">
            <text:p>0.0401178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79" calcext:value-type="float">
            <text:p>0.0401179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1791" calcext:value-type="float">
            <text:p>0.0401179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792" calcext:value-type="float">
            <text:p>0.04011792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793" calcext:value-type="float">
            <text:p>0.0401179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794" calcext:value-type="float">
            <text:p>0.04011794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795" calcext:value-type="float">
            <text:p>0.04011795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1796" calcext:value-type="float">
            <text:p>0.04011796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1797" calcext:value-type="float">
            <text:p>0.04011797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0.04011798" calcext:value-type="float">
            <text:p>0.0401179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799" calcext:value-type="float">
            <text:p>0.0401179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8" calcext:value-type="float">
            <text:p>0.04011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801" calcext:value-type="float">
            <text:p>0.0401180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802" calcext:value-type="float">
            <text:p>0.04011802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1803" calcext:value-type="float">
            <text:p>0.0401180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804" calcext:value-type="float">
            <text:p>0.0401180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805" calcext:value-type="float">
            <text:p>0.0401180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806" calcext:value-type="float">
            <text:p>0.0401180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807" calcext:value-type="float">
            <text:p>0.04011807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808" calcext:value-type="float">
            <text:p>0.0401180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809" calcext:value-type="float">
            <text:p>0.04011809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81" calcext:value-type="float">
            <text:p>0.040118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811" calcext:value-type="float">
            <text:p>0.0401181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812" calcext:value-type="float">
            <text:p>0.04011812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1813" calcext:value-type="float">
            <text:p>0.0401181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814" calcext:value-type="float">
            <text:p>0.04011814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815" calcext:value-type="float">
            <text:p>0.0401181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816" calcext:value-type="float">
            <text:p>0.040118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817" calcext:value-type="float">
            <text:p>0.0401181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818" calcext:value-type="float">
            <text:p>0.040118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819" calcext:value-type="float">
            <text:p>0.0401181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82" calcext:value-type="float">
            <text:p>0.040118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821" calcext:value-type="float">
            <text:p>0.0401182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822" calcext:value-type="float">
            <text:p>0.0401182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823" calcext:value-type="float">
            <text:p>0.04011823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0.04011824" calcext:value-type="float">
            <text:p>0.0401182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825" calcext:value-type="float">
            <text:p>0.04011825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1826" calcext:value-type="float">
            <text:p>0.04011826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1827" calcext:value-type="float">
            <text:p>0.0401182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828" calcext:value-type="float">
            <text:p>0.0401182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829" calcext:value-type="float">
            <text:p>0.0401182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83" calcext:value-type="float">
            <text:p>0.040118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831" calcext:value-type="float">
            <text:p>0.04011831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1832" calcext:value-type="float">
            <text:p>0.04011832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1833" calcext:value-type="float">
            <text:p>0.0401183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834" calcext:value-type="float">
            <text:p>0.0401183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835" calcext:value-type="float">
            <text:p>0.04011835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836" calcext:value-type="float">
            <text:p>0.04011836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0.04011837" calcext:value-type="float">
            <text:p>0.04011837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1838" calcext:value-type="float">
            <text:p>0.04011838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1839" calcext:value-type="float">
            <text:p>0.0401183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84" calcext:value-type="float">
            <text:p>0.0401184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1841" calcext:value-type="float">
            <text:p>0.0401184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842" calcext:value-type="float">
            <text:p>0.04011842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1843" calcext:value-type="float">
            <text:p>0.0401184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844" calcext:value-type="float">
            <text:p>0.04011844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1845" calcext:value-type="float">
            <text:p>0.04011845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1846" calcext:value-type="float">
            <text:p>0.04011846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1847" calcext:value-type="float">
            <text:p>0.0401184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848" calcext:value-type="float">
            <text:p>0.04011848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1849" calcext:value-type="float">
            <text:p>0.0401184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85" calcext:value-type="float">
            <text:p>0.0401185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1851" calcext:value-type="float">
            <text:p>0.04011851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852" calcext:value-type="float">
            <text:p>0.04011852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853" calcext:value-type="float">
            <text:p>0.04011853</text:p>
          </table:table-cell>
          <table:table-cell office:value-type="float" office:value="4001" calcext:value-type="float">
            <text:p>4001</text:p>
          </table:table-cell>
          <table:table-cell/>
        </table:table-row>
        <table:table-row table:style-name="ro1">
          <table:table-cell office:value-type="float" office:value="0.04011854" calcext:value-type="float">
            <text:p>0.0401185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855" calcext:value-type="float">
            <text:p>0.0401185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856" calcext:value-type="float">
            <text:p>0.04011856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1857" calcext:value-type="float">
            <text:p>0.04011857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1858" calcext:value-type="float">
            <text:p>0.0401185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859" calcext:value-type="float">
            <text:p>0.04011859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86" calcext:value-type="float">
            <text:p>0.040118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861" calcext:value-type="float">
            <text:p>0.04011861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862" calcext:value-type="float">
            <text:p>0.0401186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1863" calcext:value-type="float">
            <text:p>0.0401186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864" calcext:value-type="float">
            <text:p>0.04011864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0.04011865" calcext:value-type="float">
            <text:p>0.0401186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1866" calcext:value-type="float">
            <text:p>0.0401186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1867" calcext:value-type="float">
            <text:p>0.040118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1868" calcext:value-type="float">
            <text:p>0.0401186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869" calcext:value-type="float">
            <text:p>0.0401186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87" calcext:value-type="float">
            <text:p>0.040118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1871" calcext:value-type="float">
            <text:p>0.0401187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1872" calcext:value-type="float">
            <text:p>0.04011872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0.04011873" calcext:value-type="float">
            <text:p>0.0401187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874" calcext:value-type="float">
            <text:p>0.04011874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1875" calcext:value-type="float">
            <text:p>0.0401187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1876" calcext:value-type="float">
            <text:p>0.04011876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1877" calcext:value-type="float">
            <text:p>0.04011877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878" calcext:value-type="float">
            <text:p>0.0401187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879" calcext:value-type="float">
            <text:p>0.04011879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188" calcext:value-type="float">
            <text:p>0.040118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881" calcext:value-type="float">
            <text:p>0.04011881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1882" calcext:value-type="float">
            <text:p>0.0401188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883" calcext:value-type="float">
            <text:p>0.04011883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1884" calcext:value-type="float">
            <text:p>0.0401188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885" calcext:value-type="float">
            <text:p>0.04011885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1886" calcext:value-type="float">
            <text:p>0.04011886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0.04011887" calcext:value-type="float">
            <text:p>0.04011887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888" calcext:value-type="float">
            <text:p>0.04011888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1889" calcext:value-type="float">
            <text:p>0.04011889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189" calcext:value-type="float">
            <text:p>0.040118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891" calcext:value-type="float">
            <text:p>0.04011891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float" office:value="0.04011892" calcext:value-type="float">
            <text:p>0.04011892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0.04011893" calcext:value-type="float">
            <text:p>0.0401189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894" calcext:value-type="float">
            <text:p>0.04011894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1895" calcext:value-type="float">
            <text:p>0.04011895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1896" calcext:value-type="float">
            <text:p>0.04011896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897" calcext:value-type="float">
            <text:p>0.0401189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898" calcext:value-type="float">
            <text:p>0.04011898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0.04011899" calcext:value-type="float">
            <text:p>0.04011899</text:p>
          </table:table-cell>
          <table:table-cell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float" office:value="0.040119" calcext:value-type="float">
            <text:p>0.040119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1901" calcext:value-type="float">
            <text:p>0.04011901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902" calcext:value-type="float">
            <text:p>0.04011902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1903" calcext:value-type="float">
            <text:p>0.0401190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904" calcext:value-type="float">
            <text:p>0.0401190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905" calcext:value-type="float">
            <text:p>0.0401190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906" calcext:value-type="float">
            <text:p>0.0401190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907" calcext:value-type="float">
            <text:p>0.0401190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908" calcext:value-type="float">
            <text:p>0.0401190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909" calcext:value-type="float">
            <text:p>0.0401190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91" calcext:value-type="float">
            <text:p>0.040119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911" calcext:value-type="float">
            <text:p>0.0401191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912" calcext:value-type="float">
            <text:p>0.04011912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913" calcext:value-type="float">
            <text:p>0.0401191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914" calcext:value-type="float">
            <text:p>0.0401191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915" calcext:value-type="float">
            <text:p>0.0401191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916" calcext:value-type="float">
            <text:p>0.0401191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917" calcext:value-type="float">
            <text:p>0.0401191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918" calcext:value-type="float">
            <text:p>0.040119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919" calcext:value-type="float">
            <text:p>0.0401191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92" calcext:value-type="float">
            <text:p>0.040119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921" calcext:value-type="float">
            <text:p>0.040119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922" calcext:value-type="float">
            <text:p>0.04011922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923" calcext:value-type="float">
            <text:p>0.0401192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924" calcext:value-type="float">
            <text:p>0.040119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925" calcext:value-type="float">
            <text:p>0.0401192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926" calcext:value-type="float">
            <text:p>0.04011926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1927" calcext:value-type="float">
            <text:p>0.0401192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928" calcext:value-type="float">
            <text:p>0.04011928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929" calcext:value-type="float">
            <text:p>0.04011929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93" calcext:value-type="float">
            <text:p>0.040119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931" calcext:value-type="float">
            <text:p>0.0401193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932" calcext:value-type="float">
            <text:p>0.04011932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1933" calcext:value-type="float">
            <text:p>0.0401193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934" calcext:value-type="float">
            <text:p>0.0401193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935" calcext:value-type="float">
            <text:p>0.0401193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936" calcext:value-type="float">
            <text:p>0.0401193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937" calcext:value-type="float">
            <text:p>0.040119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938" calcext:value-type="float">
            <text:p>0.04011938</text:p>
          </table:table-cell>
          <table:table-cell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float" office:value="0.04011939" calcext:value-type="float">
            <text:p>0.04011939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194" calcext:value-type="float">
            <text:p>0.0401194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0.04011941" calcext:value-type="float">
            <text:p>0.0401194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1942" calcext:value-type="float">
            <text:p>0.04011942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1943" calcext:value-type="float">
            <text:p>0.04011943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1944" calcext:value-type="float">
            <text:p>0.0401194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945" calcext:value-type="float">
            <text:p>0.0401194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946" calcext:value-type="float">
            <text:p>0.0401194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947" calcext:value-type="float">
            <text:p>0.04011947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1948" calcext:value-type="float">
            <text:p>0.04011948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949" calcext:value-type="float">
            <text:p>0.04011949</text:p>
          </table:table-cell>
          <table:table-cell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float" office:value="0.0401195" calcext:value-type="float">
            <text:p>0.040119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951" calcext:value-type="float">
            <text:p>0.04011951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0.04011952" calcext:value-type="float">
            <text:p>0.04011952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0.04011953" calcext:value-type="float">
            <text:p>0.0401195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954" calcext:value-type="float">
            <text:p>0.0401195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955" calcext:value-type="float">
            <text:p>0.0401195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956" calcext:value-type="float">
            <text:p>0.0401195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957" calcext:value-type="float">
            <text:p>0.0401195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1958" calcext:value-type="float">
            <text:p>0.04011958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959" calcext:value-type="float">
            <text:p>0.04011959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196" calcext:value-type="float">
            <text:p>0.0401196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04011961" calcext:value-type="float">
            <text:p>0.0401196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962" calcext:value-type="float">
            <text:p>0.04011962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1963" calcext:value-type="float">
            <text:p>0.04011963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1964" calcext:value-type="float">
            <text:p>0.0401196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1965" calcext:value-type="float">
            <text:p>0.04011965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1966" calcext:value-type="float">
            <text:p>0.040119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.04011967" calcext:value-type="float">
            <text:p>0.040119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968" calcext:value-type="float">
            <text:p>0.04011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969" calcext:value-type="float">
            <text:p>0.0401196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97" calcext:value-type="float">
            <text:p>0.04011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971" calcext:value-type="float">
            <text:p>0.0401197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972" calcext:value-type="float">
            <text:p>0.0401197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973" calcext:value-type="float">
            <text:p>0.0401197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974" calcext:value-type="float">
            <text:p>0.0401197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975" calcext:value-type="float">
            <text:p>0.04011975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1976" calcext:value-type="float">
            <text:p>0.0401197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977" calcext:value-type="float">
            <text:p>0.0401197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978" calcext:value-type="float">
            <text:p>0.04011978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1979" calcext:value-type="float">
            <text:p>0.0401197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98" calcext:value-type="float">
            <text:p>0.0401198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0.04011981" calcext:value-type="float">
            <text:p>0.0401198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982" calcext:value-type="float">
            <text:p>0.0401198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983" calcext:value-type="float">
            <text:p>0.04011983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1984" calcext:value-type="float">
            <text:p>0.04011984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985" calcext:value-type="float">
            <text:p>0.0401198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986" calcext:value-type="float">
            <text:p>0.0401198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987" calcext:value-type="float">
            <text:p>0.04011987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1988" calcext:value-type="float">
            <text:p>0.04011988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989" calcext:value-type="float">
            <text:p>0.0401198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99" calcext:value-type="float">
            <text:p>0.040119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991" calcext:value-type="float">
            <text:p>0.04011991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1992" calcext:value-type="float">
            <text:p>0.0401199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993" calcext:value-type="float">
            <text:p>0.0401199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994" calcext:value-type="float">
            <text:p>0.04011994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1995" calcext:value-type="float">
            <text:p>0.04011995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1996" calcext:value-type="float">
            <text:p>0.04011996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1997" calcext:value-type="float">
            <text:p>0.04011997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1998" calcext:value-type="float">
            <text:p>0.0401199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999" calcext:value-type="float">
            <text:p>0.0401199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" calcext:value-type="float">
            <text:p>0.0401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001" calcext:value-type="float">
            <text:p>0.0401200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002" calcext:value-type="float">
            <text:p>0.04012002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2003" calcext:value-type="float">
            <text:p>0.04012003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2004" calcext:value-type="float">
            <text:p>0.0401200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005" calcext:value-type="float">
            <text:p>0.0401200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006" calcext:value-type="float">
            <text:p>0.0401200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007" calcext:value-type="float">
            <text:p>0.0401200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008" calcext:value-type="float">
            <text:p>0.04012008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009" calcext:value-type="float">
            <text:p>0.0401200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01" calcext:value-type="float">
            <text:p>0.0401201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011" calcext:value-type="float">
            <text:p>0.0401201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012" calcext:value-type="float">
            <text:p>0.0401201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013" calcext:value-type="float">
            <text:p>0.04012013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0.04012014" calcext:value-type="float">
            <text:p>0.0401201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015" calcext:value-type="float">
            <text:p>0.0401201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016" calcext:value-type="float">
            <text:p>0.0401201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017" calcext:value-type="float">
            <text:p>0.0401201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018" calcext:value-type="float">
            <text:p>0.040120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19" calcext:value-type="float">
            <text:p>0.0401201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02" calcext:value-type="float">
            <text:p>0.040120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021" calcext:value-type="float">
            <text:p>0.040120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22" calcext:value-type="float">
            <text:p>0.0401202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023" calcext:value-type="float">
            <text:p>0.0401202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024" calcext:value-type="float">
            <text:p>0.04012024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025" calcext:value-type="float">
            <text:p>0.04012025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026" calcext:value-type="float">
            <text:p>0.04012026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2027" calcext:value-type="float">
            <text:p>0.0401202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028" calcext:value-type="float">
            <text:p>0.0401202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029" calcext:value-type="float">
            <text:p>0.04012029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03" calcext:value-type="float">
            <text:p>0.0401203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2031" calcext:value-type="float">
            <text:p>0.04012031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2032" calcext:value-type="float">
            <text:p>0.0401203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033" calcext:value-type="float">
            <text:p>0.0401203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034" calcext:value-type="float">
            <text:p>0.04012034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2035" calcext:value-type="float">
            <text:p>0.0401203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036" calcext:value-type="float">
            <text:p>0.0401203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037" calcext:value-type="float">
            <text:p>0.04012037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2038" calcext:value-type="float">
            <text:p>0.0401203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039" calcext:value-type="float">
            <text:p>0.0401203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04" calcext:value-type="float">
            <text:p>0.0401204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2041" calcext:value-type="float">
            <text:p>0.04012041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2042" calcext:value-type="float">
            <text:p>0.0401204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043" calcext:value-type="float">
            <text:p>0.04012043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2044" calcext:value-type="float">
            <text:p>0.04012044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2045" calcext:value-type="float">
            <text:p>0.04012045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2046" calcext:value-type="float">
            <text:p>0.0401204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47" calcext:value-type="float">
            <text:p>0.0401204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048" calcext:value-type="float">
            <text:p>0.0401204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049" calcext:value-type="float">
            <text:p>0.04012049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205" calcext:value-type="float">
            <text:p>0.0401205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2051" calcext:value-type="float">
            <text:p>0.0401205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052" calcext:value-type="float">
            <text:p>0.0401205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053" calcext:value-type="float">
            <text:p>0.0401205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054" calcext:value-type="float">
            <text:p>0.04012054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0.04012055" calcext:value-type="float">
            <text:p>0.0401205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056" calcext:value-type="float">
            <text:p>0.0401205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057" calcext:value-type="float">
            <text:p>0.04012057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2058" calcext:value-type="float">
            <text:p>0.04012058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059" calcext:value-type="float">
            <text:p>0.04012059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206" calcext:value-type="float">
            <text:p>0.0401206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0.04012061" calcext:value-type="float">
            <text:p>0.04012061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062" calcext:value-type="float">
            <text:p>0.0401206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063" calcext:value-type="float">
            <text:p>0.0401206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064" calcext:value-type="float">
            <text:p>0.04012064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0.04012065" calcext:value-type="float">
            <text:p>0.04012065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2066" calcext:value-type="float">
            <text:p>0.0401206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2067" calcext:value-type="float">
            <text:p>0.040120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068" calcext:value-type="float">
            <text:p>0.040120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069" calcext:value-type="float">
            <text:p>0.040120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07" calcext:value-type="float">
            <text:p>0.040120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071" calcext:value-type="float">
            <text:p>0.0401207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072" calcext:value-type="float">
            <text:p>0.04012072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2073" calcext:value-type="float">
            <text:p>0.04012073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2074" calcext:value-type="float">
            <text:p>0.0401207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075" calcext:value-type="float">
            <text:p>0.0401207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2076" calcext:value-type="float">
            <text:p>0.0401207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077" calcext:value-type="float">
            <text:p>0.0401207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078" calcext:value-type="float">
            <text:p>0.04012078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0.04012079" calcext:value-type="float">
            <text:p>0.0401207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08" calcext:value-type="float">
            <text:p>0.040120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081" calcext:value-type="float">
            <text:p>0.0401208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082" calcext:value-type="float">
            <text:p>0.04012082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2083" calcext:value-type="float">
            <text:p>0.04012083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0.04012084" calcext:value-type="float">
            <text:p>0.04012084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2085" calcext:value-type="float">
            <text:p>0.0401208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086" calcext:value-type="float">
            <text:p>0.04012086</text:p>
          </table:table-cell>
          <table:table-cell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0.04012087" calcext:value-type="float">
            <text:p>0.0401208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088" calcext:value-type="float">
            <text:p>0.04012088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2089" calcext:value-type="float">
            <text:p>0.04012089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209" calcext:value-type="float">
            <text:p>0.040120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091" calcext:value-type="float">
            <text:p>0.04012091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092" calcext:value-type="float">
            <text:p>0.04012092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2093" calcext:value-type="float">
            <text:p>0.0401209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094" calcext:value-type="float">
            <text:p>0.04012094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2095" calcext:value-type="float">
            <text:p>0.0401209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096" calcext:value-type="float">
            <text:p>0.04012096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097" calcext:value-type="float">
            <text:p>0.04012097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2098" calcext:value-type="float">
            <text:p>0.04012098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2099" calcext:value-type="float">
            <text:p>0.0401209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1" calcext:value-type="float">
            <text:p>0.04012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101" calcext:value-type="float">
            <text:p>0.0401210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102" calcext:value-type="float">
            <text:p>0.04012102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2103" calcext:value-type="float">
            <text:p>0.04012103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0.04012104" calcext:value-type="float">
            <text:p>0.0401210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105" calcext:value-type="float">
            <text:p>0.0401210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106" calcext:value-type="float">
            <text:p>0.0401210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107" calcext:value-type="float">
            <text:p>0.0401210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108" calcext:value-type="float">
            <text:p>0.0401210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109" calcext:value-type="float">
            <text:p>0.04012109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0.0401211" calcext:value-type="float">
            <text:p>0.040121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111" calcext:value-type="float">
            <text:p>0.04012111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112" calcext:value-type="float">
            <text:p>0.0401211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113" calcext:value-type="float">
            <text:p>0.0401211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114" calcext:value-type="float">
            <text:p>0.04012114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115" calcext:value-type="float">
            <text:p>0.0401211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116" calcext:value-type="float">
            <text:p>0.04012116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117" calcext:value-type="float">
            <text:p>0.0401211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118" calcext:value-type="float">
            <text:p>0.0401211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119" calcext:value-type="float">
            <text:p>0.0401211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12" calcext:value-type="float">
            <text:p>0.040121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121" calcext:value-type="float">
            <text:p>0.0401212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122" calcext:value-type="float">
            <text:p>0.0401212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123" calcext:value-type="float">
            <text:p>0.0401212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124" calcext:value-type="float">
            <text:p>0.04012124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125" calcext:value-type="float">
            <text:p>0.0401212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126" calcext:value-type="float">
            <text:p>0.0401212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127" calcext:value-type="float">
            <text:p>0.04012127</text:p>
          </table:table-cell>
          <table:table-cell office:value-type="float" office:value="3757" calcext:value-type="float">
            <text:p>3757</text:p>
          </table:table-cell>
          <table:table-cell/>
        </table:table-row>
        <table:table-row table:style-name="ro1">
          <table:table-cell office:value-type="float" office:value="0.04012128" calcext:value-type="float">
            <text:p>0.04012128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float" office:value="0.04012129" calcext:value-type="float">
            <text:p>0.040121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13" calcext:value-type="float">
            <text:p>0.040121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131" calcext:value-type="float">
            <text:p>0.0401213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132" calcext:value-type="float">
            <text:p>0.0401213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133" calcext:value-type="float">
            <text:p>0.04012133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134" calcext:value-type="float">
            <text:p>0.04012134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2135" calcext:value-type="float">
            <text:p>0.0401213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136" calcext:value-type="float">
            <text:p>0.0401213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137" calcext:value-type="float">
            <text:p>0.0401213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138" calcext:value-type="float">
            <text:p>0.04012138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2139" calcext:value-type="float">
            <text:p>0.04012139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14" calcext:value-type="float">
            <text:p>0.0401214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2141" calcext:value-type="float">
            <text:p>0.0401214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142" calcext:value-type="float">
            <text:p>0.0401214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143" calcext:value-type="float">
            <text:p>0.04012143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float" office:value="0.04012144" calcext:value-type="float">
            <text:p>0.0401214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145" calcext:value-type="float">
            <text:p>0.04012145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146" calcext:value-type="float">
            <text:p>0.0401214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147" calcext:value-type="float">
            <text:p>0.04012147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2148" calcext:value-type="float">
            <text:p>0.04012148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2149" calcext:value-type="float">
            <text:p>0.0401214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15" calcext:value-type="float">
            <text:p>0.0401215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2151" calcext:value-type="float">
            <text:p>0.04012151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0.04012152" calcext:value-type="float">
            <text:p>0.0401215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153" calcext:value-type="float">
            <text:p>0.04012153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154" calcext:value-type="float">
            <text:p>0.04012154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155" calcext:value-type="float">
            <text:p>0.0401215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156" calcext:value-type="float">
            <text:p>0.04012156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157" calcext:value-type="float">
            <text:p>0.04012157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0.04012158" calcext:value-type="float">
            <text:p>0.04012158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2159" calcext:value-type="float">
            <text:p>0.04012159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0401216" calcext:value-type="float">
            <text:p>0.040121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161" calcext:value-type="float">
            <text:p>0.04012161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2162" calcext:value-type="float">
            <text:p>0.0401216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163" calcext:value-type="float">
            <text:p>0.04012163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164" calcext:value-type="float">
            <text:p>0.0401216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2165" calcext:value-type="float">
            <text:p>0.0401216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166" calcext:value-type="float">
            <text:p>0.0401216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167" calcext:value-type="float">
            <text:p>0.0401216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2168" calcext:value-type="float">
            <text:p>0.040121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169" calcext:value-type="float">
            <text:p>0.040121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17" calcext:value-type="float">
            <text:p>0.04012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171" calcext:value-type="float">
            <text:p>0.0401217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172" calcext:value-type="float">
            <text:p>0.0401217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173" calcext:value-type="float">
            <text:p>0.0401217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0.04012174" calcext:value-type="float">
            <text:p>0.04012174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04012175" calcext:value-type="float">
            <text:p>0.04012175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176" calcext:value-type="float">
            <text:p>0.04012176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2177" calcext:value-type="float">
            <text:p>0.0401217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178" calcext:value-type="float">
            <text:p>0.04012178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2179" calcext:value-type="float">
            <text:p>0.04012179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218" calcext:value-type="float">
            <text:p>0.0401218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181" calcext:value-type="float">
            <text:p>0.04012181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0.04012182" calcext:value-type="float">
            <text:p>0.0401218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183" calcext:value-type="float">
            <text:p>0.04012183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2184" calcext:value-type="float">
            <text:p>0.0401218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185" calcext:value-type="float">
            <text:p>0.04012185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186" calcext:value-type="float">
            <text:p>0.04012186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2187" calcext:value-type="float">
            <text:p>0.04012187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2188" calcext:value-type="float">
            <text:p>0.0401218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189" calcext:value-type="float">
            <text:p>0.04012189</text:p>
          </table:table-cell>
          <table:table-cell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float" office:value="0.0401219" calcext:value-type="float">
            <text:p>0.0401219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2191" calcext:value-type="float">
            <text:p>0.04012191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0.04012192" calcext:value-type="float">
            <text:p>0.0401219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193" calcext:value-type="float">
            <text:p>0.0401219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194" calcext:value-type="float">
            <text:p>0.0401219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195" calcext:value-type="float">
            <text:p>0.0401219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196" calcext:value-type="float">
            <text:p>0.0401219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197" calcext:value-type="float">
            <text:p>0.04012197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0.04012198" calcext:value-type="float">
            <text:p>0.04012198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199" calcext:value-type="float">
            <text:p>0.04012199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2" calcext:value-type="float">
            <text:p>0.040122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2201" calcext:value-type="float">
            <text:p>0.0401220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202" calcext:value-type="float">
            <text:p>0.0401220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203" calcext:value-type="float">
            <text:p>0.04012203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204" calcext:value-type="float">
            <text:p>0.0401220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205" calcext:value-type="float">
            <text:p>0.04012205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2206" calcext:value-type="float">
            <text:p>0.0401220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207" calcext:value-type="float">
            <text:p>0.0401220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208" calcext:value-type="float">
            <text:p>0.04012208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209" calcext:value-type="float">
            <text:p>0.0401220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21" calcext:value-type="float">
            <text:p>0.040122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211" calcext:value-type="float">
            <text:p>0.0401221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212" calcext:value-type="float">
            <text:p>0.0401221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213" calcext:value-type="float">
            <text:p>0.0401221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214" calcext:value-type="float">
            <text:p>0.04012214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215" calcext:value-type="float">
            <text:p>0.0401221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216" calcext:value-type="float">
            <text:p>0.0401221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217" calcext:value-type="float">
            <text:p>0.0401221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218" calcext:value-type="float">
            <text:p>0.0401221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219" calcext:value-type="float">
            <text:p>0.04012219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22" calcext:value-type="float">
            <text:p>0.040122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221" calcext:value-type="float">
            <text:p>0.040122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222" calcext:value-type="float">
            <text:p>0.0401222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223" calcext:value-type="float">
            <text:p>0.0401222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224" calcext:value-type="float">
            <text:p>0.04012224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225" calcext:value-type="float">
            <text:p>0.0401222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226" calcext:value-type="float">
            <text:p>0.0401222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227" calcext:value-type="float">
            <text:p>0.0401222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228" calcext:value-type="float">
            <text:p>0.0401222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229" calcext:value-type="float">
            <text:p>0.04012229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223" calcext:value-type="float">
            <text:p>0.040122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231" calcext:value-type="float">
            <text:p>0.04012231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232" calcext:value-type="float">
            <text:p>0.0401223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233" calcext:value-type="float">
            <text:p>0.0401223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234" calcext:value-type="float">
            <text:p>0.04012234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0.04012235" calcext:value-type="float">
            <text:p>0.04012235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2236" calcext:value-type="float">
            <text:p>0.04012236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237" calcext:value-type="float">
            <text:p>0.0401223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238" calcext:value-type="float">
            <text:p>0.0401223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239" calcext:value-type="float">
            <text:p>0.04012239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224" calcext:value-type="float">
            <text:p>0.0401224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241" calcext:value-type="float">
            <text:p>0.0401224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242" calcext:value-type="float">
            <text:p>0.04012242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243" calcext:value-type="float">
            <text:p>0.0401224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244" calcext:value-type="float">
            <text:p>0.0401224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245" calcext:value-type="float">
            <text:p>0.04012245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2246" calcext:value-type="float">
            <text:p>0.0401224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247" calcext:value-type="float">
            <text:p>0.0401224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248" calcext:value-type="float">
            <text:p>0.04012248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2249" calcext:value-type="float">
            <text:p>0.04012249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225" calcext:value-type="float">
            <text:p>0.040122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251" calcext:value-type="float">
            <text:p>0.04012251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252" calcext:value-type="float">
            <text:p>0.0401225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253" calcext:value-type="float">
            <text:p>0.04012253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254" calcext:value-type="float">
            <text:p>0.04012254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2255" calcext:value-type="float">
            <text:p>0.04012255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256" calcext:value-type="float">
            <text:p>0.04012256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2257" calcext:value-type="float">
            <text:p>0.0401225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258" calcext:value-type="float">
            <text:p>0.0401225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259" calcext:value-type="float">
            <text:p>0.0401225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26" calcext:value-type="float">
            <text:p>0.0401226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2261" calcext:value-type="float">
            <text:p>0.0401226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262" calcext:value-type="float">
            <text:p>0.04012262</text:p>
          </table:table-cell>
          <table:table-cell office:value-type="float" office:value="3315" calcext:value-type="float">
            <text:p>3315</text:p>
          </table:table-cell>
          <table:table-cell/>
        </table:table-row>
        <table:table-row table:style-name="ro1">
          <table:table-cell office:value-type="float" office:value="0.04012263" calcext:value-type="float">
            <text:p>0.0401226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264" calcext:value-type="float">
            <text:p>0.0401226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265" calcext:value-type="float">
            <text:p>0.0401226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2266" calcext:value-type="float">
            <text:p>0.0401226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267" calcext:value-type="float">
            <text:p>0.04012267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0.04012268" calcext:value-type="float">
            <text:p>0.0401226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2269" calcext:value-type="float">
            <text:p>0.0401226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0401227" calcext:value-type="float">
            <text:p>0.04012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271" calcext:value-type="float">
            <text:p>0.0401227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272" calcext:value-type="float">
            <text:p>0.0401227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273" calcext:value-type="float">
            <text:p>0.0401227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2274" calcext:value-type="float">
            <text:p>0.04012274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2275" calcext:value-type="float">
            <text:p>0.0401227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276" calcext:value-type="float">
            <text:p>0.0401227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277" calcext:value-type="float">
            <text:p>0.0401227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278" calcext:value-type="float">
            <text:p>0.04012278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2279" calcext:value-type="float">
            <text:p>0.0401227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28" calcext:value-type="float">
            <text:p>0.0401228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2281" calcext:value-type="float">
            <text:p>0.0401228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282" calcext:value-type="float">
            <text:p>0.04012282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0.04012283" calcext:value-type="float">
            <text:p>0.04012283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284" calcext:value-type="float">
            <text:p>0.0401228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2285" calcext:value-type="float">
            <text:p>0.0401228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286" calcext:value-type="float">
            <text:p>0.04012286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2287" calcext:value-type="float">
            <text:p>0.0401228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288" calcext:value-type="float">
            <text:p>0.04012288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2289" calcext:value-type="float">
            <text:p>0.04012289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0.0401229" calcext:value-type="float">
            <text:p>0.0401229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291" calcext:value-type="float">
            <text:p>0.04012291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2292" calcext:value-type="float">
            <text:p>0.04012292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2293" calcext:value-type="float">
            <text:p>0.0401229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294" calcext:value-type="float">
            <text:p>0.0401229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295" calcext:value-type="float">
            <text:p>0.0401229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296" calcext:value-type="float">
            <text:p>0.04012296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297" calcext:value-type="float">
            <text:p>0.04012297</text:p>
          </table:table-cell>
          <table:table-cell office:value-type="float" office:value="2430" calcext:value-type="float">
            <text:p>2430</text:p>
          </table:table-cell>
          <table:table-cell/>
        </table:table-row>
        <table:table-row table:style-name="ro1">
          <table:table-cell office:value-type="float" office:value="0.04012298" calcext:value-type="float">
            <text:p>0.04012298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2299" calcext:value-type="float">
            <text:p>0.04012299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23" calcext:value-type="float">
            <text:p>0.04012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301" calcext:value-type="float">
            <text:p>0.0401230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302" calcext:value-type="float">
            <text:p>0.04012302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2303" calcext:value-type="float">
            <text:p>0.04012303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2304" calcext:value-type="float">
            <text:p>0.0401230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305" calcext:value-type="float">
            <text:p>0.04012305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2306" calcext:value-type="float">
            <text:p>0.0401230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307" calcext:value-type="float">
            <text:p>0.0401230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308" calcext:value-type="float">
            <text:p>0.0401230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309" calcext:value-type="float">
            <text:p>0.04012309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231" calcext:value-type="float">
            <text:p>0.0401231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2311" calcext:value-type="float">
            <text:p>0.0401231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312" calcext:value-type="float">
            <text:p>0.0401231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313" calcext:value-type="float">
            <text:p>0.0401231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314" calcext:value-type="float">
            <text:p>0.0401231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315" calcext:value-type="float">
            <text:p>0.0401231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316" calcext:value-type="float">
            <text:p>0.0401231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317" calcext:value-type="float">
            <text:p>0.0401231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318" calcext:value-type="float">
            <text:p>0.04012318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319" calcext:value-type="float">
            <text:p>0.0401231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32" calcext:value-type="float">
            <text:p>0.040123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321" calcext:value-type="float">
            <text:p>0.040123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322" calcext:value-type="float">
            <text:p>0.0401232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323" calcext:value-type="float">
            <text:p>0.0401232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324" calcext:value-type="float">
            <text:p>0.040123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325" calcext:value-type="float">
            <text:p>0.0401232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326" calcext:value-type="float">
            <text:p>0.0401232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327" calcext:value-type="float">
            <text:p>0.0401232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328" calcext:value-type="float">
            <text:p>0.0401232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329" calcext:value-type="float">
            <text:p>0.04012329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233" calcext:value-type="float">
            <text:p>0.040123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331" calcext:value-type="float">
            <text:p>0.0401233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332" calcext:value-type="float">
            <text:p>0.0401233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333" calcext:value-type="float">
            <text:p>0.04012333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2334" calcext:value-type="float">
            <text:p>0.04012334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335" calcext:value-type="float">
            <text:p>0.0401233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336" calcext:value-type="float">
            <text:p>0.04012336</text:p>
          </table:table-cell>
          <table:table-cell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0.04012337" calcext:value-type="float">
            <text:p>0.04012337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2338" calcext:value-type="float">
            <text:p>0.04012338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2339" calcext:value-type="float">
            <text:p>0.04012339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34" calcext:value-type="float">
            <text:p>0.040123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341" calcext:value-type="float">
            <text:p>0.0401234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342" calcext:value-type="float">
            <text:p>0.04012342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2343" calcext:value-type="float">
            <text:p>0.04012343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0.04012344" calcext:value-type="float">
            <text:p>0.04012344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2345" calcext:value-type="float">
            <text:p>0.04012345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2346" calcext:value-type="float">
            <text:p>0.0401234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2347" calcext:value-type="float">
            <text:p>0.0401234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348" calcext:value-type="float">
            <text:p>0.04012348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349" calcext:value-type="float">
            <text:p>0.0401234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35" calcext:value-type="float">
            <text:p>0.0401235</text:p>
          </table:table-cell>
          <table:table-cell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float" office:value="0.04012351" calcext:value-type="float">
            <text:p>0.04012351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352" calcext:value-type="float">
            <text:p>0.04012352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353" calcext:value-type="float">
            <text:p>0.0401235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354" calcext:value-type="float">
            <text:p>0.0401235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355" calcext:value-type="float">
            <text:p>0.0401235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356" calcext:value-type="float">
            <text:p>0.0401235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357" calcext:value-type="float">
            <text:p>0.04012357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358" calcext:value-type="float">
            <text:p>0.0401235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359" calcext:value-type="float">
            <text:p>0.0401235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36" calcext:value-type="float">
            <text:p>0.040123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2361" calcext:value-type="float">
            <text:p>0.0401236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362" calcext:value-type="float">
            <text:p>0.04012362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2363" calcext:value-type="float">
            <text:p>0.04012363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2364" calcext:value-type="float">
            <text:p>0.0401236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365" calcext:value-type="float">
            <text:p>0.04012365</text:p>
          </table:table-cell>
          <table:table-cell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0.04012366" calcext:value-type="float">
            <text:p>0.04012366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0.04012367" calcext:value-type="float">
            <text:p>0.0401236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2368" calcext:value-type="float">
            <text:p>0.0401236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2369" calcext:value-type="float">
            <text:p>0.04012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37" calcext:value-type="float">
            <text:p>0.04012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371" calcext:value-type="float">
            <text:p>0.040123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372" calcext:value-type="float">
            <text:p>0.0401237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373" calcext:value-type="float">
            <text:p>0.0401237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374" calcext:value-type="float">
            <text:p>0.0401237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375" calcext:value-type="float">
            <text:p>0.0401237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376" calcext:value-type="float">
            <text:p>0.0401237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377" calcext:value-type="float">
            <text:p>0.0401237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378" calcext:value-type="float">
            <text:p>0.04012378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0.04012379" calcext:value-type="float">
            <text:p>0.0401237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38" calcext:value-type="float">
            <text:p>0.0401238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2381" calcext:value-type="float">
            <text:p>0.0401238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382" calcext:value-type="float">
            <text:p>0.0401238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383" calcext:value-type="float">
            <text:p>0.04012383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2384" calcext:value-type="float">
            <text:p>0.04012384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2385" calcext:value-type="float">
            <text:p>0.04012385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0.04012386" calcext:value-type="float">
            <text:p>0.04012386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387" calcext:value-type="float">
            <text:p>0.0401238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388" calcext:value-type="float">
            <text:p>0.0401238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389" calcext:value-type="float">
            <text:p>0.0401238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39" calcext:value-type="float">
            <text:p>0.040123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391" calcext:value-type="float">
            <text:p>0.04012391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2392" calcext:value-type="float">
            <text:p>0.0401239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393" calcext:value-type="float">
            <text:p>0.0401239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394" calcext:value-type="float">
            <text:p>0.04012394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2395" calcext:value-type="float">
            <text:p>0.0401239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396" calcext:value-type="float">
            <text:p>0.04012396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397" calcext:value-type="float">
            <text:p>0.04012397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2398" calcext:value-type="float">
            <text:p>0.04012398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399" calcext:value-type="float">
            <text:p>0.0401239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4" calcext:value-type="float">
            <text:p>0.040124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2401" calcext:value-type="float">
            <text:p>0.0401240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402" calcext:value-type="float">
            <text:p>0.04012402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2403" calcext:value-type="float">
            <text:p>0.0401240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404" calcext:value-type="float">
            <text:p>0.0401240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405" calcext:value-type="float">
            <text:p>0.04012405</text:p>
          </table:table-cell>
          <table:table-cell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0.04012406" calcext:value-type="float">
            <text:p>0.04012406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407" calcext:value-type="float">
            <text:p>0.04012407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float" office:value="0.04012408" calcext:value-type="float">
            <text:p>0.0401240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409" calcext:value-type="float">
            <text:p>0.0401240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41" calcext:value-type="float">
            <text:p>0.0401241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411" calcext:value-type="float">
            <text:p>0.0401241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412" calcext:value-type="float">
            <text:p>0.0401241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413" calcext:value-type="float">
            <text:p>0.04012413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414" calcext:value-type="float">
            <text:p>0.0401241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415" calcext:value-type="float">
            <text:p>0.0401241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416" calcext:value-type="float">
            <text:p>0.04012416</text:p>
          </table:table-cell>
          <table:table-cell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0.04012417" calcext:value-type="float">
            <text:p>0.0401241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418" calcext:value-type="float">
            <text:p>0.0401241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19" calcext:value-type="float">
            <text:p>0.0401241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42" calcext:value-type="float">
            <text:p>0.040124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421" calcext:value-type="float">
            <text:p>0.040124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422" calcext:value-type="float">
            <text:p>0.0401242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423" calcext:value-type="float">
            <text:p>0.0401242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424" calcext:value-type="float">
            <text:p>0.0401242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25" calcext:value-type="float">
            <text:p>0.0401242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426" calcext:value-type="float">
            <text:p>0.0401242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427" calcext:value-type="float">
            <text:p>0.0401242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428" calcext:value-type="float">
            <text:p>0.0401242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429" calcext:value-type="float">
            <text:p>0.04012429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243" calcext:value-type="float">
            <text:p>0.040124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431" calcext:value-type="float">
            <text:p>0.04012431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432" calcext:value-type="float">
            <text:p>0.0401243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433" calcext:value-type="float">
            <text:p>0.0401243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434" calcext:value-type="float">
            <text:p>0.04012434</text:p>
          </table:table-cell>
          <table:table-cell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float" office:value="0.04012435" calcext:value-type="float">
            <text:p>0.04012435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436" calcext:value-type="float">
            <text:p>0.0401243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437" calcext:value-type="float">
            <text:p>0.0401243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438" calcext:value-type="float">
            <text:p>0.0401243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439" calcext:value-type="float">
            <text:p>0.04012439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244" calcext:value-type="float">
            <text:p>0.0401244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2441" calcext:value-type="float">
            <text:p>0.04012441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442" calcext:value-type="float">
            <text:p>0.04012442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443" calcext:value-type="float">
            <text:p>0.0401244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444" calcext:value-type="float">
            <text:p>0.04012444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2445" calcext:value-type="float">
            <text:p>0.04012445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0.04012446" calcext:value-type="float">
            <text:p>0.04012446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2447" calcext:value-type="float">
            <text:p>0.04012447</text:p>
          </table:table-cell>
          <table:table-cell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float" office:value="0.04012448" calcext:value-type="float">
            <text:p>0.04012448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2449" calcext:value-type="float">
            <text:p>0.0401244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45" calcext:value-type="float">
            <text:p>0.040124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451" calcext:value-type="float">
            <text:p>0.04012451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2452" calcext:value-type="float">
            <text:p>0.0401245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453" calcext:value-type="float">
            <text:p>0.04012453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2454" calcext:value-type="float">
            <text:p>0.04012454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2455" calcext:value-type="float">
            <text:p>0.0401245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456" calcext:value-type="float">
            <text:p>0.04012456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2457" calcext:value-type="float">
            <text:p>0.04012457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0.04012458" calcext:value-type="float">
            <text:p>0.0401245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459" calcext:value-type="float">
            <text:p>0.0401245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46" calcext:value-type="float">
            <text:p>0.040124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461" calcext:value-type="float">
            <text:p>0.0401246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462" calcext:value-type="float">
            <text:p>0.0401246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463" calcext:value-type="float">
            <text:p>0.0401246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464" calcext:value-type="float">
            <text:p>0.0401246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465" calcext:value-type="float">
            <text:p>0.04012465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466" calcext:value-type="float">
            <text:p>0.0401246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467" calcext:value-type="float">
            <text:p>0.0401246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2468" calcext:value-type="float">
            <text:p>0.04012468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0.04012469" calcext:value-type="float">
            <text:p>0.040124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47" calcext:value-type="float">
            <text:p>0.040124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471" calcext:value-type="float">
            <text:p>0.040124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472" calcext:value-type="float">
            <text:p>0.040124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473" calcext:value-type="float">
            <text:p>0.0401247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474" calcext:value-type="float">
            <text:p>0.0401247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475" calcext:value-type="float">
            <text:p>0.040124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2476" calcext:value-type="float">
            <text:p>0.0401247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2477" calcext:value-type="float">
            <text:p>0.0401247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478" calcext:value-type="float">
            <text:p>0.0401247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479" calcext:value-type="float">
            <text:p>0.0401247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48" calcext:value-type="float">
            <text:p>0.040124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481" calcext:value-type="float">
            <text:p>0.04012481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2482" calcext:value-type="float">
            <text:p>0.0401248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483" calcext:value-type="float">
            <text:p>0.04012483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2484" calcext:value-type="float">
            <text:p>0.0401248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485" calcext:value-type="float">
            <text:p>0.0401248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486" calcext:value-type="float">
            <text:p>0.04012486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0.04012487" calcext:value-type="float">
            <text:p>0.04012487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488" calcext:value-type="float">
            <text:p>0.04012488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489" calcext:value-type="float">
            <text:p>0.04012489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0.0401249" calcext:value-type="float">
            <text:p>0.040124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491" calcext:value-type="float">
            <text:p>0.0401249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492" calcext:value-type="float">
            <text:p>0.04012492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2493" calcext:value-type="float">
            <text:p>0.04012493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494" calcext:value-type="float">
            <text:p>0.04012494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495" calcext:value-type="float">
            <text:p>0.04012495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2496" calcext:value-type="float">
            <text:p>0.0401249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497" calcext:value-type="float">
            <text:p>0.04012497</text:p>
          </table:table-cell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float" office:value="0.04012498" calcext:value-type="float">
            <text:p>0.0401249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499" calcext:value-type="float">
            <text:p>0.0401249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501" calcext:value-type="float">
            <text:p>0.04012501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502" calcext:value-type="float">
            <text:p>0.04012502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2503" calcext:value-type="float">
            <text:p>0.0401250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504" calcext:value-type="float">
            <text:p>0.0401250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505" calcext:value-type="float">
            <text:p>0.04012505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2506" calcext:value-type="float">
            <text:p>0.0401250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507" calcext:value-type="float">
            <text:p>0.04012507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0.04012508" calcext:value-type="float">
            <text:p>0.0401250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509" calcext:value-type="float">
            <text:p>0.0401250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51" calcext:value-type="float">
            <text:p>0.0401251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2511" calcext:value-type="float">
            <text:p>0.0401251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512" calcext:value-type="float">
            <text:p>0.04012512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513" calcext:value-type="float">
            <text:p>0.0401251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14" calcext:value-type="float">
            <text:p>0.0401251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515" calcext:value-type="float">
            <text:p>0.0401251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516" calcext:value-type="float">
            <text:p>0.04012516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517" calcext:value-type="float">
            <text:p>0.0401251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518" calcext:value-type="float">
            <text:p>0.0401251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519" calcext:value-type="float">
            <text:p>0.0401251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52" calcext:value-type="float">
            <text:p>0.040125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521" calcext:value-type="float">
            <text:p>0.0401252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522" calcext:value-type="float">
            <text:p>0.0401252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523" calcext:value-type="float">
            <text:p>0.0401252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524" calcext:value-type="float">
            <text:p>0.040125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25" calcext:value-type="float">
            <text:p>0.0401252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526" calcext:value-type="float">
            <text:p>0.04012526</text:p>
          </table:table-cell>
          <table:table-cell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0.04012527" calcext:value-type="float">
            <text:p>0.0401252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528" calcext:value-type="float">
            <text:p>0.04012528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529" calcext:value-type="float">
            <text:p>0.04012529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53" calcext:value-type="float">
            <text:p>0.0401253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2531" calcext:value-type="float">
            <text:p>0.0401253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532" calcext:value-type="float">
            <text:p>0.040125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33" calcext:value-type="float">
            <text:p>0.0401253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534" calcext:value-type="float">
            <text:p>0.0401253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535" calcext:value-type="float">
            <text:p>0.0401253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536" calcext:value-type="float">
            <text:p>0.0401253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537" calcext:value-type="float">
            <text:p>0.04012537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2538" calcext:value-type="float">
            <text:p>0.04012538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539" calcext:value-type="float">
            <text:p>0.0401253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54" calcext:value-type="float">
            <text:p>0.0401254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541" calcext:value-type="float">
            <text:p>0.04012541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2542" calcext:value-type="float">
            <text:p>0.0401254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543" calcext:value-type="float">
            <text:p>0.04012543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2544" calcext:value-type="float">
            <text:p>0.04012544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545" calcext:value-type="float">
            <text:p>0.04012545</text:p>
          </table:table-cell>
          <table:table-cell office:value-type="float" office:value="3759" calcext:value-type="float">
            <text:p>3759</text:p>
          </table:table-cell>
          <table:table-cell/>
        </table:table-row>
        <table:table-row table:style-name="ro1">
          <table:table-cell office:value-type="float" office:value="0.04012546" calcext:value-type="float">
            <text:p>0.0401254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547" calcext:value-type="float">
            <text:p>0.04012547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2548" calcext:value-type="float">
            <text:p>0.0401254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549" calcext:value-type="float">
            <text:p>0.04012549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55" calcext:value-type="float">
            <text:p>0.0401255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2551" calcext:value-type="float">
            <text:p>0.04012551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2552" calcext:value-type="float">
            <text:p>0.04012552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553" calcext:value-type="float">
            <text:p>0.04012553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2554" calcext:value-type="float">
            <text:p>0.0401255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555" calcext:value-type="float">
            <text:p>0.0401255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556" calcext:value-type="float">
            <text:p>0.04012556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557" calcext:value-type="float">
            <text:p>0.0401255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558" calcext:value-type="float">
            <text:p>0.04012558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0.04012559" calcext:value-type="float">
            <text:p>0.0401255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56" calcext:value-type="float">
            <text:p>0.0401256</text:p>
          </table:table-cell>
          <table:table-cell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0.04012561" calcext:value-type="float">
            <text:p>0.04012561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2562" calcext:value-type="float">
            <text:p>0.0401256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2563" calcext:value-type="float">
            <text:p>0.0401256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564" calcext:value-type="float">
            <text:p>0.04012564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2565" calcext:value-type="float">
            <text:p>0.0401256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566" calcext:value-type="float">
            <text:p>0.0401256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567" calcext:value-type="float">
            <text:p>0.04012567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2568" calcext:value-type="float">
            <text:p>0.0401256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569" calcext:value-type="float">
            <text:p>0.04012569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57" calcext:value-type="float">
            <text:p>0.040125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04012571" calcext:value-type="float">
            <text:p>0.0401257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572" calcext:value-type="float">
            <text:p>0.040125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2573" calcext:value-type="float">
            <text:p>0.0401257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574" calcext:value-type="float">
            <text:p>0.0401257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575" calcext:value-type="float">
            <text:p>0.0401257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576" calcext:value-type="float">
            <text:p>0.0401257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2577" calcext:value-type="float">
            <text:p>0.04012577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2578" calcext:value-type="float">
            <text:p>0.0401257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579" calcext:value-type="float">
            <text:p>0.04012579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258" calcext:value-type="float">
            <text:p>0.040125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581" calcext:value-type="float">
            <text:p>0.04012581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2582" calcext:value-type="float">
            <text:p>0.04012582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2583" calcext:value-type="float">
            <text:p>0.0401258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584" calcext:value-type="float">
            <text:p>0.04012584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2585" calcext:value-type="float">
            <text:p>0.0401258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586" calcext:value-type="float">
            <text:p>0.04012586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0.04012587" calcext:value-type="float">
            <text:p>0.0401258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588" calcext:value-type="float">
            <text:p>0.04012588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589" calcext:value-type="float">
            <text:p>0.0401258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59" calcext:value-type="float">
            <text:p>0.0401259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2591" calcext:value-type="float">
            <text:p>0.04012591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2592" calcext:value-type="float">
            <text:p>0.04012592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593" calcext:value-type="float">
            <text:p>0.04012593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2594" calcext:value-type="float">
            <text:p>0.04012594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2595" calcext:value-type="float">
            <text:p>0.0401259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596" calcext:value-type="float">
            <text:p>0.0401259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597" calcext:value-type="float">
            <text:p>0.0401259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98" calcext:value-type="float">
            <text:p>0.04012598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599" calcext:value-type="float">
            <text:p>0.0401259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6" calcext:value-type="float">
            <text:p>0.040126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0.04012601" calcext:value-type="float">
            <text:p>0.04012601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602" calcext:value-type="float">
            <text:p>0.04012602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2603" calcext:value-type="float">
            <text:p>0.04012603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2604" calcext:value-type="float">
            <text:p>0.0401260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605" calcext:value-type="float">
            <text:p>0.0401260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606" calcext:value-type="float">
            <text:p>0.0401260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607" calcext:value-type="float">
            <text:p>0.04012607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2608" calcext:value-type="float">
            <text:p>0.0401260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609" calcext:value-type="float">
            <text:p>0.0401260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61" calcext:value-type="float">
            <text:p>0.040126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611" calcext:value-type="float">
            <text:p>0.0401261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612" calcext:value-type="float">
            <text:p>0.0401261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613" calcext:value-type="float">
            <text:p>0.0401261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614" calcext:value-type="float">
            <text:p>0.0401261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615" calcext:value-type="float">
            <text:p>0.04012615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616" calcext:value-type="float">
            <text:p>0.0401261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617" calcext:value-type="float">
            <text:p>0.0401261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618" calcext:value-type="float">
            <text:p>0.0401261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19" calcext:value-type="float">
            <text:p>0.0401261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62" calcext:value-type="float">
            <text:p>0.040126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621" calcext:value-type="float">
            <text:p>0.040126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622" calcext:value-type="float">
            <text:p>0.0401262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623" calcext:value-type="float">
            <text:p>0.0401262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624" calcext:value-type="float">
            <text:p>0.040126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625" calcext:value-type="float">
            <text:p>0.0401262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626" calcext:value-type="float">
            <text:p>0.04012626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2627" calcext:value-type="float">
            <text:p>0.0401262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628" calcext:value-type="float">
            <text:p>0.0401262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629" calcext:value-type="float">
            <text:p>0.0401262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63" calcext:value-type="float">
            <text:p>0.040126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631" calcext:value-type="float">
            <text:p>0.0401263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632" calcext:value-type="float">
            <text:p>0.04012632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2633" calcext:value-type="float">
            <text:p>0.0401263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634" calcext:value-type="float">
            <text:p>0.0401263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635" calcext:value-type="float">
            <text:p>0.0401263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636" calcext:value-type="float">
            <text:p>0.04012636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637" calcext:value-type="float">
            <text:p>0.04012637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2638" calcext:value-type="float">
            <text:p>0.04012638</text:p>
          </table:table-cell>
          <table:table-cell office:value-type="float" office:value="3503" calcext:value-type="float">
            <text:p>3503</text:p>
          </table:table-cell>
          <table:table-cell/>
        </table:table-row>
        <table:table-row table:style-name="ro1">
          <table:table-cell office:value-type="float" office:value="0.04012639" calcext:value-type="float">
            <text:p>0.0401263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64" calcext:value-type="float">
            <text:p>0.0401264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2641" calcext:value-type="float">
            <text:p>0.04012641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642" calcext:value-type="float">
            <text:p>0.04012642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2643" calcext:value-type="float">
            <text:p>0.04012643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644" calcext:value-type="float">
            <text:p>0.0401264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645" calcext:value-type="float">
            <text:p>0.04012645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2646" calcext:value-type="float">
            <text:p>0.0401264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647" calcext:value-type="float">
            <text:p>0.0401264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648" calcext:value-type="float">
            <text:p>0.04012648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2649" calcext:value-type="float">
            <text:p>0.0401264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65" calcext:value-type="float">
            <text:p>0.040126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651" calcext:value-type="float">
            <text:p>0.04012651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2652" calcext:value-type="float">
            <text:p>0.04012652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0.04012653" calcext:value-type="float">
            <text:p>0.0401265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654" calcext:value-type="float">
            <text:p>0.04012654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0.04012655" calcext:value-type="float">
            <text:p>0.0401265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656" calcext:value-type="float">
            <text:p>0.04012656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2657" calcext:value-type="float">
            <text:p>0.04012657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2658" calcext:value-type="float">
            <text:p>0.0401265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659" calcext:value-type="float">
            <text:p>0.04012659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0.0401266" calcext:value-type="float">
            <text:p>0.040126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661" calcext:value-type="float">
            <text:p>0.0401266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662" calcext:value-type="float">
            <text:p>0.0401266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2663" calcext:value-type="float">
            <text:p>0.0401266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664" calcext:value-type="float">
            <text:p>0.04012664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2665" calcext:value-type="float">
            <text:p>0.04012665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0.04012666" calcext:value-type="float">
            <text:p>0.0401266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667" calcext:value-type="float">
            <text:p>0.0401266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668" calcext:value-type="float">
            <text:p>0.0401266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2669" calcext:value-type="float">
            <text:p>0.0401266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67" calcext:value-type="float">
            <text:p>0.0401267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2671" calcext:value-type="float">
            <text:p>0.04012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672" calcext:value-type="float">
            <text:p>0.0401267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04012673" calcext:value-type="float">
            <text:p>0.040126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674" calcext:value-type="float">
            <text:p>0.0401267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675" calcext:value-type="float">
            <text:p>0.0401267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2676" calcext:value-type="float">
            <text:p>0.0401267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2677" calcext:value-type="float">
            <text:p>0.04012677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678" calcext:value-type="float">
            <text:p>0.0401267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679" calcext:value-type="float">
            <text:p>0.0401267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68" calcext:value-type="float">
            <text:p>0.040126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681" calcext:value-type="float">
            <text:p>0.0401268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682" calcext:value-type="float">
            <text:p>0.04012682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683" calcext:value-type="float">
            <text:p>0.04012683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2684" calcext:value-type="float">
            <text:p>0.0401268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685" calcext:value-type="float">
            <text:p>0.0401268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686" calcext:value-type="float">
            <text:p>0.04012686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687" calcext:value-type="float">
            <text:p>0.04012687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2688" calcext:value-type="float">
            <text:p>0.04012688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689" calcext:value-type="float">
            <text:p>0.0401268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69" calcext:value-type="float">
            <text:p>0.040126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691" calcext:value-type="float">
            <text:p>0.0401269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692" calcext:value-type="float">
            <text:p>0.04012692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2693" calcext:value-type="float">
            <text:p>0.04012693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694" calcext:value-type="float">
            <text:p>0.04012694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2695" calcext:value-type="float">
            <text:p>0.04012695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2696" calcext:value-type="float">
            <text:p>0.0401269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697" calcext:value-type="float">
            <text:p>0.0401269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698" calcext:value-type="float">
            <text:p>0.04012698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699" calcext:value-type="float">
            <text:p>0.04012699</text:p>
          </table:table-cell>
          <table:table-cell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0.040127" calcext:value-type="float">
            <text:p>0.040127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2701" calcext:value-type="float">
            <text:p>0.04012701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702" calcext:value-type="float">
            <text:p>0.04012702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2703" calcext:value-type="float">
            <text:p>0.0401270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704" calcext:value-type="float">
            <text:p>0.0401270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705" calcext:value-type="float">
            <text:p>0.0401270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2706" calcext:value-type="float">
            <text:p>0.0401270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707" calcext:value-type="float">
            <text:p>0.04012707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2708" calcext:value-type="float">
            <text:p>0.04012708</text:p>
          </table:table-cell>
          <table:table-cell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float" office:value="0.04012709" calcext:value-type="float">
            <text:p>0.0401270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71" calcext:value-type="float">
            <text:p>0.040127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711" calcext:value-type="float">
            <text:p>0.04012711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712" calcext:value-type="float">
            <text:p>0.04012712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2713" calcext:value-type="float">
            <text:p>0.04012713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714" calcext:value-type="float">
            <text:p>0.0401271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715" calcext:value-type="float">
            <text:p>0.0401271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716" calcext:value-type="float">
            <text:p>0.0401271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717" calcext:value-type="float">
            <text:p>0.0401271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718" calcext:value-type="float">
            <text:p>0.04012718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2719" calcext:value-type="float">
            <text:p>0.0401271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72" calcext:value-type="float">
            <text:p>0.040127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721" calcext:value-type="float">
            <text:p>0.04012721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722" calcext:value-type="float">
            <text:p>0.0401272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723" calcext:value-type="float">
            <text:p>0.0401272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724" calcext:value-type="float">
            <text:p>0.040127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725" calcext:value-type="float">
            <text:p>0.0401272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726" calcext:value-type="float">
            <text:p>0.04012726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2727" calcext:value-type="float">
            <text:p>0.04012727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728" calcext:value-type="float">
            <text:p>0.0401272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729" calcext:value-type="float">
            <text:p>0.04012729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73" calcext:value-type="float">
            <text:p>0.040127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731" calcext:value-type="float">
            <text:p>0.0401273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732" calcext:value-type="float">
            <text:p>0.04012732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2733" calcext:value-type="float">
            <text:p>0.0401273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734" calcext:value-type="float">
            <text:p>0.0401273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735" calcext:value-type="float">
            <text:p>0.04012735</text:p>
          </table:table-cell>
          <table:table-cell office:value-type="float" office:value="3453" calcext:value-type="float">
            <text:p>3453</text:p>
          </table:table-cell>
          <table:table-cell/>
        </table:table-row>
        <table:table-row table:style-name="ro1">
          <table:table-cell office:value-type="float" office:value="0.04012736" calcext:value-type="float">
            <text:p>0.04012736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2737" calcext:value-type="float">
            <text:p>0.0401273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738" calcext:value-type="float">
            <text:p>0.0401273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739" calcext:value-type="float">
            <text:p>0.04012739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274" calcext:value-type="float">
            <text:p>0.0401274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2741" calcext:value-type="float">
            <text:p>0.0401274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742" calcext:value-type="float">
            <text:p>0.04012742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0.04012743" calcext:value-type="float">
            <text:p>0.04012743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744" calcext:value-type="float">
            <text:p>0.04012744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745" calcext:value-type="float">
            <text:p>0.04012745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2746" calcext:value-type="float">
            <text:p>0.04012746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2747" calcext:value-type="float">
            <text:p>0.04012747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2748" calcext:value-type="float">
            <text:p>0.04012748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2749" calcext:value-type="float">
            <text:p>0.0401274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275" calcext:value-type="float">
            <text:p>0.040127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751" calcext:value-type="float">
            <text:p>0.0401275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752" calcext:value-type="float">
            <text:p>0.04012752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753" calcext:value-type="float">
            <text:p>0.0401275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2754" calcext:value-type="float">
            <text:p>0.04012754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2755" calcext:value-type="float">
            <text:p>0.0401275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756" calcext:value-type="float">
            <text:p>0.0401275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757" calcext:value-type="float">
            <text:p>0.0401275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758" calcext:value-type="float">
            <text:p>0.0401275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759" calcext:value-type="float">
            <text:p>0.04012759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76" calcext:value-type="float">
            <text:p>0.040127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761" calcext:value-type="float">
            <text:p>0.0401276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762" calcext:value-type="float">
            <text:p>0.04012762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2763" calcext:value-type="float">
            <text:p>0.0401276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764" calcext:value-type="float">
            <text:p>0.04012764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2765" calcext:value-type="float">
            <text:p>0.04012765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2766" calcext:value-type="float">
            <text:p>0.0401276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2767" calcext:value-type="float">
            <text:p>0.0401276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768" calcext:value-type="float">
            <text:p>0.0401276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769" calcext:value-type="float">
            <text:p>0.04012769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0.0401277" calcext:value-type="float">
            <text:p>0.040127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2771" calcext:value-type="float">
            <text:p>0.0401277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2772" calcext:value-type="float">
            <text:p>0.0401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773" calcext:value-type="float">
            <text:p>0.040127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774" calcext:value-type="float">
            <text:p>0.040127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775" calcext:value-type="float">
            <text:p>0.0401277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2776" calcext:value-type="float">
            <text:p>0.040127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777" calcext:value-type="float">
            <text:p>0.0401277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778" calcext:value-type="float">
            <text:p>0.04012778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2779" calcext:value-type="float">
            <text:p>0.0401277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78" calcext:value-type="float">
            <text:p>0.040127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781" calcext:value-type="float">
            <text:p>0.0401278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782" calcext:value-type="float">
            <text:p>0.0401278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783" calcext:value-type="float">
            <text:p>0.04012783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2784" calcext:value-type="float">
            <text:p>0.0401278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785" calcext:value-type="float">
            <text:p>0.0401278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786" calcext:value-type="float">
            <text:p>0.04012786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2787" calcext:value-type="float">
            <text:p>0.04012787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2788" calcext:value-type="float">
            <text:p>0.04012788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0.04012789" calcext:value-type="float">
            <text:p>0.04012789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79" calcext:value-type="float">
            <text:p>0.040127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791" calcext:value-type="float">
            <text:p>0.04012791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2792" calcext:value-type="float">
            <text:p>0.0401279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793" calcext:value-type="float">
            <text:p>0.04012793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2794" calcext:value-type="float">
            <text:p>0.04012794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2795" calcext:value-type="float">
            <text:p>0.0401279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796" calcext:value-type="float">
            <text:p>0.04012796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2797" calcext:value-type="float">
            <text:p>0.04012797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2798" calcext:value-type="float">
            <text:p>0.0401279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799" calcext:value-type="float">
            <text:p>0.04012799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28" calcext:value-type="float">
            <text:p>0.04012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801" calcext:value-type="float">
            <text:p>0.04012801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802" calcext:value-type="float">
            <text:p>0.04012802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2803" calcext:value-type="float">
            <text:p>0.04012803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2804" calcext:value-type="float">
            <text:p>0.0401280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805" calcext:value-type="float">
            <text:p>0.04012805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2806" calcext:value-type="float">
            <text:p>0.0401280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807" calcext:value-type="float">
            <text:p>0.0401280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808" calcext:value-type="float">
            <text:p>0.04012808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2809" calcext:value-type="float">
            <text:p>0.04012809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81" calcext:value-type="float">
            <text:p>0.040128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811" calcext:value-type="float">
            <text:p>0.0401281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812" calcext:value-type="float">
            <text:p>0.04012812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813" calcext:value-type="float">
            <text:p>0.04012813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814" calcext:value-type="float">
            <text:p>0.04012814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815" calcext:value-type="float">
            <text:p>0.0401281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816" calcext:value-type="float">
            <text:p>0.040128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817" calcext:value-type="float">
            <text:p>0.0401281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818" calcext:value-type="float">
            <text:p>0.04012818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819" calcext:value-type="float">
            <text:p>0.0401281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82" calcext:value-type="float">
            <text:p>0.040128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821" calcext:value-type="float">
            <text:p>0.0401282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822" calcext:value-type="float">
            <text:p>0.0401282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823" calcext:value-type="float">
            <text:p>0.0401282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824" calcext:value-type="float">
            <text:p>0.040128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825" calcext:value-type="float">
            <text:p>0.0401282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826" calcext:value-type="float">
            <text:p>0.0401282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827" calcext:value-type="float">
            <text:p>0.0401282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828" calcext:value-type="float">
            <text:p>0.0401282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829" calcext:value-type="float">
            <text:p>0.04012829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83" calcext:value-type="float">
            <text:p>0.040128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831" calcext:value-type="float">
            <text:p>0.04012831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832" calcext:value-type="float">
            <text:p>0.04012832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2833" calcext:value-type="float">
            <text:p>0.0401283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834" calcext:value-type="float">
            <text:p>0.0401283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835" calcext:value-type="float">
            <text:p>0.0401283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836" calcext:value-type="float">
            <text:p>0.04012836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837" calcext:value-type="float">
            <text:p>0.04012837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838" calcext:value-type="float">
            <text:p>0.04012838</text:p>
          </table:table-cell>
          <table:table-cell office:value-type="float" office:value="3507" calcext:value-type="float">
            <text:p>3507</text:p>
          </table:table-cell>
          <table:table-cell/>
        </table:table-row>
        <table:table-row table:style-name="ro1">
          <table:table-cell office:value-type="float" office:value="0.04012839" calcext:value-type="float">
            <text:p>0.04012839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284" calcext:value-type="float">
            <text:p>0.040128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841" calcext:value-type="float">
            <text:p>0.0401284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842" calcext:value-type="float">
            <text:p>0.04012842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2843" calcext:value-type="float">
            <text:p>0.04012843</text:p>
          </table:table-cell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0.04012844" calcext:value-type="float">
            <text:p>0.0401284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845" calcext:value-type="float">
            <text:p>0.04012845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0.04012846" calcext:value-type="float">
            <text:p>0.04012846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847" calcext:value-type="float">
            <text:p>0.0401284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848" calcext:value-type="float">
            <text:p>0.0401284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849" calcext:value-type="float">
            <text:p>0.04012849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85" calcext:value-type="float">
            <text:p>0.0401285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851" calcext:value-type="float">
            <text:p>0.04012851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2852" calcext:value-type="float">
            <text:p>0.0401285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853" calcext:value-type="float">
            <text:p>0.04012853</text:p>
          </table:table-cell>
          <table:table-cell office:value-type="float" office:value="1509" calcext:value-type="float">
            <text:p>1509</text:p>
          </table:table-cell>
          <table:table-cell/>
        </table:table-row>
        <table:table-row table:style-name="ro1">
          <table:table-cell office:value-type="float" office:value="0.04012854" calcext:value-type="float">
            <text:p>0.04012854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855" calcext:value-type="float">
            <text:p>0.0401285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856" calcext:value-type="float">
            <text:p>0.04012856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0.04012857" calcext:value-type="float">
            <text:p>0.0401285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858" calcext:value-type="float">
            <text:p>0.0401285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859" calcext:value-type="float">
            <text:p>0.04012859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286" calcext:value-type="float">
            <text:p>0.0401286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861" calcext:value-type="float">
            <text:p>0.0401286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862" calcext:value-type="float">
            <text:p>0.0401286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863" calcext:value-type="float">
            <text:p>0.04012863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2864" calcext:value-type="float">
            <text:p>0.04012864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2865" calcext:value-type="float">
            <text:p>0.04012865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866" calcext:value-type="float">
            <text:p>0.04012866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2867" calcext:value-type="float">
            <text:p>0.04012867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868" calcext:value-type="float">
            <text:p>0.0401286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869" calcext:value-type="float">
            <text:p>0.0401286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87" calcext:value-type="float">
            <text:p>0.040128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871" calcext:value-type="float">
            <text:p>0.04012871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2872" calcext:value-type="float">
            <text:p>0.040128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873" calcext:value-type="float">
            <text:p>0.0401287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874" calcext:value-type="float">
            <text:p>0.040128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875" calcext:value-type="float">
            <text:p>0.0401287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876" calcext:value-type="float">
            <text:p>0.040128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877" calcext:value-type="float">
            <text:p>0.0401287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878" calcext:value-type="float">
            <text:p>0.0401287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2879" calcext:value-type="float">
            <text:p>0.04012879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288" calcext:value-type="float">
            <text:p>0.040128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881" calcext:value-type="float">
            <text:p>0.04012881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0.04012882" calcext:value-type="float">
            <text:p>0.0401288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883" calcext:value-type="float">
            <text:p>0.04012883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2884" calcext:value-type="float">
            <text:p>0.04012884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2885" calcext:value-type="float">
            <text:p>0.0401288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886" calcext:value-type="float">
            <text:p>0.04012886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2887" calcext:value-type="float">
            <text:p>0.0401288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888" calcext:value-type="float">
            <text:p>0.04012888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2889" calcext:value-type="float">
            <text:p>0.0401288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89" calcext:value-type="float">
            <text:p>0.0401289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891" calcext:value-type="float">
            <text:p>0.04012891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2892" calcext:value-type="float">
            <text:p>0.04012892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2893" calcext:value-type="float">
            <text:p>0.0401289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894" calcext:value-type="float">
            <text:p>0.0401289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895" calcext:value-type="float">
            <text:p>0.04012895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0.04012896" calcext:value-type="float">
            <text:p>0.0401289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897" calcext:value-type="float">
            <text:p>0.04012897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0.04012898" calcext:value-type="float">
            <text:p>0.04012898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2899" calcext:value-type="float">
            <text:p>0.0401289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9" calcext:value-type="float">
            <text:p>0.04012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901" calcext:value-type="float">
            <text:p>0.0401290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902" calcext:value-type="float">
            <text:p>0.04012902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903" calcext:value-type="float">
            <text:p>0.04012903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904" calcext:value-type="float">
            <text:p>0.04012904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2905" calcext:value-type="float">
            <text:p>0.04012905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2906" calcext:value-type="float">
            <text:p>0.0401290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907" calcext:value-type="float">
            <text:p>0.0401290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908" calcext:value-type="float">
            <text:p>0.0401290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909" calcext:value-type="float">
            <text:p>0.0401290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91" calcext:value-type="float">
            <text:p>0.0401291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2911" calcext:value-type="float">
            <text:p>0.0401291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912" calcext:value-type="float">
            <text:p>0.0401291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913" calcext:value-type="float">
            <text:p>0.04012913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914" calcext:value-type="float">
            <text:p>0.0401291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915" calcext:value-type="float">
            <text:p>0.04012915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916" calcext:value-type="float">
            <text:p>0.0401291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4012917" calcext:value-type="float">
            <text:p>0.0401291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918" calcext:value-type="float">
            <text:p>0.0401291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919" calcext:value-type="float">
            <text:p>0.0401291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92" calcext:value-type="float">
            <text:p>0.0401292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2921" calcext:value-type="float">
            <text:p>0.0401292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922" calcext:value-type="float">
            <text:p>0.0401292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923" calcext:value-type="float">
            <text:p>0.0401292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924" calcext:value-type="float">
            <text:p>0.040129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925" calcext:value-type="float">
            <text:p>0.0401292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926" calcext:value-type="float">
            <text:p>0.0401292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927" calcext:value-type="float">
            <text:p>0.0401292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928" calcext:value-type="float">
            <text:p>0.0401292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929" calcext:value-type="float">
            <text:p>0.04012929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93" calcext:value-type="float">
            <text:p>0.040129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931" calcext:value-type="float">
            <text:p>0.0401293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932" calcext:value-type="float">
            <text:p>0.04012932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933" calcext:value-type="float">
            <text:p>0.04012933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2934" calcext:value-type="float">
            <text:p>0.04012934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935" calcext:value-type="float">
            <text:p>0.0401293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936" calcext:value-type="float">
            <text:p>0.0401293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937" calcext:value-type="float">
            <text:p>0.0401293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938" calcext:value-type="float">
            <text:p>0.0401293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939" calcext:value-type="float">
            <text:p>0.04012939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294" calcext:value-type="float">
            <text:p>0.0401294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2941" calcext:value-type="float">
            <text:p>0.0401294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942" calcext:value-type="float">
            <text:p>0.0401294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943" calcext:value-type="float">
            <text:p>0.04012943</text:p>
          </table:table-cell>
          <table:table-cell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0.04012944" calcext:value-type="float">
            <text:p>0.04012944</text:p>
          </table:table-cell>
          <table:table-cell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float" office:value="0.04012945" calcext:value-type="float">
            <text:p>0.04012945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946" calcext:value-type="float">
            <text:p>0.04012946</text:p>
          </table:table-cell>
          <table:table-cell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float" office:value="0.04012947" calcext:value-type="float">
            <text:p>0.0401294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948" calcext:value-type="float">
            <text:p>0.04012948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2949" calcext:value-type="float">
            <text:p>0.0401294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95" calcext:value-type="float">
            <text:p>0.0401295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2951" calcext:value-type="float">
            <text:p>0.04012951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2952" calcext:value-type="float">
            <text:p>0.04012952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2953" calcext:value-type="float">
            <text:p>0.04012953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2954" calcext:value-type="float">
            <text:p>0.04012954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955" calcext:value-type="float">
            <text:p>0.0401295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956" calcext:value-type="float">
            <text:p>0.04012956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2957" calcext:value-type="float">
            <text:p>0.0401295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958" calcext:value-type="float">
            <text:p>0.04012958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959" calcext:value-type="float">
            <text:p>0.04012959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96" calcext:value-type="float">
            <text:p>0.0401296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961" calcext:value-type="float">
            <text:p>0.04012961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0.04012962" calcext:value-type="float">
            <text:p>0.0401296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963" calcext:value-type="float">
            <text:p>0.0401296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964" calcext:value-type="float">
            <text:p>0.04012964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2965" calcext:value-type="float">
            <text:p>0.04012965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2966" calcext:value-type="float">
            <text:p>0.0401296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967" calcext:value-type="float">
            <text:p>0.04012967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2968" calcext:value-type="float">
            <text:p>0.0401296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969" calcext:value-type="float">
            <text:p>0.04012969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97" calcext:value-type="float">
            <text:p>0.0401297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2971" calcext:value-type="float">
            <text:p>0.0401297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972" calcext:value-type="float">
            <text:p>0.04012972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2973" calcext:value-type="float">
            <text:p>0.0401297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2974" calcext:value-type="float">
            <text:p>0.0401297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2975" calcext:value-type="float">
            <text:p>0.040129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2976" calcext:value-type="float">
            <text:p>0.0401297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977" calcext:value-type="float">
            <text:p>0.0401297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978" calcext:value-type="float">
            <text:p>0.0401297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979" calcext:value-type="float">
            <text:p>0.0401297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298" calcext:value-type="float">
            <text:p>0.0401298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0.04012981" calcext:value-type="float">
            <text:p>0.0401298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982" calcext:value-type="float">
            <text:p>0.04012982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2983" calcext:value-type="float">
            <text:p>0.04012983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2984" calcext:value-type="float">
            <text:p>0.0401298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2985" calcext:value-type="float">
            <text:p>0.04012985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986" calcext:value-type="float">
            <text:p>0.0401298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987" calcext:value-type="float">
            <text:p>0.04012987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2988" calcext:value-type="float">
            <text:p>0.0401298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989" calcext:value-type="float">
            <text:p>0.04012989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99" calcext:value-type="float">
            <text:p>0.040129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991" calcext:value-type="float">
            <text:p>0.04012991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0.04012992" calcext:value-type="float">
            <text:p>0.0401299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993" calcext:value-type="float">
            <text:p>0.04012993</text:p>
          </table:table-cell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0.04012994" calcext:value-type="float">
            <text:p>0.04012994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2995" calcext:value-type="float">
            <text:p>0.04012995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996" calcext:value-type="float">
            <text:p>0.04012996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2997" calcext:value-type="float">
            <text:p>0.04012997</text:p>
          </table:table-cell>
          <table:table-cell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float" office:value="0.04012998" calcext:value-type="float">
            <text:p>0.0401299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999" calcext:value-type="float">
            <text:p>0.0401299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" calcext:value-type="float">
            <text:p>0.04013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3001" calcext:value-type="float">
            <text:p>0.0401300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002" calcext:value-type="float">
            <text:p>0.04013002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3003" calcext:value-type="float">
            <text:p>0.04013003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3004" calcext:value-type="float">
            <text:p>0.04013004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005" calcext:value-type="float">
            <text:p>0.0401300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006" calcext:value-type="float">
            <text:p>0.04013006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3007" calcext:value-type="float">
            <text:p>0.0401300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008" calcext:value-type="float">
            <text:p>0.04013008</text:p>
          </table:table-cell>
          <table:table-cell office:value-type="float" office:value="3437" calcext:value-type="float">
            <text:p>3437</text:p>
          </table:table-cell>
          <table:table-cell/>
        </table:table-row>
        <table:table-row table:style-name="ro1">
          <table:table-cell office:value-type="float" office:value="0.04013009" calcext:value-type="float">
            <text:p>0.0401300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01" calcext:value-type="float">
            <text:p>0.0401301</text:p>
          </table:table-cell>
          <table:table-cell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0.04013011" calcext:value-type="float">
            <text:p>0.0401301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012" calcext:value-type="float">
            <text:p>0.0401301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013" calcext:value-type="float">
            <text:p>0.0401301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014" calcext:value-type="float">
            <text:p>0.0401301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015" calcext:value-type="float">
            <text:p>0.0401301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016" calcext:value-type="float">
            <text:p>0.0401301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017" calcext:value-type="float">
            <text:p>0.0401301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018" calcext:value-type="float">
            <text:p>0.0401301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019" calcext:value-type="float">
            <text:p>0.0401301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02" calcext:value-type="float">
            <text:p>0.0401302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021" calcext:value-type="float">
            <text:p>0.0401302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022" calcext:value-type="float">
            <text:p>0.0401302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023" calcext:value-type="float">
            <text:p>0.0401302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024" calcext:value-type="float">
            <text:p>0.040130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25" calcext:value-type="float">
            <text:p>0.0401302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026" calcext:value-type="float">
            <text:p>0.0401302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27" calcext:value-type="float">
            <text:p>0.0401302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028" calcext:value-type="float">
            <text:p>0.0401302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029" calcext:value-type="float">
            <text:p>0.04013029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303" calcext:value-type="float">
            <text:p>0.040130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031" calcext:value-type="float">
            <text:p>0.0401303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032" calcext:value-type="float">
            <text:p>0.040130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33" calcext:value-type="float">
            <text:p>0.0401303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034" calcext:value-type="float">
            <text:p>0.0401303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035" calcext:value-type="float">
            <text:p>0.04013035</text:p>
          </table:table-cell>
          <table:table-cell office:value-type="float" office:value="3771" calcext:value-type="float">
            <text:p>3771</text:p>
          </table:table-cell>
          <table:table-cell/>
        </table:table-row>
        <table:table-row table:style-name="ro1">
          <table:table-cell office:value-type="float" office:value="0.04013036" calcext:value-type="float">
            <text:p>0.0401303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037" calcext:value-type="float">
            <text:p>0.04013037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038" calcext:value-type="float">
            <text:p>0.0401303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039" calcext:value-type="float">
            <text:p>0.0401303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04" calcext:value-type="float">
            <text:p>0.0401304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3041" calcext:value-type="float">
            <text:p>0.0401304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042" calcext:value-type="float">
            <text:p>0.04013042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043" calcext:value-type="float">
            <text:p>0.0401304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44" calcext:value-type="float">
            <text:p>0.0401304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045" calcext:value-type="float">
            <text:p>0.04013045</text:p>
          </table:table-cell>
          <table:table-cell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0.04013046" calcext:value-type="float">
            <text:p>0.04013046</text:p>
          </table:table-cell>
          <table:table-cell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float" office:value="0.04013047" calcext:value-type="float">
            <text:p>0.04013047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3048" calcext:value-type="float">
            <text:p>0.04013048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3049" calcext:value-type="float">
            <text:p>0.0401304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05" calcext:value-type="float">
            <text:p>0.0401305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3051" calcext:value-type="float">
            <text:p>0.04013051</text:p>
          </table:table-cell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0.04013052" calcext:value-type="float">
            <text:p>0.0401305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053" calcext:value-type="float">
            <text:p>0.0401305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054" calcext:value-type="float">
            <text:p>0.04013054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055" calcext:value-type="float">
            <text:p>0.04013055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056" calcext:value-type="float">
            <text:p>0.04013056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057" calcext:value-type="float">
            <text:p>0.04013057</text:p>
          </table:table-cell>
          <table:table-cell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float" office:value="0.04013058" calcext:value-type="float">
            <text:p>0.0401305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059" calcext:value-type="float">
            <text:p>0.04013059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0.0401306" calcext:value-type="float">
            <text:p>0.0401306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3061" calcext:value-type="float">
            <text:p>0.0401306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062" calcext:value-type="float">
            <text:p>0.0401306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063" calcext:value-type="float">
            <text:p>0.0401306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064" calcext:value-type="float">
            <text:p>0.0401306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065" calcext:value-type="float">
            <text:p>0.04013065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3066" calcext:value-type="float">
            <text:p>0.04013066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067" calcext:value-type="float">
            <text:p>0.04013067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3068" calcext:value-type="float">
            <text:p>0.04013068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04013069" calcext:value-type="float">
            <text:p>0.0401306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07" calcext:value-type="float">
            <text:p>0.040130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071" calcext:value-type="float">
            <text:p>0.04013071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3072" calcext:value-type="float">
            <text:p>0.0401307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073" calcext:value-type="float">
            <text:p>0.04013073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3074" calcext:value-type="float">
            <text:p>0.0401307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.04013075" calcext:value-type="float">
            <text:p>0.040130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076" calcext:value-type="float">
            <text:p>0.04013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077" calcext:value-type="float">
            <text:p>0.0401307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078" calcext:value-type="float">
            <text:p>0.0401307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079" calcext:value-type="float">
            <text:p>0.0401307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08" calcext:value-type="float">
            <text:p>0.040130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081" calcext:value-type="float">
            <text:p>0.0401308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082" calcext:value-type="float">
            <text:p>0.0401308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083" calcext:value-type="float">
            <text:p>0.04013083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3084" calcext:value-type="float">
            <text:p>0.0401308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085" calcext:value-type="float">
            <text:p>0.0401308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086" calcext:value-type="float">
            <text:p>0.04013086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3087" calcext:value-type="float">
            <text:p>0.0401308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088" calcext:value-type="float">
            <text:p>0.04013088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0.04013089" calcext:value-type="float">
            <text:p>0.04013089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09" calcext:value-type="float">
            <text:p>0.040130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3091" calcext:value-type="float">
            <text:p>0.04013091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092" calcext:value-type="float">
            <text:p>0.0401309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093" calcext:value-type="float">
            <text:p>0.0401309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094" calcext:value-type="float">
            <text:p>0.0401309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095" calcext:value-type="float">
            <text:p>0.04013095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3096" calcext:value-type="float">
            <text:p>0.04013096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097" calcext:value-type="float">
            <text:p>0.0401309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098" calcext:value-type="float">
            <text:p>0.0401309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099" calcext:value-type="float">
            <text:p>0.04013099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31" calcext:value-type="float">
            <text:p>0.04013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101" calcext:value-type="float">
            <text:p>0.0401310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102" calcext:value-type="float">
            <text:p>0.04013102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3103" calcext:value-type="float">
            <text:p>0.04013103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3104" calcext:value-type="float">
            <text:p>0.04013104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3105" calcext:value-type="float">
            <text:p>0.04013105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3106" calcext:value-type="float">
            <text:p>0.0401310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107" calcext:value-type="float">
            <text:p>0.0401310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108" calcext:value-type="float">
            <text:p>0.0401310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109" calcext:value-type="float">
            <text:p>0.0401310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11" calcext:value-type="float">
            <text:p>0.0401311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3111" calcext:value-type="float">
            <text:p>0.04013111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3112" calcext:value-type="float">
            <text:p>0.0401311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113" calcext:value-type="float">
            <text:p>0.0401311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114" calcext:value-type="float">
            <text:p>0.0401311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115" calcext:value-type="float">
            <text:p>0.0401311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116" calcext:value-type="float">
            <text:p>0.04013116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117" calcext:value-type="float">
            <text:p>0.0401311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118" calcext:value-type="float">
            <text:p>0.04013118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119" calcext:value-type="float">
            <text:p>0.0401311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12" calcext:value-type="float">
            <text:p>0.040131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121" calcext:value-type="float">
            <text:p>0.04013121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0.04013122" calcext:value-type="float">
            <text:p>0.0401312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123" calcext:value-type="float">
            <text:p>0.04013123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124" calcext:value-type="float">
            <text:p>0.04013124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125" calcext:value-type="float">
            <text:p>0.0401312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126" calcext:value-type="float">
            <text:p>0.0401312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127" calcext:value-type="float">
            <text:p>0.0401312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128" calcext:value-type="float">
            <text:p>0.0401312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129" calcext:value-type="float">
            <text:p>0.040131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3" calcext:value-type="float">
            <text:p>0.040131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131" calcext:value-type="float">
            <text:p>0.0401313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132" calcext:value-type="float">
            <text:p>0.04013132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133" calcext:value-type="float">
            <text:p>0.04013133</text:p>
          </table:table-cell>
          <table:table-cell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0.04013134" calcext:value-type="float">
            <text:p>0.04013134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3135" calcext:value-type="float">
            <text:p>0.0401313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136" calcext:value-type="float">
            <text:p>0.0401313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137" calcext:value-type="float">
            <text:p>0.04013137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138" calcext:value-type="float">
            <text:p>0.04013138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3139" calcext:value-type="float">
            <text:p>0.04013139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314" calcext:value-type="float">
            <text:p>0.040131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141" calcext:value-type="float">
            <text:p>0.0401314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142" calcext:value-type="float">
            <text:p>0.04013142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0.04013143" calcext:value-type="float">
            <text:p>0.04013143</text:p>
          </table:table-cell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float" office:value="0.04013144" calcext:value-type="float">
            <text:p>0.0401314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145" calcext:value-type="float">
            <text:p>0.04013145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3146" calcext:value-type="float">
            <text:p>0.0401314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147" calcext:value-type="float">
            <text:p>0.0401314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148" calcext:value-type="float">
            <text:p>0.04013148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3149" calcext:value-type="float">
            <text:p>0.04013149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315" calcext:value-type="float">
            <text:p>0.040131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151" calcext:value-type="float">
            <text:p>0.04013151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3152" calcext:value-type="float">
            <text:p>0.04013152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3153" calcext:value-type="float">
            <text:p>0.0401315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154" calcext:value-type="float">
            <text:p>0.0401315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55" calcext:value-type="float">
            <text:p>0.0401315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156" calcext:value-type="float">
            <text:p>0.0401315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157" calcext:value-type="float">
            <text:p>0.04013157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3158" calcext:value-type="float">
            <text:p>0.04013158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3159" calcext:value-type="float">
            <text:p>0.0401315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16" calcext:value-type="float">
            <text:p>0.040131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161" calcext:value-type="float">
            <text:p>0.0401316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162" calcext:value-type="float">
            <text:p>0.04013162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163" calcext:value-type="float">
            <text:p>0.04013163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164" calcext:value-type="float">
            <text:p>0.0401316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165" calcext:value-type="float">
            <text:p>0.04013165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3166" calcext:value-type="float">
            <text:p>0.04013166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167" calcext:value-type="float">
            <text:p>0.04013167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3168" calcext:value-type="float">
            <text:p>0.04013168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3169" calcext:value-type="float">
            <text:p>0.040131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17" calcext:value-type="float">
            <text:p>0.0401317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171" calcext:value-type="float">
            <text:p>0.0401317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3172" calcext:value-type="float">
            <text:p>0.04013172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 office:value-type="float" office:value="0.04013173" calcext:value-type="float">
            <text:p>0.04013173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0.04013174" calcext:value-type="float">
            <text:p>0.0401317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3175" calcext:value-type="float">
            <text:p>0.04013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176" calcext:value-type="float">
            <text:p>0.040131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177" calcext:value-type="float">
            <text:p>0.040131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178" calcext:value-type="float">
            <text:p>0.040131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3179" calcext:value-type="float">
            <text:p>0.0401317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18" calcext:value-type="float">
            <text:p>0.040131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181" calcext:value-type="float">
            <text:p>0.04013181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3182" calcext:value-type="float">
            <text:p>0.0401318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183" calcext:value-type="float">
            <text:p>0.04013183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3184" calcext:value-type="float">
            <text:p>0.0401318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185" calcext:value-type="float">
            <text:p>0.0401318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186" calcext:value-type="float">
            <text:p>0.04013186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0.04013187" calcext:value-type="float">
            <text:p>0.0401318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188" calcext:value-type="float">
            <text:p>0.0401318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189" calcext:value-type="float">
            <text:p>0.0401318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19" calcext:value-type="float">
            <text:p>0.0401319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191" calcext:value-type="float">
            <text:p>0.04013191</text:p>
          </table:table-cell>
          <table:table-cell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0.04013192" calcext:value-type="float">
            <text:p>0.04013192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3193" calcext:value-type="float">
            <text:p>0.0401319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194" calcext:value-type="float">
            <text:p>0.04013194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3195" calcext:value-type="float">
            <text:p>0.0401319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196" calcext:value-type="float">
            <text:p>0.04013196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3197" calcext:value-type="float">
            <text:p>0.04013197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3198" calcext:value-type="float">
            <text:p>0.0401319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199" calcext:value-type="float">
            <text:p>0.04013199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32" calcext:value-type="float">
            <text:p>0.040132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3201" calcext:value-type="float">
            <text:p>0.0401320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202" calcext:value-type="float">
            <text:p>0.04013202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3203" calcext:value-type="float">
            <text:p>0.0401320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204" calcext:value-type="float">
            <text:p>0.04013204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205" calcext:value-type="float">
            <text:p>0.04013205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3206" calcext:value-type="float">
            <text:p>0.04013206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3207" calcext:value-type="float">
            <text:p>0.0401320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208" calcext:value-type="float">
            <text:p>0.0401320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209" calcext:value-type="float">
            <text:p>0.0401320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21" calcext:value-type="float">
            <text:p>0.0401321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3211" calcext:value-type="float">
            <text:p>0.04013211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0.04013212" calcext:value-type="float">
            <text:p>0.0401321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213" calcext:value-type="float">
            <text:p>0.0401321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214" calcext:value-type="float">
            <text:p>0.0401321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215" calcext:value-type="float">
            <text:p>0.0401321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216" calcext:value-type="float">
            <text:p>0.0401321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217" calcext:value-type="float">
            <text:p>0.04013217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218" calcext:value-type="float">
            <text:p>0.04013218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3219" calcext:value-type="float">
            <text:p>0.0401321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22" calcext:value-type="float">
            <text:p>0.040132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221" calcext:value-type="float">
            <text:p>0.0401322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222" calcext:value-type="float">
            <text:p>0.04013222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223" calcext:value-type="float">
            <text:p>0.0401322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224" calcext:value-type="float">
            <text:p>0.0401322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225" calcext:value-type="float">
            <text:p>0.0401322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226" calcext:value-type="float">
            <text:p>0.0401322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227" calcext:value-type="float">
            <text:p>0.0401322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228" calcext:value-type="float">
            <text:p>0.0401322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229" calcext:value-type="float">
            <text:p>0.0401322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23" calcext:value-type="float">
            <text:p>0.040132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231" calcext:value-type="float">
            <text:p>0.0401323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232" calcext:value-type="float">
            <text:p>0.04013232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233" calcext:value-type="float">
            <text:p>0.0401323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234" calcext:value-type="float">
            <text:p>0.04013234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235" calcext:value-type="float">
            <text:p>0.04013235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3236" calcext:value-type="float">
            <text:p>0.04013236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237" calcext:value-type="float">
            <text:p>0.0401323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238" calcext:value-type="float">
            <text:p>0.0401323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239" calcext:value-type="float">
            <text:p>0.0401323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24" calcext:value-type="float">
            <text:p>0.040132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241" calcext:value-type="float">
            <text:p>0.04013241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242" calcext:value-type="float">
            <text:p>0.04013242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3243" calcext:value-type="float">
            <text:p>0.0401324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244" calcext:value-type="float">
            <text:p>0.0401324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245" calcext:value-type="float">
            <text:p>0.0401324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246" calcext:value-type="float">
            <text:p>0.04013246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3247" calcext:value-type="float">
            <text:p>0.0401324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248" calcext:value-type="float">
            <text:p>0.04013248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3249" calcext:value-type="float">
            <text:p>0.0401324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25" calcext:value-type="float">
            <text:p>0.040132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251" calcext:value-type="float">
            <text:p>0.04013251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3252" calcext:value-type="float">
            <text:p>0.0401325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253" calcext:value-type="float">
            <text:p>0.04013253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3254" calcext:value-type="float">
            <text:p>0.0401325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255" calcext:value-type="float">
            <text:p>0.04013255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3256" calcext:value-type="float">
            <text:p>0.04013256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3257" calcext:value-type="float">
            <text:p>0.0401325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258" calcext:value-type="float">
            <text:p>0.0401325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259" calcext:value-type="float">
            <text:p>0.04013259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0.0401326" calcext:value-type="float">
            <text:p>0.040132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261" calcext:value-type="float">
            <text:p>0.0401326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262" calcext:value-type="float">
            <text:p>0.04013262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263" calcext:value-type="float">
            <text:p>0.0401326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264" calcext:value-type="float">
            <text:p>0.0401326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3265" calcext:value-type="float">
            <text:p>0.04013265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0.04013266" calcext:value-type="float">
            <text:p>0.04013266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3267" calcext:value-type="float">
            <text:p>0.04013267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04013268" calcext:value-type="float">
            <text:p>0.0401326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269" calcext:value-type="float">
            <text:p>0.04013269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27" calcext:value-type="float">
            <text:p>0.040132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271" calcext:value-type="float">
            <text:p>0.04013271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272" calcext:value-type="float">
            <text:p>0.04013272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3273" calcext:value-type="float">
            <text:p>0.0401327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274" calcext:value-type="float">
            <text:p>0.04013274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3275" calcext:value-type="float">
            <text:p>0.0401327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3276" calcext:value-type="float">
            <text:p>0.040132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277" calcext:value-type="float">
            <text:p>0.040132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278" calcext:value-type="float">
            <text:p>0.0401327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279" calcext:value-type="float">
            <text:p>0.0401327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28" calcext:value-type="float">
            <text:p>0.040132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281" calcext:value-type="float">
            <text:p>0.0401328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0.04013282" calcext:value-type="float">
            <text:p>0.04013282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04013283" calcext:value-type="float">
            <text:p>0.04013283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284" calcext:value-type="float">
            <text:p>0.04013284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3285" calcext:value-type="float">
            <text:p>0.0401328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286" calcext:value-type="float">
            <text:p>0.04013286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3287" calcext:value-type="float">
            <text:p>0.04013287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3288" calcext:value-type="float">
            <text:p>0.0401328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289" calcext:value-type="float">
            <text:p>0.04013289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0.0401329" calcext:value-type="float">
            <text:p>0.040132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291" calcext:value-type="float">
            <text:p>0.04013291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3292" calcext:value-type="float">
            <text:p>0.0401329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293" calcext:value-type="float">
            <text:p>0.04013293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294" calcext:value-type="float">
            <text:p>0.04013294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3295" calcext:value-type="float">
            <text:p>0.04013295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3296" calcext:value-type="float">
            <text:p>0.0401329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297" calcext:value-type="float">
            <text:p>0.0401329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298" calcext:value-type="float">
            <text:p>0.04013298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3299" calcext:value-type="float">
            <text:p>0.0401329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3" calcext:value-type="float">
            <text:p>0.04013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301" calcext:value-type="float">
            <text:p>0.0401330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302" calcext:value-type="float">
            <text:p>0.0401330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303" calcext:value-type="float">
            <text:p>0.0401330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304" calcext:value-type="float">
            <text:p>0.0401330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305" calcext:value-type="float">
            <text:p>0.04013305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0.04013306" calcext:value-type="float">
            <text:p>0.04013306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3307" calcext:value-type="float">
            <text:p>0.04013307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3308" calcext:value-type="float">
            <text:p>0.04013308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3309" calcext:value-type="float">
            <text:p>0.0401330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31" calcext:value-type="float">
            <text:p>0.040133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311" calcext:value-type="float">
            <text:p>0.04013311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312" calcext:value-type="float">
            <text:p>0.0401331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313" calcext:value-type="float">
            <text:p>0.04013313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3314" calcext:value-type="float">
            <text:p>0.0401331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315" calcext:value-type="float">
            <text:p>0.0401331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316" calcext:value-type="float">
            <text:p>0.04013316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317" calcext:value-type="float">
            <text:p>0.0401331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318" calcext:value-type="float">
            <text:p>0.0401331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319" calcext:value-type="float">
            <text:p>0.0401331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32" calcext:value-type="float">
            <text:p>0.040133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321" calcext:value-type="float">
            <text:p>0.0401332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322" calcext:value-type="float">
            <text:p>0.04013322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323" calcext:value-type="float">
            <text:p>0.04013323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3324" calcext:value-type="float">
            <text:p>0.0401332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325" calcext:value-type="float">
            <text:p>0.0401332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326" calcext:value-type="float">
            <text:p>0.0401332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327" calcext:value-type="float">
            <text:p>0.0401332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328" calcext:value-type="float">
            <text:p>0.0401332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329" calcext:value-type="float">
            <text:p>0.040133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33" calcext:value-type="float">
            <text:p>0.040133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331" calcext:value-type="float">
            <text:p>0.0401333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332" calcext:value-type="float">
            <text:p>0.0401333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333" calcext:value-type="float">
            <text:p>0.0401333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334" calcext:value-type="float">
            <text:p>0.04013334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0.04013335" calcext:value-type="float">
            <text:p>0.0401333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336" calcext:value-type="float">
            <text:p>0.0401333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337" calcext:value-type="float">
            <text:p>0.04013337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3338" calcext:value-type="float">
            <text:p>0.04013338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339" calcext:value-type="float">
            <text:p>0.0401333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34" calcext:value-type="float">
            <text:p>0.040133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341" calcext:value-type="float">
            <text:p>0.0401334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342" calcext:value-type="float">
            <text:p>0.04013342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343" calcext:value-type="float">
            <text:p>0.04013343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3344" calcext:value-type="float">
            <text:p>0.0401334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345" calcext:value-type="float">
            <text:p>0.0401334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346" calcext:value-type="float">
            <text:p>0.0401334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347" calcext:value-type="float">
            <text:p>0.04013347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3348" calcext:value-type="float">
            <text:p>0.04013348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349" calcext:value-type="float">
            <text:p>0.0401334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35" calcext:value-type="float">
            <text:p>0.040133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351" calcext:value-type="float">
            <text:p>0.04013351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3352" calcext:value-type="float">
            <text:p>0.0401335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353" calcext:value-type="float">
            <text:p>0.04013353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3354" calcext:value-type="float">
            <text:p>0.0401335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355" calcext:value-type="float">
            <text:p>0.04013355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3356" calcext:value-type="float">
            <text:p>0.04013356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3357" calcext:value-type="float">
            <text:p>0.0401335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358" calcext:value-type="float">
            <text:p>0.0401335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359" calcext:value-type="float">
            <text:p>0.0401335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36" calcext:value-type="float">
            <text:p>0.040133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361" calcext:value-type="float">
            <text:p>0.04013361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3362" calcext:value-type="float">
            <text:p>0.0401336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363" calcext:value-type="float">
            <text:p>0.0401336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364" calcext:value-type="float">
            <text:p>0.04013364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3365" calcext:value-type="float">
            <text:p>0.0401336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366" calcext:value-type="float">
            <text:p>0.0401336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367" calcext:value-type="float">
            <text:p>0.04013367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368" calcext:value-type="float">
            <text:p>0.04013368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3369" calcext:value-type="float">
            <text:p>0.0401336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37" calcext:value-type="float">
            <text:p>0.0401337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float" office:value="0.04013371" calcext:value-type="float">
            <text:p>0.0401337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372" calcext:value-type="float">
            <text:p>0.04013372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373" calcext:value-type="float">
            <text:p>0.0401337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3374" calcext:value-type="float">
            <text:p>0.0401337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375" calcext:value-type="float">
            <text:p>0.04013375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0.04013376" calcext:value-type="float">
            <text:p>0.0401337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3377" calcext:value-type="float">
            <text:p>0.0401337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3378" calcext:value-type="float">
            <text:p>0.040133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3379" calcext:value-type="float">
            <text:p>0.0401337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38" calcext:value-type="float">
            <text:p>0.040133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381" calcext:value-type="float">
            <text:p>0.0401338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3382" calcext:value-type="float">
            <text:p>0.04013382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3383" calcext:value-type="float">
            <text:p>0.04013383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0.04013384" calcext:value-type="float">
            <text:p>0.0401338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385" calcext:value-type="float">
            <text:p>0.04013385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386" calcext:value-type="float">
            <text:p>0.0401338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3387" calcext:value-type="float">
            <text:p>0.0401338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388" calcext:value-type="float">
            <text:p>0.04013388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389" calcext:value-type="float">
            <text:p>0.0401338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39" calcext:value-type="float">
            <text:p>0.0401339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0.04013391" calcext:value-type="float">
            <text:p>0.04013391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392" calcext:value-type="float">
            <text:p>0.0401339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3393" calcext:value-type="float">
            <text:p>0.0401339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394" calcext:value-type="float">
            <text:p>0.04013394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3395" calcext:value-type="float">
            <text:p>0.0401339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396" calcext:value-type="float">
            <text:p>0.04013396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3397" calcext:value-type="float">
            <text:p>0.04013397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0.04013398" calcext:value-type="float">
            <text:p>0.04013398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399" calcext:value-type="float">
            <text:p>0.04013399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4" calcext:value-type="float">
            <text:p>0.040134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3401" calcext:value-type="float">
            <text:p>0.0401340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402" calcext:value-type="float">
            <text:p>0.0401340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403" calcext:value-type="float">
            <text:p>0.04013403</text:p>
          </table:table-cell>
          <table:table-cell office:value-type="float" office:value="2396" calcext:value-type="float">
            <text:p>2396</text:p>
          </table:table-cell>
          <table:table-cell/>
        </table:table-row>
        <table:table-row table:style-name="ro1">
          <table:table-cell office:value-type="float" office:value="0.04013404" calcext:value-type="float">
            <text:p>0.04013404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405" calcext:value-type="float">
            <text:p>0.04013405</text:p>
          </table:table-cell>
          <table:table-cell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0.04013406" calcext:value-type="float">
            <text:p>0.04013406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3407" calcext:value-type="float">
            <text:p>0.0401340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408" calcext:value-type="float">
            <text:p>0.0401340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409" calcext:value-type="float">
            <text:p>0.0401340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41" calcext:value-type="float">
            <text:p>0.0401341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3411" calcext:value-type="float">
            <text:p>0.04013411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3412" calcext:value-type="float">
            <text:p>0.0401341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413" calcext:value-type="float">
            <text:p>0.04013413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3414" calcext:value-type="float">
            <text:p>0.0401341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415" calcext:value-type="float">
            <text:p>0.0401341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416" calcext:value-type="float">
            <text:p>0.04013416</text:p>
          </table:table-cell>
          <table:table-cell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0.04013417" calcext:value-type="float">
            <text:p>0.0401341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418" calcext:value-type="float">
            <text:p>0.04013418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3419" calcext:value-type="float">
            <text:p>0.0401341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42" calcext:value-type="float">
            <text:p>0.040134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421" calcext:value-type="float">
            <text:p>0.0401342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422" calcext:value-type="float">
            <text:p>0.0401342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423" calcext:value-type="float">
            <text:p>0.0401342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424" calcext:value-type="float">
            <text:p>0.0401342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425" calcext:value-type="float">
            <text:p>0.0401342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426" calcext:value-type="float">
            <text:p>0.0401342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427" calcext:value-type="float">
            <text:p>0.0401342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428" calcext:value-type="float">
            <text:p>0.0401342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429" calcext:value-type="float">
            <text:p>0.040134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43" calcext:value-type="float">
            <text:p>0.040134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431" calcext:value-type="float">
            <text:p>0.0401343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432" calcext:value-type="float">
            <text:p>0.040134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433" calcext:value-type="float">
            <text:p>0.0401343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434" calcext:value-type="float">
            <text:p>0.0401343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435" calcext:value-type="float">
            <text:p>0.04013435</text:p>
          </table:table-cell>
          <table:table-cell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0.04013436" calcext:value-type="float">
            <text:p>0.0401343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437" calcext:value-type="float">
            <text:p>0.040134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438" calcext:value-type="float">
            <text:p>0.0401343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439" calcext:value-type="float">
            <text:p>0.0401343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44" calcext:value-type="float">
            <text:p>0.040134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441" calcext:value-type="float">
            <text:p>0.04013441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3442" calcext:value-type="float">
            <text:p>0.04013442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443" calcext:value-type="float">
            <text:p>0.0401344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444" calcext:value-type="float">
            <text:p>0.04013444</text:p>
          </table:table-cell>
          <table:table-cell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0.04013445" calcext:value-type="float">
            <text:p>0.04013445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446" calcext:value-type="float">
            <text:p>0.0401344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447" calcext:value-type="float">
            <text:p>0.04013447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448" calcext:value-type="float">
            <text:p>0.0401344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449" calcext:value-type="float">
            <text:p>0.0401344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45" calcext:value-type="float">
            <text:p>0.0401345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0.04013451" calcext:value-type="float">
            <text:p>0.04013451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0.04013452" calcext:value-type="float">
            <text:p>0.04013452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3453" calcext:value-type="float">
            <text:p>0.04013453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3454" calcext:value-type="float">
            <text:p>0.0401345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3455" calcext:value-type="float">
            <text:p>0.0401345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456" calcext:value-type="float">
            <text:p>0.04013456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457" calcext:value-type="float">
            <text:p>0.0401345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458" calcext:value-type="float">
            <text:p>0.0401345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459" calcext:value-type="float">
            <text:p>0.0401345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46" calcext:value-type="float">
            <text:p>0.0401346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461" calcext:value-type="float">
            <text:p>0.0401346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462" calcext:value-type="float">
            <text:p>0.0401346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463" calcext:value-type="float">
            <text:p>0.0401346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464" calcext:value-type="float">
            <text:p>0.0401346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465" calcext:value-type="float">
            <text:p>0.0401346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466" calcext:value-type="float">
            <text:p>0.0401346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467" calcext:value-type="float">
            <text:p>0.0401346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468" calcext:value-type="float">
            <text:p>0.04013468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3469" calcext:value-type="float">
            <text:p>0.0401346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47" calcext:value-type="float">
            <text:p>0.0401347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471" calcext:value-type="float">
            <text:p>0.04013471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3472" calcext:value-type="float">
            <text:p>0.0401347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473" calcext:value-type="float">
            <text:p>0.04013473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3474" calcext:value-type="float">
            <text:p>0.04013474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0.04013475" calcext:value-type="float">
            <text:p>0.0401347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3476" calcext:value-type="float">
            <text:p>0.0401347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3477" calcext:value-type="float">
            <text:p>0.0401347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.04013478" calcext:value-type="float">
            <text:p>0.040134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479" calcext:value-type="float">
            <text:p>0.040134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48" calcext:value-type="float">
            <text:p>0.040134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481" calcext:value-type="float">
            <text:p>0.0401348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482" calcext:value-type="float">
            <text:p>0.0401348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483" calcext:value-type="float">
            <text:p>0.040134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484" calcext:value-type="float">
            <text:p>0.0401348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485" calcext:value-type="float">
            <text:p>0.0401348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486" calcext:value-type="float">
            <text:p>0.04013486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3487" calcext:value-type="float">
            <text:p>0.0401348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488" calcext:value-type="float">
            <text:p>0.0401348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489" calcext:value-type="float">
            <text:p>0.04013489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349" calcext:value-type="float">
            <text:p>0.040134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491" calcext:value-type="float">
            <text:p>0.04013491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0.04013492" calcext:value-type="float">
            <text:p>0.04013492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493" calcext:value-type="float">
            <text:p>0.04013493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0.04013494" calcext:value-type="float">
            <text:p>0.04013494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495" calcext:value-type="float">
            <text:p>0.0401349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496" calcext:value-type="float">
            <text:p>0.0401349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497" calcext:value-type="float">
            <text:p>0.0401349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498" calcext:value-type="float">
            <text:p>0.0401349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499" calcext:value-type="float">
            <text:p>0.04013499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35" calcext:value-type="float">
            <text:p>0.04013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501" calcext:value-type="float">
            <text:p>0.0401350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502" calcext:value-type="float">
            <text:p>0.04013502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3503" calcext:value-type="float">
            <text:p>0.0401350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504" calcext:value-type="float">
            <text:p>0.04013504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505" calcext:value-type="float">
            <text:p>0.04013505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3506" calcext:value-type="float">
            <text:p>0.04013506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0.04013507" calcext:value-type="float">
            <text:p>0.04013507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3508" calcext:value-type="float">
            <text:p>0.0401350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509" calcext:value-type="float">
            <text:p>0.0401350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51" calcext:value-type="float">
            <text:p>0.0401351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3511" calcext:value-type="float">
            <text:p>0.0401351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512" calcext:value-type="float">
            <text:p>0.0401351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513" calcext:value-type="float">
            <text:p>0.04013513</text:p>
          </table:table-cell>
          <table:table-cell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0.04013514" calcext:value-type="float">
            <text:p>0.04013514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3515" calcext:value-type="float">
            <text:p>0.0401351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516" calcext:value-type="float">
            <text:p>0.0401351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517" calcext:value-type="float">
            <text:p>0.0401351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518" calcext:value-type="float">
            <text:p>0.04013518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519" calcext:value-type="float">
            <text:p>0.0401351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52" calcext:value-type="float">
            <text:p>0.040135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521" calcext:value-type="float">
            <text:p>0.04013521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522" calcext:value-type="float">
            <text:p>0.0401352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523" calcext:value-type="float">
            <text:p>0.0401352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524" calcext:value-type="float">
            <text:p>0.04013524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3525" calcext:value-type="float">
            <text:p>0.0401352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526" calcext:value-type="float">
            <text:p>0.0401352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527" calcext:value-type="float">
            <text:p>0.0401352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528" calcext:value-type="float">
            <text:p>0.0401352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529" calcext:value-type="float">
            <text:p>0.040135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53" calcext:value-type="float">
            <text:p>0.040135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531" calcext:value-type="float">
            <text:p>0.0401353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532" calcext:value-type="float">
            <text:p>0.040135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533" calcext:value-type="float">
            <text:p>0.0401353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534" calcext:value-type="float">
            <text:p>0.04013534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535" calcext:value-type="float">
            <text:p>0.04013535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3536" calcext:value-type="float">
            <text:p>0.0401353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537" calcext:value-type="float">
            <text:p>0.04013537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3538" calcext:value-type="float">
            <text:p>0.04013538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539" calcext:value-type="float">
            <text:p>0.0401353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54" calcext:value-type="float">
            <text:p>0.040135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541" calcext:value-type="float">
            <text:p>0.0401354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542" calcext:value-type="float">
            <text:p>0.0401354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543" calcext:value-type="float">
            <text:p>0.04013543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544" calcext:value-type="float">
            <text:p>0.0401354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545" calcext:value-type="float">
            <text:p>0.0401354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546" calcext:value-type="float">
            <text:p>0.0401354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547" calcext:value-type="float">
            <text:p>0.04013547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3548" calcext:value-type="float">
            <text:p>0.04013548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3549" calcext:value-type="float">
            <text:p>0.04013549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55" calcext:value-type="float">
            <text:p>0.040135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551" calcext:value-type="float">
            <text:p>0.04013551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3552" calcext:value-type="float">
            <text:p>0.04013552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3553" calcext:value-type="float">
            <text:p>0.04013553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0.04013554" calcext:value-type="float">
            <text:p>0.04013554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3555" calcext:value-type="float">
            <text:p>0.04013555</text:p>
          </table:table-cell>
          <table:table-cell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float" office:value="0.04013556" calcext:value-type="float">
            <text:p>0.04013556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3557" calcext:value-type="float">
            <text:p>0.0401355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558" calcext:value-type="float">
            <text:p>0.04013558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559" calcext:value-type="float">
            <text:p>0.04013559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356" calcext:value-type="float">
            <text:p>0.040135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561" calcext:value-type="float">
            <text:p>0.04013561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3562" calcext:value-type="float">
            <text:p>0.04013562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0.04013563" calcext:value-type="float">
            <text:p>0.0401356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564" calcext:value-type="float">
            <text:p>0.04013564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3565" calcext:value-type="float">
            <text:p>0.04013565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0.04013566" calcext:value-type="float">
            <text:p>0.0401356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567" calcext:value-type="float">
            <text:p>0.0401356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568" calcext:value-type="float">
            <text:p>0.0401356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569" calcext:value-type="float">
            <text:p>0.0401356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57" calcext:value-type="float">
            <text:p>0.040135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571" calcext:value-type="float">
            <text:p>0.04013571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float" office:value="0.04013572" calcext:value-type="float">
            <text:p>0.0401357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573" calcext:value-type="float">
            <text:p>0.04013573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574" calcext:value-type="float">
            <text:p>0.0401357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3575" calcext:value-type="float">
            <text:p>0.0401357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3576" calcext:value-type="float">
            <text:p>0.04013576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0.04013577" calcext:value-type="float">
            <text:p>0.040135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3578" calcext:value-type="float">
            <text:p>0.040135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579" calcext:value-type="float">
            <text:p>0.040135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58" calcext:value-type="float">
            <text:p>0.04013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581" calcext:value-type="float">
            <text:p>0.0401358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582" calcext:value-type="float">
            <text:p>0.0401358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583" calcext:value-type="float">
            <text:p>0.0401358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3584" calcext:value-type="float">
            <text:p>0.040135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3585" calcext:value-type="float">
            <text:p>0.0401358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586" calcext:value-type="float">
            <text:p>0.04013586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0.04013587" calcext:value-type="float">
            <text:p>0.0401358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588" calcext:value-type="float">
            <text:p>0.0401358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589" calcext:value-type="float">
            <text:p>0.04013589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359" calcext:value-type="float">
            <text:p>0.040135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591" calcext:value-type="float">
            <text:p>0.04013591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3592" calcext:value-type="float">
            <text:p>0.0401359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593" calcext:value-type="float">
            <text:p>0.04013593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594" calcext:value-type="float">
            <text:p>0.04013594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0.04013595" calcext:value-type="float">
            <text:p>0.04013595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596" calcext:value-type="float">
            <text:p>0.04013596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597" calcext:value-type="float">
            <text:p>0.04013597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0.04013598" calcext:value-type="float">
            <text:p>0.0401359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599" calcext:value-type="float">
            <text:p>0.04013599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36" calcext:value-type="float">
            <text:p>0.040136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3601" calcext:value-type="float">
            <text:p>0.0401360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602" calcext:value-type="float">
            <text:p>0.04013602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603" calcext:value-type="float">
            <text:p>0.04013603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3604" calcext:value-type="float">
            <text:p>0.0401360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605" calcext:value-type="float">
            <text:p>0.04013605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3606" calcext:value-type="float">
            <text:p>0.0401360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607" calcext:value-type="float">
            <text:p>0.04013607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608" calcext:value-type="float">
            <text:p>0.04013608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3609" calcext:value-type="float">
            <text:p>0.04013609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361" calcext:value-type="float">
            <text:p>0.0401361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3611" calcext:value-type="float">
            <text:p>0.0401361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612" calcext:value-type="float">
            <text:p>0.0401361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613" calcext:value-type="float">
            <text:p>0.04013613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3614" calcext:value-type="float">
            <text:p>0.0401361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615" calcext:value-type="float">
            <text:p>0.04013615</text:p>
          </table:table-cell>
          <table:table-cell office:value-type="float" office:value="3347" calcext:value-type="float">
            <text:p>3347</text:p>
          </table:table-cell>
          <table:table-cell/>
        </table:table-row>
        <table:table-row table:style-name="ro1">
          <table:table-cell office:value-type="float" office:value="0.04013616" calcext:value-type="float">
            <text:p>0.0401361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617" calcext:value-type="float">
            <text:p>0.0401361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618" calcext:value-type="float">
            <text:p>0.04013618</text:p>
          </table:table-cell>
          <table:table-cell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0.04013619" calcext:value-type="float">
            <text:p>0.0401361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62" calcext:value-type="float">
            <text:p>0.0401362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0.04013621" calcext:value-type="float">
            <text:p>0.0401362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622" calcext:value-type="float">
            <text:p>0.0401362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623" calcext:value-type="float">
            <text:p>0.0401362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624" calcext:value-type="float">
            <text:p>0.0401362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625" calcext:value-type="float">
            <text:p>0.0401362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626" calcext:value-type="float">
            <text:p>0.0401362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27" calcext:value-type="float">
            <text:p>0.0401362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628" calcext:value-type="float">
            <text:p>0.0401362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629" calcext:value-type="float">
            <text:p>0.0401362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63" calcext:value-type="float">
            <text:p>0.040136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31" calcext:value-type="float">
            <text:p>0.0401363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632" calcext:value-type="float">
            <text:p>0.040136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633" calcext:value-type="float">
            <text:p>0.0401363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634" calcext:value-type="float">
            <text:p>0.04013634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635" calcext:value-type="float">
            <text:p>0.0401363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636" calcext:value-type="float">
            <text:p>0.04013636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637" calcext:value-type="float">
            <text:p>0.04013637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638" calcext:value-type="float">
            <text:p>0.04013638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3639" calcext:value-type="float">
            <text:p>0.0401363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64" calcext:value-type="float">
            <text:p>0.040136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641" calcext:value-type="float">
            <text:p>0.04013641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642" calcext:value-type="float">
            <text:p>0.0401364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643" calcext:value-type="float">
            <text:p>0.0401364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644" calcext:value-type="float">
            <text:p>0.0401364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645" calcext:value-type="float">
            <text:p>0.04013645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3646" calcext:value-type="float">
            <text:p>0.04013646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647" calcext:value-type="float">
            <text:p>0.0401364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648" calcext:value-type="float">
            <text:p>0.04013648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649" calcext:value-type="float">
            <text:p>0.04013649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365" calcext:value-type="float">
            <text:p>0.040136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651" calcext:value-type="float">
            <text:p>0.04013651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3652" calcext:value-type="float">
            <text:p>0.04013652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653" calcext:value-type="float">
            <text:p>0.0401365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654" calcext:value-type="float">
            <text:p>0.0401365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655" calcext:value-type="float">
            <text:p>0.04013655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3656" calcext:value-type="float">
            <text:p>0.04013656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657" calcext:value-type="float">
            <text:p>0.04013657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658" calcext:value-type="float">
            <text:p>0.04013658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0.04013659" calcext:value-type="float">
            <text:p>0.04013659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366" calcext:value-type="float">
            <text:p>0.0401366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661" calcext:value-type="float">
            <text:p>0.04013661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3662" calcext:value-type="float">
            <text:p>0.0401366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663" calcext:value-type="float">
            <text:p>0.0401366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664" calcext:value-type="float">
            <text:p>0.04013664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3665" calcext:value-type="float">
            <text:p>0.0401366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666" calcext:value-type="float">
            <text:p>0.04013666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0.04013667" calcext:value-type="float">
            <text:p>0.0401366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668" calcext:value-type="float">
            <text:p>0.04013668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0.04013669" calcext:value-type="float">
            <text:p>0.04013669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367" calcext:value-type="float">
            <text:p>0.0401367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04013671" calcext:value-type="float">
            <text:p>0.0401367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672" calcext:value-type="float">
            <text:p>0.04013672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3673" calcext:value-type="float">
            <text:p>0.0401367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674" calcext:value-type="float">
            <text:p>0.0401367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675" calcext:value-type="float">
            <text:p>0.0401367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676" calcext:value-type="float">
            <text:p>0.0401367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677" calcext:value-type="float">
            <text:p>0.04013677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678" calcext:value-type="float">
            <text:p>0.0401367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3679" calcext:value-type="float">
            <text:p>0.0401367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68" calcext:value-type="float">
            <text:p>0.04013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681" calcext:value-type="float">
            <text:p>0.0401368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682" calcext:value-type="float">
            <text:p>0.0401368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683" calcext:value-type="float">
            <text:p>0.0401368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3684" calcext:value-type="float">
            <text:p>0.0401368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3685" calcext:value-type="float">
            <text:p>0.0401368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0.04013686" calcext:value-type="float">
            <text:p>0.0401368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687" calcext:value-type="float">
            <text:p>0.04013687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3688" calcext:value-type="float">
            <text:p>0.0401368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689" calcext:value-type="float">
            <text:p>0.04013689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0.0401369" calcext:value-type="float">
            <text:p>0.0401369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3691" calcext:value-type="float">
            <text:p>0.0401369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692" calcext:value-type="float">
            <text:p>0.04013692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3693" calcext:value-type="float">
            <text:p>0.0401369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694" calcext:value-type="float">
            <text:p>0.04013694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float" office:value="0.04013695" calcext:value-type="float">
            <text:p>0.0401369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696" calcext:value-type="float">
            <text:p>0.04013696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697" calcext:value-type="float">
            <text:p>0.04013697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3698" calcext:value-type="float">
            <text:p>0.04013698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3699" calcext:value-type="float">
            <text:p>0.04013699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37" calcext:value-type="float">
            <text:p>0.040137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701" calcext:value-type="float">
            <text:p>0.04013701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3702" calcext:value-type="float">
            <text:p>0.04013702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0.04013703" calcext:value-type="float">
            <text:p>0.0401370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704" calcext:value-type="float">
            <text:p>0.0401370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705" calcext:value-type="float">
            <text:p>0.040137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06" calcext:value-type="float">
            <text:p>0.04013706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707" calcext:value-type="float">
            <text:p>0.0401370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708" calcext:value-type="float">
            <text:p>0.04013708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0.04013709" calcext:value-type="float">
            <text:p>0.04013709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371" calcext:value-type="float">
            <text:p>0.0401371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3711" calcext:value-type="float">
            <text:p>0.04013711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3712" calcext:value-type="float">
            <text:p>0.0401371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713" calcext:value-type="float">
            <text:p>0.0401371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714" calcext:value-type="float">
            <text:p>0.0401371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715" calcext:value-type="float">
            <text:p>0.04013715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3716" calcext:value-type="float">
            <text:p>0.0401371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717" calcext:value-type="float">
            <text:p>0.0401371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718" calcext:value-type="float">
            <text:p>0.0401371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719" calcext:value-type="float">
            <text:p>0.0401371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72" calcext:value-type="float">
            <text:p>0.040137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721" calcext:value-type="float">
            <text:p>0.0401372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722" calcext:value-type="float">
            <text:p>0.0401372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723" calcext:value-type="float">
            <text:p>0.04013723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724" calcext:value-type="float">
            <text:p>0.0401372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725" calcext:value-type="float">
            <text:p>0.0401372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726" calcext:value-type="float">
            <text:p>0.04013726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3727" calcext:value-type="float">
            <text:p>0.0401372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728" calcext:value-type="float">
            <text:p>0.0401372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729" calcext:value-type="float">
            <text:p>0.0401372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3" calcext:value-type="float">
            <text:p>0.040137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731" calcext:value-type="float">
            <text:p>0.0401373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732" calcext:value-type="float">
            <text:p>0.040137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33" calcext:value-type="float">
            <text:p>0.0401373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734" calcext:value-type="float">
            <text:p>0.0401373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735" calcext:value-type="float">
            <text:p>0.0401373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736" calcext:value-type="float">
            <text:p>0.0401373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737" calcext:value-type="float">
            <text:p>0.0401373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738" calcext:value-type="float">
            <text:p>0.0401373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739" calcext:value-type="float">
            <text:p>0.0401373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74" calcext:value-type="float">
            <text:p>0.0401374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3741" calcext:value-type="float">
            <text:p>0.0401374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742" calcext:value-type="float">
            <text:p>0.0401374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743" calcext:value-type="float">
            <text:p>0.0401374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44" calcext:value-type="float">
            <text:p>0.04013744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745" calcext:value-type="float">
            <text:p>0.0401374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746" calcext:value-type="float">
            <text:p>0.04013746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3747" calcext:value-type="float">
            <text:p>0.0401374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748" calcext:value-type="float">
            <text:p>0.0401374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749" calcext:value-type="float">
            <text:p>0.04013749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75" calcext:value-type="float">
            <text:p>0.0401375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0.04013751" calcext:value-type="float">
            <text:p>0.04013751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752" calcext:value-type="float">
            <text:p>0.04013752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0.04013753" calcext:value-type="float">
            <text:p>0.0401375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754" calcext:value-type="float">
            <text:p>0.0401375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755" calcext:value-type="float">
            <text:p>0.0401375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756" calcext:value-type="float">
            <text:p>0.04013756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3757" calcext:value-type="float">
            <text:p>0.0401375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758" calcext:value-type="float">
            <text:p>0.0401375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759" calcext:value-type="float">
            <text:p>0.04013759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376" calcext:value-type="float">
            <text:p>0.0401376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3761" calcext:value-type="float">
            <text:p>0.0401376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762" calcext:value-type="float">
            <text:p>0.04013762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763" calcext:value-type="float">
            <text:p>0.0401376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764" calcext:value-type="float">
            <text:p>0.04013764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765" calcext:value-type="float">
            <text:p>0.04013765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3766" calcext:value-type="float">
            <text:p>0.0401376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767" calcext:value-type="float">
            <text:p>0.04013767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3768" calcext:value-type="float">
            <text:p>0.0401376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769" calcext:value-type="float">
            <text:p>0.0401376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77" calcext:value-type="float">
            <text:p>0.0401377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0.04013771" calcext:value-type="float">
            <text:p>0.0401377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3772" calcext:value-type="float">
            <text:p>0.04013772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3773" calcext:value-type="float">
            <text:p>0.04013773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0.04013774" calcext:value-type="float">
            <text:p>0.0401377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775" calcext:value-type="float">
            <text:p>0.0401377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776" calcext:value-type="float">
            <text:p>0.04013776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3777" calcext:value-type="float">
            <text:p>0.0401377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778" calcext:value-type="float">
            <text:p>0.04013778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3779" calcext:value-type="float">
            <text:p>0.040137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78" calcext:value-type="float">
            <text:p>0.040137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3781" calcext:value-type="float">
            <text:p>0.040137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782" calcext:value-type="float">
            <text:p>0.0401378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783" calcext:value-type="float">
            <text:p>0.0401378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3784" calcext:value-type="float">
            <text:p>0.04013784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3785" calcext:value-type="float">
            <text:p>0.0401378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786" calcext:value-type="float">
            <text:p>0.0401378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787" calcext:value-type="float">
            <text:p>0.0401378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788" calcext:value-type="float">
            <text:p>0.0401378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789" calcext:value-type="float">
            <text:p>0.0401378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79" calcext:value-type="float">
            <text:p>0.040137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791" calcext:value-type="float">
            <text:p>0.04013791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0.04013792" calcext:value-type="float">
            <text:p>0.0401379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793" calcext:value-type="float">
            <text:p>0.0401379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794" calcext:value-type="float">
            <text:p>0.04013794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795" calcext:value-type="float">
            <text:p>0.0401379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3796" calcext:value-type="float">
            <text:p>0.04013796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797" calcext:value-type="float">
            <text:p>0.0401379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798" calcext:value-type="float">
            <text:p>0.0401379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799" calcext:value-type="float">
            <text:p>0.04013799</text:p>
          </table:table-cell>
          <table:table-cell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float" office:value="0.040138" calcext:value-type="float">
            <text:p>0.040138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3801" calcext:value-type="float">
            <text:p>0.04013801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802" calcext:value-type="float">
            <text:p>0.04013802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3803" calcext:value-type="float">
            <text:p>0.04013803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3804" calcext:value-type="float">
            <text:p>0.0401380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805" calcext:value-type="float">
            <text:p>0.0401380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806" calcext:value-type="float">
            <text:p>0.0401380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807" calcext:value-type="float">
            <text:p>0.0401380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808" calcext:value-type="float">
            <text:p>0.04013808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3809" calcext:value-type="float">
            <text:p>0.04013809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81" calcext:value-type="float">
            <text:p>0.0401381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3811" calcext:value-type="float">
            <text:p>0.0401381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812" calcext:value-type="float">
            <text:p>0.0401381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813" calcext:value-type="float">
            <text:p>0.04013813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3814" calcext:value-type="float">
            <text:p>0.04013814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3815" calcext:value-type="float">
            <text:p>0.04013815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816" calcext:value-type="float">
            <text:p>0.04013816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3817" calcext:value-type="float">
            <text:p>0.0401381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818" calcext:value-type="float">
            <text:p>0.0401381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819" calcext:value-type="float">
            <text:p>0.04013819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82" calcext:value-type="float">
            <text:p>0.0401382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3821" calcext:value-type="float">
            <text:p>0.04013821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822" calcext:value-type="float">
            <text:p>0.0401382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823" calcext:value-type="float">
            <text:p>0.0401382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824" calcext:value-type="float">
            <text:p>0.0401382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825" calcext:value-type="float">
            <text:p>0.0401382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826" calcext:value-type="float">
            <text:p>0.04013826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3827" calcext:value-type="float">
            <text:p>0.0401382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828" calcext:value-type="float">
            <text:p>0.0401382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829" calcext:value-type="float">
            <text:p>0.04013829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83" calcext:value-type="float">
            <text:p>0.040138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831" calcext:value-type="float">
            <text:p>0.04013831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832" calcext:value-type="float">
            <text:p>0.040138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833" calcext:value-type="float">
            <text:p>0.0401383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834" calcext:value-type="float">
            <text:p>0.0401383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835" calcext:value-type="float">
            <text:p>0.0401383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836" calcext:value-type="float">
            <text:p>0.0401383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837" calcext:value-type="float">
            <text:p>0.04013837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838" calcext:value-type="float">
            <text:p>0.0401383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839" calcext:value-type="float">
            <text:p>0.0401383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84" calcext:value-type="float">
            <text:p>0.0401384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3841" calcext:value-type="float">
            <text:p>0.04013841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842" calcext:value-type="float">
            <text:p>0.0401384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843" calcext:value-type="float">
            <text:p>0.04013843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844" calcext:value-type="float">
            <text:p>0.04013844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3845" calcext:value-type="float">
            <text:p>0.0401384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846" calcext:value-type="float">
            <text:p>0.0401384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847" calcext:value-type="float">
            <text:p>0.04013847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0.04013848" calcext:value-type="float">
            <text:p>0.04013848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849" calcext:value-type="float">
            <text:p>0.0401384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85" calcext:value-type="float">
            <text:p>0.0401385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0.04013851" calcext:value-type="float">
            <text:p>0.04013851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3852" calcext:value-type="float">
            <text:p>0.04013852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853" calcext:value-type="float">
            <text:p>0.04013853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0.04013854" calcext:value-type="float">
            <text:p>0.04013854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3855" calcext:value-type="float">
            <text:p>0.04013855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3856" calcext:value-type="float">
            <text:p>0.04013856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3857" calcext:value-type="float">
            <text:p>0.0401385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3858" calcext:value-type="float">
            <text:p>0.0401385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859" calcext:value-type="float">
            <text:p>0.0401385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86" calcext:value-type="float">
            <text:p>0.040138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861" calcext:value-type="float">
            <text:p>0.04013861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3862" calcext:value-type="float">
            <text:p>0.0401386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863" calcext:value-type="float">
            <text:p>0.0401386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864" calcext:value-type="float">
            <text:p>0.0401386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865" calcext:value-type="float">
            <text:p>0.0401386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866" calcext:value-type="float">
            <text:p>0.0401386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867" calcext:value-type="float">
            <text:p>0.04013867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0.04013868" calcext:value-type="float">
            <text:p>0.0401386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869" calcext:value-type="float">
            <text:p>0.0401386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87" calcext:value-type="float">
            <text:p>0.0401387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871" calcext:value-type="float">
            <text:p>0.0401387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872" calcext:value-type="float">
            <text:p>0.04013872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3873" calcext:value-type="float">
            <text:p>0.04013873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3874" calcext:value-type="float">
            <text:p>0.04013874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3875" calcext:value-type="float">
            <text:p>0.0401387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876" calcext:value-type="float">
            <text:p>0.0401387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4013877" calcext:value-type="float">
            <text:p>0.04013877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0.04013878" calcext:value-type="float">
            <text:p>0.0401387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3879" calcext:value-type="float">
            <text:p>0.0401387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388" calcext:value-type="float">
            <text:p>0.04013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881" calcext:value-type="float">
            <text:p>0.040138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882" calcext:value-type="float">
            <text:p>0.040138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883" calcext:value-type="float">
            <text:p>0.0401388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3884" calcext:value-type="float">
            <text:p>0.0401388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885" calcext:value-type="float">
            <text:p>0.0401388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886" calcext:value-type="float">
            <text:p>0.04013886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3887" calcext:value-type="float">
            <text:p>0.0401388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888" calcext:value-type="float">
            <text:p>0.0401388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889" calcext:value-type="float">
            <text:p>0.0401388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89" calcext:value-type="float">
            <text:p>0.040138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891" calcext:value-type="float">
            <text:p>0.04013891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3892" calcext:value-type="float">
            <text:p>0.0401389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893" calcext:value-type="float">
            <text:p>0.0401389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894" calcext:value-type="float">
            <text:p>0.04013894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3895" calcext:value-type="float">
            <text:p>0.04013895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896" calcext:value-type="float">
            <text:p>0.0401389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897" calcext:value-type="float">
            <text:p>0.04013897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898" calcext:value-type="float">
            <text:p>0.04013898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899" calcext:value-type="float">
            <text:p>0.04013899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0.040139" calcext:value-type="float">
            <text:p>0.04013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901" calcext:value-type="float">
            <text:p>0.04013901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3902" calcext:value-type="float">
            <text:p>0.04013902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3903" calcext:value-type="float">
            <text:p>0.04013903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904" calcext:value-type="float">
            <text:p>0.04013904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3905" calcext:value-type="float">
            <text:p>0.04013905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3906" calcext:value-type="float">
            <text:p>0.0401390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907" calcext:value-type="float">
            <text:p>0.0401390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908" calcext:value-type="float">
            <text:p>0.0401390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909" calcext:value-type="float">
            <text:p>0.0401390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91" calcext:value-type="float">
            <text:p>0.0401391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3911" calcext:value-type="float">
            <text:p>0.0401391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3912" calcext:value-type="float">
            <text:p>0.0401391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913" calcext:value-type="float">
            <text:p>0.04013913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3914" calcext:value-type="float">
            <text:p>0.0401391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915" calcext:value-type="float">
            <text:p>0.0401391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916" calcext:value-type="float">
            <text:p>0.04013916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float" office:value="0.04013917" calcext:value-type="float">
            <text:p>0.0401391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918" calcext:value-type="float">
            <text:p>0.0401391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919" calcext:value-type="float">
            <text:p>0.0401391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92" calcext:value-type="float">
            <text:p>0.0401392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921" calcext:value-type="float">
            <text:p>0.04013921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922" calcext:value-type="float">
            <text:p>0.04013922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923" calcext:value-type="float">
            <text:p>0.0401392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924" calcext:value-type="float">
            <text:p>0.04013924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925" calcext:value-type="float">
            <text:p>0.0401392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926" calcext:value-type="float">
            <text:p>0.0401392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927" calcext:value-type="float">
            <text:p>0.0401392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928" calcext:value-type="float">
            <text:p>0.0401392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929" calcext:value-type="float">
            <text:p>0.0401392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93" calcext:value-type="float">
            <text:p>0.040139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931" calcext:value-type="float">
            <text:p>0.0401393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32" calcext:value-type="float">
            <text:p>0.0401393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933" calcext:value-type="float">
            <text:p>0.0401393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934" calcext:value-type="float">
            <text:p>0.0401393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935" calcext:value-type="float">
            <text:p>0.0401393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936" calcext:value-type="float">
            <text:p>0.0401393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937" calcext:value-type="float">
            <text:p>0.04013937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938" calcext:value-type="float">
            <text:p>0.04013938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939" calcext:value-type="float">
            <text:p>0.04013939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94" calcext:value-type="float">
            <text:p>0.0401394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3941" calcext:value-type="float">
            <text:p>0.0401394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942" calcext:value-type="float">
            <text:p>0.0401394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943" calcext:value-type="float">
            <text:p>0.0401394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944" calcext:value-type="float">
            <text:p>0.04013944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945" calcext:value-type="float">
            <text:p>0.04013945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946" calcext:value-type="float">
            <text:p>0.0401394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947" calcext:value-type="float">
            <text:p>0.04013947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3948" calcext:value-type="float">
            <text:p>0.0401394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949" calcext:value-type="float">
            <text:p>0.0401394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95" calcext:value-type="float">
            <text:p>0.0401395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3951" calcext:value-type="float">
            <text:p>0.04013951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3952" calcext:value-type="float">
            <text:p>0.0401395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953" calcext:value-type="float">
            <text:p>0.0401395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954" calcext:value-type="float">
            <text:p>0.04013954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955" calcext:value-type="float">
            <text:p>0.04013955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956" calcext:value-type="float">
            <text:p>0.0401395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57" calcext:value-type="float">
            <text:p>0.04013957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958" calcext:value-type="float">
            <text:p>0.0401395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959" calcext:value-type="float">
            <text:p>0.04013959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396" calcext:value-type="float">
            <text:p>0.040139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61" calcext:value-type="float">
            <text:p>0.0401396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962" calcext:value-type="float">
            <text:p>0.04013962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963" calcext:value-type="float">
            <text:p>0.0401396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964" calcext:value-type="float">
            <text:p>0.0401396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965" calcext:value-type="float">
            <text:p>0.04013965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3966" calcext:value-type="float">
            <text:p>0.0401396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967" calcext:value-type="float">
            <text:p>0.04013967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3968" calcext:value-type="float">
            <text:p>0.04013968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969" calcext:value-type="float">
            <text:p>0.04013969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97" calcext:value-type="float">
            <text:p>0.040139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971" calcext:value-type="float">
            <text:p>0.04013971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0.04013972" calcext:value-type="float">
            <text:p>0.0401397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3973" calcext:value-type="float">
            <text:p>0.0401397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974" calcext:value-type="float">
            <text:p>0.04013974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975" calcext:value-type="float">
            <text:p>0.04013975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976" calcext:value-type="float">
            <text:p>0.04013976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3977" calcext:value-type="float">
            <text:p>0.0401397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3978" calcext:value-type="float">
            <text:p>0.0401397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3979" calcext:value-type="float">
            <text:p>0.04013979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398" calcext:value-type="float">
            <text:p>0.04013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981" calcext:value-type="float">
            <text:p>0.040139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982" calcext:value-type="float">
            <text:p>0.040139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983" calcext:value-type="float">
            <text:p>0.0401398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984" calcext:value-type="float">
            <text:p>0.0401398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985" calcext:value-type="float">
            <text:p>0.0401398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986" calcext:value-type="float">
            <text:p>0.04013986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3987" calcext:value-type="float">
            <text:p>0.04013987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0.04013988" calcext:value-type="float">
            <text:p>0.0401398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989" calcext:value-type="float">
            <text:p>0.0401398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99" calcext:value-type="float">
            <text:p>0.040139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991" calcext:value-type="float">
            <text:p>0.04013991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3992" calcext:value-type="float">
            <text:p>0.04013992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3993" calcext:value-type="float">
            <text:p>0.0401399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994" calcext:value-type="float">
            <text:p>0.0401399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3995" calcext:value-type="float">
            <text:p>0.0401399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996" calcext:value-type="float">
            <text:p>0.04013996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3997" calcext:value-type="float">
            <text:p>0.04013997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0.04013998" calcext:value-type="float">
            <text:p>0.04013998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999" calcext:value-type="float">
            <text:p>0.04013999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0.04014" calcext:value-type="float">
            <text:p>0.04014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4001" calcext:value-type="float">
            <text:p>0.0401400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002" calcext:value-type="float">
            <text:p>0.0401400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4003" calcext:value-type="float">
            <text:p>0.04014003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4004" calcext:value-type="float">
            <text:p>0.0401400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005" calcext:value-type="float">
            <text:p>0.04014005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4006" calcext:value-type="float">
            <text:p>0.04014006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0.04014007" calcext:value-type="float">
            <text:p>0.0401400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4008" calcext:value-type="float">
            <text:p>0.04014008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009" calcext:value-type="float">
            <text:p>0.0401400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01" calcext:value-type="float">
            <text:p>0.0401401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4011" calcext:value-type="float">
            <text:p>0.04014011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4012" calcext:value-type="float">
            <text:p>0.0401401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013" calcext:value-type="float">
            <text:p>0.04014013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4014" calcext:value-type="float">
            <text:p>0.0401401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015" calcext:value-type="float">
            <text:p>0.0401401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016" calcext:value-type="float">
            <text:p>0.0401401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017" calcext:value-type="float">
            <text:p>0.0401401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018" calcext:value-type="float">
            <text:p>0.04014018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4019" calcext:value-type="float">
            <text:p>0.0401401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02" calcext:value-type="float">
            <text:p>0.040140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021" calcext:value-type="float">
            <text:p>0.04014021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4022" calcext:value-type="float">
            <text:p>0.0401402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023" calcext:value-type="float">
            <text:p>0.04014023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4024" calcext:value-type="float">
            <text:p>0.0401402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4025" calcext:value-type="float">
            <text:p>0.04014025</text:p>
          </table:table-cell>
          <table:table-cell office:value-type="float" office:value="4072" calcext:value-type="float">
            <text:p>4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0:08:46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9T01:43:43.135000000</dc:date>
    <meta:editing-duration>PT6H26M39S</meta:editing-duration>
    <meta:editing-cycles>5</meta:editing-cycles>
    <meta:generator>LibreOffice/6.3.2.2$Windows_X86_64 LibreOffice_project/98b30e735bda24bc04ab42594c85f7fd8be07b9c</meta:generator>
    <meta:document-statistic meta:table-count="1" meta:cell-count="81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392cm" svg:height="18.846cm" xlink:href=".." xlink:type="simple" chart:class="chart:line" chart:style-name="ch1">
        <chart:legend chart:legend-position="end" svg:x="88.307cm" svg:y="9.124cm" style:legend-expansion="high" chart:style-name="ch2"/>
        <chart:plot-area chart:style-name="ch3" table:cell-range-address="'1.5MHz carrier wave 2'.A8:'1.5MHz carrier wave 2'.B500" chart:data-source-has-labels="both" svg:x="1.807cm" svg:y="0.376cm" svg:width="84.693cm" svg:height="18.094cm">
          <chartooo:coordinate-region svg:x="3.203cm" svg:y="0.376cm" svg:width="83.297cm" svg:height="16.111cm"/>
          <chart:axis chart:dimension="x" chart:name="primary-x" chart:style-name="ch4" chartooo:axis-type="auto">
            <chartooo:date-scale/>
            <chart:categories table:cell-range-address="'1.5MHz carrier wave 2'.A9:'1.5MHz carrier wave 2'.A5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.5MHz carrier wave 2'.B9:'1.5MHz carrier wave 2'.B500" chart:label-cell-address="'1.5MHz carrier wave 2'.B8:'1.5MHz carrier wave 2'.B8" chart:class="chart:line">
            <chart:data-point chart:repeated="4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16</text:p>
                <draw:g>
                  <svg:desc>'1.5MHz carrier wave 2'.B8:'1.5MHz carrier wave 2'.B8</svg:desc>
                </draw:g>
              </table:table-cell>
            </table:table-row>
          </table:table-header-rows>
          <table:table-rows>
            <table:table-row>
              <table:table-cell office:value-type="float" office:value="0.04009936">
                <text:p>0.04009936</text:p>
                <draw:g>
                  <svg:desc>'1.5MHz carrier wave 2'.A9:'1.5MHz carrier wave 2'.A500</svg:desc>
                </draw:g>
              </table:table-cell>
              <table:table-cell office:value-type="float" office:value="4015">
                <text:p>4015</text:p>
                <draw:g>
                  <svg:desc>'1.5MHz carrier wave 2'.B9:'1.5MHz carrier wave 2'.B500</svg:desc>
                </draw:g>
              </table:table-cell>
            </table:table-row>
            <table:table-row>
              <table:table-cell office:value-type="float" office:value="0.04009937">
                <text:p>0.0400993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0.04009938">
                <text:p>0.0400993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09939">
                <text:p>0.04009939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0.0400994">
                <text:p>0.040099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0.04009941">
                <text:p>0.04009941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float" office:value="0.04009942">
                <text:p>0.0400994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0.04009943">
                <text:p>0.040099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0.04009944">
                <text:p>0.040099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09945">
                <text:p>0.04009945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0.04009946">
                <text:p>0.040099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09947">
                <text:p>0.04009947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09948">
                <text:p>0.0400994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09949">
                <text:p>0.040099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0995">
                <text:p>0.040099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09951">
                <text:p>0.040099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04009952">
                <text:p>0.04009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09953">
                <text:p>0.04009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09954">
                <text:p>0.04009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09955">
                <text:p>0.040099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09956">
                <text:p>0.040099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0.04009957">
                <text:p>0.0400995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0.04009958">
                <text:p>0.0400995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0.04009959">
                <text:p>0.040099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0400996">
                <text:p>0.0400996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0.04009961">
                <text:p>0.0400996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09962">
                <text:p>0.0400996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0.04009963">
                <text:p>0.0400996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0.04009964">
                <text:p>0.0400996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09965">
                <text:p>0.0400996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0.04009966">
                <text:p>0.0400996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09967">
                <text:p>0.0400996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0.04009968">
                <text:p>0.0400996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09969">
                <text:p>0.0400996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0.0400997">
                <text:p>0.040099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09971">
                <text:p>0.0400997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0.04009972">
                <text:p>0.0400997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0.04009973">
                <text:p>0.0400997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04009974">
                <text:p>0.04009974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0.04009975">
                <text:p>0.0400997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0.04009976">
                <text:p>0.04009976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09977">
                <text:p>0.04009977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09978">
                <text:p>0.040099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09979">
                <text:p>0.0400997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0998">
                <text:p>0.0400998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09981">
                <text:p>0.0400998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0.04009982">
                <text:p>0.04009982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0.04009983">
                <text:p>0.0400998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0.04009984">
                <text:p>0.0400998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0.04009985">
                <text:p>0.04009985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09986">
                <text:p>0.04009986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09987">
                <text:p>0.0400998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09988">
                <text:p>0.0400998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0.04009989">
                <text:p>0.04009989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0999">
                <text:p>0.0400999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09991">
                <text:p>0.04009991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09992">
                <text:p>0.04009992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09993">
                <text:p>0.04009993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09994">
                <text:p>0.04009994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09995">
                <text:p>0.0400999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09996">
                <text:p>0.0400999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09997">
                <text:p>0.04009997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09998">
                <text:p>0.0400999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09999">
                <text:p>0.0400999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0.0401">
                <text:p>0.0401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001">
                <text:p>0.04010001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0002">
                <text:p>0.040100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003">
                <text:p>0.04010003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004">
                <text:p>0.04010004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005">
                <text:p>0.040100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006">
                <text:p>0.04010006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007">
                <text:p>0.04010007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0.04010008">
                <text:p>0.04010008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009">
                <text:p>0.04010009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001">
                <text:p>0.0401001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011">
                <text:p>0.04010011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0012">
                <text:p>0.04010012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013">
                <text:p>0.04010013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0.04010014">
                <text:p>0.0401001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015">
                <text:p>0.04010015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016">
                <text:p>0.0401001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017">
                <text:p>0.04010017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018">
                <text:p>0.04010018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019">
                <text:p>0.04010019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0.0401002">
                <text:p>0.0401002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0021">
                <text:p>0.0401002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022">
                <text:p>0.0401002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0023">
                <text:p>0.0401002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0.04010024">
                <text:p>0.04010024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0.04010025">
                <text:p>0.04010025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0.04010026">
                <text:p>0.04010026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float" office:value="0.04010027">
                <text:p>0.0401002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0028">
                <text:p>0.040100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0029">
                <text:p>0.0401002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0.0401003">
                <text:p>0.040100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0031">
                <text:p>0.04010031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0032">
                <text:p>0.0401003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0.04010033">
                <text:p>0.04010033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0.04010034">
                <text:p>0.0401003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0035">
                <text:p>0.0401003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0.04010036">
                <text:p>0.0401003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037">
                <text:p>0.0401003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0.04010038">
                <text:p>0.0401003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0.04010039">
                <text:p>0.0401003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004">
                <text:p>0.0401004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float" office:value="0.04010041">
                <text:p>0.0401004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042">
                <text:p>0.04010042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0043">
                <text:p>0.0401004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0.04010044">
                <text:p>0.0401004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0045">
                <text:p>0.040100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04010046">
                <text:p>0.0401004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0.04010047">
                <text:p>0.040100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048">
                <text:p>0.04010048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049">
                <text:p>0.0401004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0.0401005">
                <text:p>0.04010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051">
                <text:p>0.0401005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0.04010052">
                <text:p>0.04010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0053">
                <text:p>0.040100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04010054">
                <text:p>0.04010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0055">
                <text:p>0.040100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0056">
                <text:p>0.040100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4010057">
                <text:p>0.040100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0.04010058">
                <text:p>0.040100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0059">
                <text:p>0.0401005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06">
                <text:p>0.040100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061">
                <text:p>0.0401006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0062">
                <text:p>0.0401006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0063">
                <text:p>0.0401006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0064">
                <text:p>0.0401006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0.04010065">
                <text:p>0.0401006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066">
                <text:p>0.04010066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0067">
                <text:p>0.0401006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0.04010068">
                <text:p>0.0401006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0.04010069">
                <text:p>0.0401006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0.0401007">
                <text:p>0.040100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0071">
                <text:p>0.0401007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0072">
                <text:p>0.04010072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0.04010073">
                <text:p>0.0401007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0.04010074">
                <text:p>0.0401007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04010075">
                <text:p>0.0401007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0.04010076">
                <text:p>0.04010076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0.04010077">
                <text:p>0.04010077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0078">
                <text:p>0.0401007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079">
                <text:p>0.0401007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008">
                <text:p>0.0401008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0081">
                <text:p>0.0401008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0.04010082">
                <text:p>0.04010082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0.04010083">
                <text:p>0.04010083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float" office:value="0.04010084">
                <text:p>0.0401008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085">
                <text:p>0.04010085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0086">
                <text:p>0.04010086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float" office:value="0.04010087">
                <text:p>0.0401008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0088">
                <text:p>0.0401008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0.04010089">
                <text:p>0.04010089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0.0401009">
                <text:p>0.0401009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0091">
                <text:p>0.04010091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092">
                <text:p>0.04010092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0.04010093">
                <text:p>0.04010093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float" office:value="0.04010094">
                <text:p>0.04010094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float" office:value="0.04010095">
                <text:p>0.04010095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0096">
                <text:p>0.04010096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0097">
                <text:p>0.0401009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098">
                <text:p>0.04010098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0099">
                <text:p>0.04010099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0.040101">
                <text:p>0.040101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101">
                <text:p>0.04010101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102">
                <text:p>0.0401010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0.04010103">
                <text:p>0.04010103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104">
                <text:p>0.0401010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0.04010105">
                <text:p>0.04010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106">
                <text:p>0.04010106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107">
                <text:p>0.04010107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108">
                <text:p>0.04010108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109">
                <text:p>0.0401010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11">
                <text:p>0.0401011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0.04010111">
                <text:p>0.04010111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0112">
                <text:p>0.04010112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0113">
                <text:p>0.0401011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float" office:value="0.04010114">
                <text:p>0.04010114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0115">
                <text:p>0.0401011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116">
                <text:p>0.04010116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float" office:value="0.04010117">
                <text:p>0.04010117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0.04010118">
                <text:p>0.04010118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119">
                <text:p>0.04010119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012">
                <text:p>0.0401012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0.04010121">
                <text:p>0.04010121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0.04010122">
                <text:p>0.04010122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123">
                <text:p>0.04010123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0.04010124">
                <text:p>0.04010124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0125">
                <text:p>0.04010125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0.04010126">
                <text:p>0.04010126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0.04010127">
                <text:p>0.04010127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0.04010128">
                <text:p>0.04010128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0.04010129">
                <text:p>0.04010129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0.0401013">
                <text:p>0.040101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0.04010131">
                <text:p>0.04010131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0132">
                <text:p>0.040101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133">
                <text:p>0.0401013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0134">
                <text:p>0.0401013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0.04010135">
                <text:p>0.0401013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0136">
                <text:p>0.04010136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0137">
                <text:p>0.0401013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138">
                <text:p>0.0401013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0139">
                <text:p>0.0401013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014">
                <text:p>0.040101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0.04010141">
                <text:p>0.0401014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0142">
                <text:p>0.0401014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143">
                <text:p>0.04010143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0.04010144">
                <text:p>0.0401014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4010145">
                <text:p>0.040101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04010146">
                <text:p>0.0401014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04010147">
                <text:p>0.0401014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0.04010148">
                <text:p>0.0401014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149">
                <text:p>0.040101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15">
                <text:p>0.0401015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0.04010151">
                <text:p>0.040101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4010152">
                <text:p>0.04010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04010153">
                <text:p>0.04010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0154">
                <text:p>0.04010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0155">
                <text:p>0.04010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0156">
                <text:p>0.04010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04010157">
                <text:p>0.040101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0158">
                <text:p>0.040101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0159">
                <text:p>0.0401015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401016">
                <text:p>0.040101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161">
                <text:p>0.0401016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162">
                <text:p>0.0401016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0163">
                <text:p>0.0401016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0164">
                <text:p>0.0401016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0.04010165">
                <text:p>0.0401016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0166">
                <text:p>0.0401016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167">
                <text:p>0.0401016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0.04010168">
                <text:p>0.0401016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0.04010169">
                <text:p>0.0401016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0.0401017">
                <text:p>0.0401017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0.04010171">
                <text:p>0.0401017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0172">
                <text:p>0.0401017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float" office:value="0.04010173">
                <text:p>0.04010173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174">
                <text:p>0.04010174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0.04010175">
                <text:p>0.0401017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0.04010176">
                <text:p>0.0401017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0177">
                <text:p>0.0401017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0.04010178">
                <text:p>0.04010178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0.04010179">
                <text:p>0.0401017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18">
                <text:p>0.040101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0.04010181">
                <text:p>0.04010181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0182">
                <text:p>0.04010182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0.04010183">
                <text:p>0.04010183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0.04010184">
                <text:p>0.04010184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float" office:value="0.04010185">
                <text:p>0.04010185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186">
                <text:p>0.04010186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0.04010187">
                <text:p>0.0401018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0188">
                <text:p>0.04010188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0189">
                <text:p>0.04010189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0.0401019">
                <text:p>0.0401019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0.04010191">
                <text:p>0.04010191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192">
                <text:p>0.0401019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193">
                <text:p>0.04010193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0194">
                <text:p>0.04010194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float" office:value="0.04010195">
                <text:p>0.0401019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0196">
                <text:p>0.04010196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0197">
                <text:p>0.0401019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0.04010198">
                <text:p>0.04010198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199">
                <text:p>0.0401019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102">
                <text:p>0.04010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0201">
                <text:p>0.04010201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202">
                <text:p>0.04010202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203">
                <text:p>0.04010203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204">
                <text:p>0.04010204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205">
                <text:p>0.04010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206">
                <text:p>0.04010206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207">
                <text:p>0.04010207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208">
                <text:p>0.04010208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209">
                <text:p>0.04010209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021">
                <text:p>0.0401021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0.04010211">
                <text:p>0.04010211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0212">
                <text:p>0.04010212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0213">
                <text:p>0.04010213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0.04010214">
                <text:p>0.04010214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0215">
                <text:p>0.04010215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0216">
                <text:p>0.04010216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217">
                <text:p>0.04010217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0.04010218">
                <text:p>0.04010218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0.04010219">
                <text:p>0.0401021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22">
                <text:p>0.0401022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float" office:value="0.04010221">
                <text:p>0.0401022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222">
                <text:p>0.0401022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223">
                <text:p>0.04010223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float" office:value="0.04010224">
                <text:p>0.04010224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0.04010225">
                <text:p>0.04010225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0226">
                <text:p>0.04010226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float" office:value="0.04010227">
                <text:p>0.04010227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0228">
                <text:p>0.04010228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0229">
                <text:p>0.0401022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23">
                <text:p>0.040102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0231">
                <text:p>0.0401023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0.04010232">
                <text:p>0.04010232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0.04010233">
                <text:p>0.04010233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234">
                <text:p>0.0401023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0235">
                <text:p>0.0401023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0236">
                <text:p>0.0401023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0237">
                <text:p>0.04010237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238">
                <text:p>0.0401023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0.04010239">
                <text:p>0.0401023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024">
                <text:p>0.040102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0.04010241">
                <text:p>0.0401024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0242">
                <text:p>0.0401024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0243">
                <text:p>0.040102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244">
                <text:p>0.0401024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0.04010245">
                <text:p>0.0401024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0.04010246">
                <text:p>0.04010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0247">
                <text:p>0.04010247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0.04010248">
                <text:p>0.040102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04010249">
                <text:p>0.04010249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025">
                <text:p>0.04010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04010251">
                <text:p>0.040102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04010252">
                <text:p>0.04010252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0.04010253">
                <text:p>0.04010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0254">
                <text:p>0.040102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0.04010255">
                <text:p>0.04010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0256">
                <text:p>0.040102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257">
                <text:p>0.040102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0258">
                <text:p>0.040102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0259">
                <text:p>0.040102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0.0401026">
                <text:p>0.040102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0.04010261">
                <text:p>0.0401026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262">
                <text:p>0.0401026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263">
                <text:p>0.040102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0264">
                <text:p>0.0401026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0.04010265">
                <text:p>0.0401026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0.04010266">
                <text:p>0.0401026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0267">
                <text:p>0.040102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0.04010268">
                <text:p>0.0401026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0269">
                <text:p>0.04010269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0.0401027">
                <text:p>0.040102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0.04010271">
                <text:p>0.04010271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0.04010272">
                <text:p>0.0401027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0.04010273">
                <text:p>0.04010273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0.04010274">
                <text:p>0.0401027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275">
                <text:p>0.040102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276">
                <text:p>0.04010276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0.04010277">
                <text:p>0.04010277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0278">
                <text:p>0.0401027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0.04010279">
                <text:p>0.04010279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0.0401028">
                <text:p>0.04010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281">
                <text:p>0.04010281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0282">
                <text:p>0.04010282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0283">
                <text:p>0.04010283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0.04010284">
                <text:p>0.04010284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0.04010285">
                <text:p>0.04010285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0.04010286">
                <text:p>0.04010286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0.04010287">
                <text:p>0.04010287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0288">
                <text:p>0.04010288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0289">
                <text:p>0.04010289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029">
                <text:p>0.040102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0291">
                <text:p>0.0401029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float" office:value="0.04010292">
                <text:p>0.0401029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0293">
                <text:p>0.04010293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294">
                <text:p>0.04010294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0.04010295">
                <text:p>0.04010295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0296">
                <text:p>0.04010296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0.04010297">
                <text:p>0.040102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298">
                <text:p>0.04010298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0299">
                <text:p>0.04010299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3">
                <text:p>0.04010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0301">
                <text:p>0.04010301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float" office:value="0.04010302">
                <text:p>0.04010302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303">
                <text:p>0.0401030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0304">
                <text:p>0.04010304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305">
                <text:p>0.04010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306">
                <text:p>0.0401030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307">
                <text:p>0.04010307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308">
                <text:p>0.0401030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309">
                <text:p>0.04010309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31">
                <text:p>0.04010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311">
                <text:p>0.04010311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0312">
                <text:p>0.04010312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0313">
                <text:p>0.04010313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0.04010314">
                <text:p>0.04010314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0.04010315">
                <text:p>0.0401031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0316">
                <text:p>0.04010316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317">
                <text:p>0.04010317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318">
                <text:p>0.0401031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319">
                <text:p>0.0401031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32">
                <text:p>0.040103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0.04010321">
                <text:p>0.04010321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0.04010322">
                <text:p>0.04010322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0323">
                <text:p>0.0401032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324">
                <text:p>0.04010324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float" office:value="0.04010325">
                <text:p>0.0401032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0.04010326">
                <text:p>0.0401032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0327">
                <text:p>0.04010327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0.04010328">
                <text:p>0.04010328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0329">
                <text:p>0.04010329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float" office:value="0.0401033">
                <text:p>0.04010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0331">
                <text:p>0.04010331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0.04010332">
                <text:p>0.04010332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0.04010333">
                <text:p>0.0401033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0.04010334">
                <text:p>0.0401033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0.04010335">
                <text:p>0.0401033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0.04010336">
                <text:p>0.0401033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0337">
                <text:p>0.0401033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0.04010338">
                <text:p>0.0401033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339">
                <text:p>0.0401033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1034">
                <text:p>0.04010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0.04010341">
                <text:p>0.0401034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10342">
                <text:p>0.04010342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0.04010343">
                <text:p>0.040103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344">
                <text:p>0.0401034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0345">
                <text:p>0.0401034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0.04010346">
                <text:p>0.0401034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0.04010347">
                <text:p>0.040103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0348">
                <text:p>0.04010348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float" office:value="0.04010349">
                <text:p>0.04010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35">
                <text:p>0.040103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0351">
                <text:p>0.040103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0.04010352">
                <text:p>0.040103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353">
                <text:p>0.04010353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10354">
                <text:p>0.040103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04010355">
                <text:p>0.040103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356">
                <text:p>0.04010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04010357">
                <text:p>0.040103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0358">
                <text:p>0.040103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0359">
                <text:p>0.040103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36">
                <text:p>0.04010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0.04010361">
                <text:p>0.0401036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0.04010362">
                <text:p>0.040103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363">
                <text:p>0.04010363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0.04010364">
                <text:p>0.0401036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0.04010365">
                <text:p>0.040103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0.04010366">
                <text:p>0.0401036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0.04010367">
                <text:p>0.0401036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368">
                <text:p>0.0401036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0.04010369">
                <text:p>0.0401036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037">
                <text:p>0.04010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0.04010371">
                <text:p>0.0401037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0372">
                <text:p>0.0401037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0.04010373">
                <text:p>0.0401037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0374">
                <text:p>0.04010374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0375">
                <text:p>0.04010375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0.04010376">
                <text:p>0.0401037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04010377">
                <text:p>0.0401037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0.04010378">
                <text:p>0.04010378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0.04010379">
                <text:p>0.0401037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038">
                <text:p>0.040103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0381">
                <text:p>0.04010381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382">
                <text:p>0.04010382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0383">
                <text:p>0.04010383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0.04010384">
                <text:p>0.04010384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0.04010385">
                <text:p>0.0401038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0386">
                <text:p>0.04010386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387">
                <text:p>0.04010387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0.04010388">
                <text:p>0.0401038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0389">
                <text:p>0.04010389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0.0401039">
                <text:p>0.0401039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0391">
                <text:p>0.04010391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10392">
                <text:p>0.0401039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0393">
                <text:p>0.04010393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0394">
                <text:p>0.04010394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395">
                <text:p>0.0401039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396">
                <text:p>0.0401039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0397">
                <text:p>0.04010397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0398">
                <text:p>0.04010398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0399">
                <text:p>0.04010399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04">
                <text:p>0.040104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0401">
                <text:p>0.0401040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0402">
                <text:p>0.04010402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403">
                <text:p>0.04010403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404">
                <text:p>0.0401040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0405">
                <text:p>0.04010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406">
                <text:p>0.0401040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407">
                <text:p>0.0401040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408">
                <text:p>0.04010408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409">
                <text:p>0.04010409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41">
                <text:p>0.0401041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0.04010411">
                <text:p>0.04010411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412">
                <text:p>0.04010412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0413">
                <text:p>0.04010413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414">
                <text:p>0.04010414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0415">
                <text:p>0.0401041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416">
                <text:p>0.04010416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float" office:value="0.04010417">
                <text:p>0.04010417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418">
                <text:p>0.04010418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0.04010419">
                <text:p>0.04010419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42">
                <text:p>0.0401042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421">
                <text:p>0.04010421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float" office:value="0.04010422">
                <text:p>0.04010422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10423">
                <text:p>0.0401042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0424">
                <text:p>0.040104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425">
                <text:p>0.04010425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0426">
                <text:p>0.04010426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float" office:value="0.04010427">
                <text:p>0.04010427</text:p>
              </table:table-cell>
              <table:table-cell office:value-type="float" office:value="2495">
                <text:p>2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